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2" style:family="table-column">
      <style:table-column-properties fo:break-before="auto" style:column-width="3.082cm"/>
    </style:style>
    <style:style style:name="co33" style:family="table-column">
      <style:table-column-properties fo:break-before="auto" style:column-width="1.939cm"/>
    </style:style>
    <style:style style:name="co34" style:family="table-column">
      <style:table-column-properties fo:break-before="auto" style:column-width="1.242cm"/>
    </style:style>
    <style:style style:name="co35" style:family="table-column">
      <style:table-column-properties fo:break-before="auto" style:column-width="1.342cm"/>
    </style:style>
    <style:style style:name="co36" style:family="table-column">
      <style:table-column-properties fo:break-before="auto" style:column-width="0.771cm"/>
    </style:style>
    <style:style style:name="co19" style:family="table-column">
      <style:table-column-properties fo:break-before="auto" style:column-width="1.168cm"/>
    </style:style>
    <style:style style:name="co37" style:family="table-column">
      <style:table-column-properties fo:break-before="auto" style:column-width="1.441cm"/>
    </style:style>
    <style:style style:name="co22" style:family="table-column">
      <style:table-column-properties fo:break-before="auto" style:column-width="1.49cm"/>
    </style:style>
    <style:style style:name="co38" style:family="table-column">
      <style:table-column-properties fo:break-before="auto" style:column-width="1.466cm"/>
    </style:style>
    <style:style style:name="co17" style:family="table-column">
      <style:table-column-properties fo:break-before="auto" style:column-width="1.416cm"/>
    </style:style>
    <style:style style:name="co39" style:family="table-column">
      <style:table-column-properties fo:break-before="auto" style:column-width="1.293cm"/>
    </style:style>
    <style:style style:name="co31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505cm"/>
    </style:style>
    <style:style style:name="co41" style:family="table-column">
      <style:table-column-properties fo:break-before="auto" style:column-width="3.355cm"/>
    </style:style>
    <style:style style:name="co42" style:family="table-column">
      <style:table-column-properties fo:break-before="auto" style:column-width="1.392cm"/>
    </style:style>
    <style:style style:name="co4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1.044cm"/>
    </style:style>
    <style:style style:name="co16" style:family="table-column">
      <style:table-column-properties fo:break-before="auto" style:column-width="1.665cm"/>
    </style:style>
    <style:style style:name="co21" style:family="table-column">
      <style:table-column-properties fo:break-before="auto" style:column-width="5.17cm"/>
    </style:style>
    <style:style style:name="co23" style:family="table-column">
      <style:table-column-properties fo:break-before="auto" style:column-width="2.062cm"/>
    </style:style>
    <style:style style:name="co24" style:family="table-column">
      <style:table-column-properties fo:break-before="auto" style:column-width="0.796cm"/>
    </style:style>
    <style:style style:name="co25" style:family="table-column">
      <style:table-column-properties fo:break-before="auto" style:column-width="0.547cm"/>
    </style:style>
    <style:style style:name="co26" style:family="table-column">
      <style:table-column-properties fo:break-before="auto" style:column-width="1.217cm"/>
    </style:style>
    <style:style style:name="co27" style:family="table-column">
      <style:table-column-properties fo:break-before="auto" style:column-width="0.67cm"/>
    </style:style>
    <style:style style:name="co28" style:family="table-column">
      <style:table-column-properties fo:break-before="auto" style:column-width="0.744cm"/>
    </style:style>
    <style:style style:name="co29" style:family="table-column">
      <style:table-column-properties fo:break-before="auto" style:column-width="0.635cm"/>
    </style:style>
    <style:style style:name="co30" style:family="table-column">
      <style:table-column-properties fo:break-before="auto" style:column-width="0.718cm"/>
    </style:style>
    <style:style style:name="co44" style:family="table-column">
      <style:table-column-properties fo:break-before="auto" style:column-width="0.58cm"/>
    </style:style>
    <style:style style:name="co45" style:family="table-column">
      <style:table-column-properties fo:break-before="auto" style:column-width="0.908cm"/>
    </style:style>
    <style:style style:name="co46" style:family="table-column">
      <style:table-column-properties fo:break-before="auto" style:column-width="0.82cm"/>
    </style:style>
    <style:style style:name="co47" style:family="table-column">
      <style:table-column-properties fo:break-before="auto" style:column-width="0.836cm"/>
    </style:style>
    <style:style style:name="co48" style:family="table-column">
      <style:table-column-properties fo:break-before="auto" style:column-width="1.365cm"/>
    </style:style>
    <style:style style:name="co49" style:family="table-column">
      <style:table-column-properties fo:break-before="auto" style:column-width="1.367cm"/>
    </style:style>
    <style:style style:name="co50" style:family="table-column">
      <style:table-column-properties fo:break-before="auto" style:column-width="0.646cm"/>
    </style:style>
    <style:style style:name="co51" style:family="table-column">
      <style:table-column-properties fo:break-before="auto" style:column-width="1.319cm"/>
    </style:style>
    <style:style style:name="co52" style:family="table-column">
      <style:table-column-properties fo:break-before="auto" style:column-width="0.882cm"/>
    </style:style>
    <style:style style:name="co53" style:family="table-column">
      <style:table-column-properties fo:break-before="auto" style:column-width="0.963cm"/>
    </style:style>
    <style:style style:name="co54" style:family="table-column">
      <style:table-column-properties fo:break-before="auto" style:column-width="0.993cm"/>
    </style:style>
    <style:style style:name="co55" style:family="table-column">
      <style:table-column-properties fo:break-before="auto" style:column-width="0.87cm"/>
    </style:style>
    <style:style style:name="co56" style:family="table-column">
      <style:table-column-properties fo:break-before="auto" style:column-width="0.845cm"/>
    </style:style>
    <style:style style:name="co57" style:family="table-column">
      <style:table-column-properties fo:break-before="auto" style:column-width="0.596cm"/>
    </style:style>
    <style:style style:name="co58" style:family="table-column">
      <style:table-column-properties fo:break-before="auto" style:column-width="0.572cm"/>
    </style:style>
    <style:style style:name="co59" style:family="table-column">
      <style:table-column-properties fo:break-before="auto" style:column-width="1.1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Heading">
      <style:text-properties style:font-weight-asian="normal" style:font-weight-complex="normal"/>
    </style:style>
    <style:style style:name="ce12" style:family="table-cell" style:parent-style-name="Heading">
      <style:table-cell-properties fo:border-bottom="none" fo:border-left="0.002cm solid #000000" fo:border-right="none" fo:border-top="none"/>
      <style:text-properties style:font-weight-asian="normal" style:font-weight-complex="normal"/>
    </style:style>
    <style:style style:name="ce24" style:family="table-cell" style:parent-style-name="Heading" style:data-style-name="N107">
      <style:table-cell-properties fo:border-bottom="none" fo:border-left="0.002cm solid #000000" fo:border-right="0.002cm solid #000000" fo:border-top="none"/>
      <style:text-properties style:font-weight-asian="normal" style:font-weight-complex="normal"/>
    </style:style>
    <style:style style:name="ce28" style:family="table-cell" style:parent-style-name="Heading">
      <style:table-cell-properties style:text-align-source="fix" style:repeat-content="false"/>
      <style:paragraph-properties fo:text-align="center" fo:margin-left="0cm"/>
      <style:text-properties style:font-weight-asian="normal" style:font-weight-complex="normal"/>
    </style:style>
    <style:style style:name="ce29" style:family="table-cell" style:parent-style-name="Default" style:data-style-name="N111"/>
    <style:style style:name="ce30" style:family="table-cell" style:parent-style-name="Heading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weight-asian="normal" style:font-weight-complex="normal"/>
    </style:style>
    <style:style style:name="ce31" style:family="table-cell" style:parent-style-name="Default" style:data-style-name="N117"/>
    <style:style style:name="ce32" style:family="table-cell" style:parent-style-name="Heading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weight-asian="normal" style:font-weight-complex="normal"/>
    </style:style>
    <style:style style:name="ce33" style:family="table-cell" style:parent-style-name="Heading" style:data-style-name="N107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weight-asian="normal" style:font-weight-complex="normal"/>
    </style:style>
    <style:style style:name="ce34" style:family="table-cell" style:parent-style-name="Default" style:data-style-name="N107"/>
    <style:style style:name="ce35" style:family="table-cell" style:parent-style-name="Heading" style:data-style-name="N3">
      <style:table-cell-properties fo:border="none"/>
      <style:text-properties style:font-weight-asian="normal" style:font-weight-complex="normal"/>
    </style:style>
    <style:style style:name="ce36" style:family="table-cell" style:parent-style-name="Heading" style:data-style-name="N3">
      <style:table-cell-properties style:text-align-source="fix" style:repeat-content="false" fo:border="none"/>
      <style:paragraph-properties fo:text-align="center" fo:margin-left="0cm"/>
      <style:text-properties style:font-weight-asian="normal" style:font-weight-complex="normal"/>
    </style:style>
    <style:style style:name="ce37" style:family="table-cell" style:parent-style-name="Default" style:data-style-name="N107">
      <style:text-properties fo:font-weight="bold" style:font-weight-asian="bold" style:font-weight-complex="bold"/>
    </style:style>
    <style:style style:name="ce38" style:family="table-cell" style:parent-style-name="Default" style:data-style-name="N3"/>
    <style:style style:name="ce39" style:family="table-cell" style:parent-style-name="Heading" style:data-style-name="N3">
      <style:text-properties style:font-weight-asian="normal" style:font-weight-complex="normal"/>
    </style:style>
    <style:style style:name="ce40" style:family="table-cell" style:parent-style-name="Heading" style:data-style-name="N3">
      <style:table-cell-properties style:text-align-source="fix" style:repeat-content="false"/>
      <style:paragraph-properties fo:text-align="center" fo:margin-left="0cm"/>
      <style:text-properties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Heading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weight-asian="normal" style:font-weight-complex="normal"/>
    </style:style>
    <style:style style:name="ce8" style:family="table-cell" style:parent-style-name="Heading">
      <style:table-cell-properties fo:border-bottom="none" fo:border-left="none" fo:border-right="0.002cm solid #000000" fo:border-top="none"/>
      <style:text-properties style:font-weight-asian="normal" style:font-weight-complex="normal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11">
      <style:text-properties style:font-name="Verdana" style:font-name-asian="DejaVu Sans" style:font-name-complex="DejaVu Sans"/>
    </style:style>
    <style:style style:name="ce45" style:family="table-cell" style:parent-style-name="Default" style:data-style-name="N4"/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weight-asian="normal" style:font-weight-complex="normal"/>
    </style:style>
    <style:style style:name="ce46" style:family="table-cell" style:parent-style-name="Heading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end" fo:margin-left="0cm"/>
      <style:text-properties style:font-weight-asian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order-bottom="none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Heading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weight-asian="normal" style:font-weight-complex="normal"/>
    </style:style>
    <style:style style:name="ce52" style:family="table-cell" style:parent-style-name="Default">
      <style:table-cell-properties fo:border-bottom="none" fo:border-left="0.002cm solid #000000" fo:border-right="none" fo:border-top="none"/>
    </style:style>
    <style:style style:name="ce53" style:family="table-cell" style:parent-style-name="Default">
      <style:table-cell-properties fo:border-bottom="none" fo:border-left="0.002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Heading">
      <style:table-cell-properties fo:border-bottom="none" fo:border-left="0.002cm solid #000000" fo:border-right="0.002cm solid #000000" fo:border-top="0.002cm solid #000000"/>
      <style:text-properties style:font-weight-asian="normal" style:font-weight-complex="normal"/>
    </style:style>
    <style:style style:name="ce55" style:family="table-cell" style:parent-style-name="Heading">
      <style:table-cell-properties fo:border-bottom="none" fo:border-left="0.002cm solid #000000" fo:border-right="0.002cm solid #000000" fo:border-top="none"/>
      <style:text-properties style:font-weight-asian="normal" style:font-weight-complex="normal"/>
    </style:style>
    <style:style style:name="ce56" style:family="table-cell" style:parent-style-name="Default">
      <style:table-cell-properties fo:border-bottom="none" fo:border-left="0.002cm solid #000000" fo:border-right="0.002cm solid #000000" fo:border-top="none"/>
    </style:style>
    <style:style style:name="ce57" style:family="table-cell" style:parent-style-name="Default">
      <style:table-cell-properties fo:border-bottom="none" fo:border-left="0.002cm solid #000000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Heading">
      <style:table-cell-properties style:text-align-source="fix" style:repeat-content="false" fo:border="none" style:vertical-align="middle"/>
      <style:paragraph-properties fo:text-align="center"/>
      <style:text-properties style:font-weight-asian="normal" style:font-weight-complex="normal"/>
    </style:style>
    <style:style style:name="ce59" style:family="table-cell" style:parent-style-name="Heading">
      <style:table-cell-properties fo:border="none"/>
      <style:text-properties style:font-weight-asian="normal" style:font-weight-complex="normal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Heading">
      <style:table-cell-properties style:text-align-source="fix" style:repeat-content="false" fo:border="none" style:vertical-align="middle"/>
      <style:paragraph-properties fo:text-align="start" fo:margin-left="0cm"/>
      <style:text-properties style:font-weight-asian="normal" style:font-weight-complex="normal"/>
    </style:style>
    <style:style style:name="ce63" style:family="table-cell" style:parent-style-name="Default" style:data-style-name="N107">
      <style:table-cell-properties fo:border-bottom="none" fo:border-left="0.002cm solid #000000" fo:border-right="0.002cm solid #000000" fo:border-top="none"/>
    </style:style>
    <style:style style:name="ce64" style:family="table-cell" style:parent-style-name="Default" style:data-style-name="N107">
      <style:table-cell-properties fo:border-bottom="none" fo:border-left="0.002cm solid #000000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Heading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47"/>
        <table:table-column table:style-name="co28" table:default-cell-style-name="ce49"/>
        <table:table-column table:style-name="co29" table:default-cell-style-name="ce52"/>
        <table:table-column table:style-name="co30" table:default-cell-style-name="Default"/>
        <table:table-column table:style-name="co44" table:default-cell-style-name="ce49"/>
        <table:table-column table:style-name="co45" table:default-cell-style-name="ce49"/>
        <table:table-column table:style-name="co45" table:default-cell-style-name="ce56"/>
        <table:table-column table:style-name="co46" table:default-cell-style-name="ce60"/>
        <table:table-column table:style-name="co24" table:number-columns-repeated="2" table:default-cell-style-name="Default"/>
        <table:table-column table:style-name="co47" table:number-columns-repeated="2" table:default-cell-style-name="Default"/>
        <table:table-column table:style-name="co14" table:default-cell-style-name="Default"/>
        <table:table-column table:style-name="co48" table:number-columns-repeated="2" table:default-cell-style-name="Default"/>
        <table:table-column table:style-name="co16" table:default-cell-style-name="ce60"/>
        <table:table-column table:style-name="co17" table:default-cell-style-name="ce60"/>
        <table:table-column table:style-name="co16" table:default-cell-style-name="Default"/>
        <table:table-column table:style-name="co49" table:default-cell-style-name="ce63"/>
        <table:table-column table:style-name="co50" table:default-cell-style-name="ce60"/>
        <table:table-column table:style-name="co51" table:number-columns-repeated="4" table:default-cell-style-name="Default"/>
        <table:table-column table:style-name="co51" table:default-cell-style-name="ce49"/>
        <table:table-column table:style-name="co22" table:default-cell-style-name="ce52"/>
        <table:table-column table:style-name="co52" table:number-columns-repeated="4" table:default-cell-style-name="Default"/>
        <table:table-column table:style-name="co53" table:default-cell-style-name="ce49"/>
        <table:table-column table:style-name="co54" table:default-cell-style-name="ce49"/>
        <table:table-column table:style-name="co54" table:default-cell-style-name="Default"/>
        <table:table-column table:style-name="co55" table:number-columns-repeated="2" table:default-cell-style-name="Default"/>
        <table:table-column table:style-name="co56" table:number-columns-repeated="3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24" table:default-cell-style-name="Default"/>
        <table:table-column table:style-name="co59" table:default-cell-style-name="Default"/>
        <table:table-column table:style-name="co31" table:number-columns-repeated="962" table:default-cell-style-name="Default"/>
        <table:table-row table:style-name="ro1">
          <table:table-cell table:style-name="ce1"/>
          <table:table-cell table:style-name="ce27" office:value-type="string" table:number-columns-spanned="4" table:number-rows-spanned="1">
            <text:p>Basic Info</text:p>
          </table:table-cell>
          <table:covered-table-cell table:style-name="ce27"/>
          <table:covered-table-cell table:style-name="ce1"/>
          <table:covered-table-cell table:style-name="ce1"/>
          <table:table-cell table:style-name="ce46" office:value-type="string" table:number-columns-spanned="2" table:number-rows-spanned="1">
            <text:p>Wall</text:p>
          </table:table-cell>
          <table:covered-table-cell table:style-name="ce8"/>
          <table:table-cell table:style-name="ce51" office:value-type="string" table:number-columns-spanned="3" table:number-rows-spanned="1">
            <text:p>Tools</text:p>
          </table:table-cell>
          <table:covered-table-cell table:style-name="ce1"/>
          <table:covered-table-cell table:style-name="ce8"/>
          <table:table-cell table:style-name="ce8"/>
          <table:table-cell table:style-name="ce54"/>
          <table:table-cell table:style-name="ce58" office:value-type="string" table:number-columns-spanned="3" table:number-rows-spanned="1">
            <text:p>Action</text:p>
          </table:table-cell>
          <table:covered-table-cell table:style-name="ce27"/>
          <table:covered-table-cell table:style-name="ce1"/>
          <table:table-cell table:style-name="ce27" office:value-type="string" table:number-columns-spanned="3" table:number-rows-spanned="1">
            <text:p>Beast</text:p>
          </table:table-cell>
          <table:covered-table-cell table:style-name="ce27"/>
          <table:covered-table-cell table:style-name="ce1"/>
          <table:table-cell table:style-name="ce1" office:value-type="string">
            <text:p>Coin</text:p>
          </table:table-cell>
          <table:table-cell table:style-name="ce62"/>
          <table:table-cell table:style-name="ce27" table:number-columns-repeated="2"/>
          <table:table-cell table:style-name="ce1" office:value-type="string">
            <text:p>Net</text:p>
          </table:table-cell>
          <table:table-cell table:style-name="ce24" office:value-type="string">
            <text:p>Eff</text:p>
          </table:table-cell>
          <table:table-cell table:style-name="ce27" table:number-columns-repeated="2"/>
          <table:table-cell table:style-name="ce1" table:number-columns-repeated="3"/>
          <table:table-cell table:style-name="ce8"/>
          <table:table-cell table:style-name="ce65" office:value-type="string" table:number-columns-spanned="6" table:number-rows-spanned="1">
            <text:p>Supply Reward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8"/>
          <table:table-cell table:style-name="ce8"/>
          <table:table-cell table:style-name="ce1" table:number-columns-repeated="973"/>
        </table:table-row>
        <table:table-row table:style-name="ro1">
          <table:table-cell table:style-name="ce1" office:value-type="string">
            <text:p>Advent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prod</text:p>
          </table:table-cell>
          <table:table-cell table:style-name="ce5" office:value-type="string">
            <text:p>P</text:p>
          </table:table-cell>
          <table:table-cell table:style-name="ce8" office:value-type="string">
            <text:p>#</text:p>
          </table:table-cell>
          <table:table-cell table:style-name="ce12" office:value-type="string">
            <text:p>M</text:p>
          </table:table-cell>
          <table:table-cell table:style-name="ce1" office:value-type="string">
            <text:p>W</text:p>
          </table:table-cell>
          <table:table-cell table:style-name="ce8" office:value-type="string">
            <text:p>A</text:p>
          </table:table-cell>
          <table:table-cell table:style-name="ce8" office:value-type="string">
            <text:p>Sec</text:p>
          </table:table-cell>
          <table:table-cell table:style-name="ce55" office:value-type="string">
            <text:p>Gad</text:p>
          </table:table-cell>
          <table:table-cell table:style-name="ce59" office:value-type="string">
            <text:p>hp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$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$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59" office:value-type="string">
            <text:p>“Up to”</text:p>
          </table:table-cell>
          <table:table-cell table:style-name="ce59" office:value-type="string">
            <text:p>Calc</text:p>
          </table:table-cell>
          <table:table-cell table:style-name="ce1" office:value-type="string">
            <text:p>$</text:p>
          </table:table-cell>
          <table:table-cell table:style-name="ce24" office:value-type="string">
            <text:p>$/p</text:p>
          </table:table-cell>
          <table:table-cell table:style-name="ce59" office:value-type="string">
            <text:p>M</text:p>
          </table:table-cell>
          <table:table-cell table:style-name="ce1" office:value-type="string">
            <text:p>M1</text:p>
          </table:table-cell>
          <table:table-cell table:style-name="ce1" office:value-type="string">
            <text:p>M2</text:p>
          </table:table-cell>
          <table:table-cell table:style-name="ce1" office:value-type="string">
            <text:p>M3</text:p>
          </table:table-cell>
          <table:table-cell table:style-name="ce1" office:value-type="string">
            <text:p>M4</text:p>
          </table:table-cell>
          <table:table-cell table:style-name="ce8" office:value-type="string">
            <text:p>M5</text:p>
          </table:table-cell>
          <table:table-cell table:style-name="ce12" office:value-type="string">
            <text:p>Type</text:p>
          </table:table-cell>
          <table:table-cell table:style-name="ce1" office:value-type="string">
            <text:p>M1</text:p>
          </table:table-cell>
          <table:table-cell table:style-name="ce1" office:value-type="string">
            <text:p>M2</text:p>
          </table:table-cell>
          <table:table-cell table:style-name="ce1" office:value-type="string">
            <text:p>M3</text:p>
          </table:table-cell>
          <table:table-cell table:style-name="ce1" office:value-type="string">
            <text:p>M4</text:p>
          </table:table-cell>
          <table:table-cell table:style-name="ce8" office:value-type="string">
            <text:p>M5</text:p>
          </table:table-cell>
          <table:table-cell table:style-name="ce8" office:value-type="string">
            <text:p>Dyn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R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XP1</text:p>
          </table:table-cell>
          <table:table-cell table:style-name="ce1" table:number-columns-repeated="962"/>
        </table:table-row>
        <table:table-row table:style-name="ro1">
          <table:table-cell office:value-type="string">
            <text:p>Treasure Trail</text:p>
          </table:table-cell>
          <table:table-cell office:value-type="string">
            <text:p>Jung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66">
            <text:p>66</text:p>
          </table:table-cell>
          <table:table-cell table:style-name="Default" table:formula="of:=1000" office:value-type="float" office:value="1000">
            <text:p>1.000</text:p>
          </table:table-cell>
          <table:table-cell table:style-name="Default" table:formula="of:=[.U3]-OFFSET([.Y3];0;[.Y3])" office:value-type="float" office:value="300">
            <text:p>300</text:p>
          </table:table-cell>
          <table:table-cell table:formula="of:=OFFSET([.Y3];0;[.Y3])+IF([.T3]&gt;0;[.T3];[.V3])-1000*[.L3]" office:value-type="float" office:value="766">
            <text:p>766</text:p>
          </table:table-cell>
          <table:table-cell table:formula="of:=[.W3]/[.E3]" office:value-type="float" office:value="1.27666666666667">
            <text:p>1,3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style-name="Default" office:value-type="float" office:value="700">
            <text:p>700</text:p>
          </table:table-cell>
          <table:table-cell office:value-type="string">
            <text:p>Oil</text:p>
          </table:table-cell>
          <table:table-cell table:number-columns-repeated="6" office:value-type="float" office:value="0">
            <text:p>0</text:p>
          </table:table-cell>
          <table:table-cell table:number-columns-repeated="973"/>
        </table:table-row>
        <table:table-row table:style-name="ro1">
          <table:table-cell office:value-type="string">
            <text:p>Path of the Pyramids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table:formula="of:=15-3"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table:formula="of:=+873" office:value-type="float" office:value="873">
            <text:p>873</text:p>
          </table:table-cell>
          <table:table-cell table:style-name="Default" office:value-type="float" office:value="1375">
            <text:p>1.375</text:p>
          </table:table-cell>
          <table:table-cell table:style-name="Default" table:formula="of:=[.U4]-OFFSET([.Y4];0;[.Y4])" office:value-type="float" office:value="1375">
            <text:p>1.375</text:p>
          </table:table-cell>
          <table:table-cell table:formula="of:=OFFSET([.Y4];0;[.Y4])+IF([.T4]&gt;0;[.T4];[.V4])-1000*[.L4]" office:value-type="float" office:value="873">
            <text:p>873</text:p>
          </table:table-cell>
          <table:table-cell table:formula="of:=[.W4]/[.E4]" office:value-type="float" office:value="1.51826086956522">
            <text:p>1,5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table:style-name="Default" office:value-type="float" office:value="1000">
            <text:p>1.0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Requires 2 Snake Baits. Yellow: D thin, D half, C thin; Blue: C half, Full, D thin; Red: Full, C thin, D half</text:p>
          </table:table-cell>
          <table:table-cell table:number-columns-repeated="972"/>
        </table:table-row>
        <table:table-row table:style-name="ro1">
          <table:table-cell office:value-type="string">
            <text:p>Skyward Bound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string">
            <text:p>1*</text:p>
          </table:table-cell>
          <table:table-cell table:formula="of:=18-4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table:formula="of:=+1076" office:value-type="float" office:value="1076">
            <text:p>1.076</text:p>
          </table:table-cell>
          <table:table-cell table:style-name="Default" office:value-type="float" office:value="1550">
            <text:p>1.550</text:p>
          </table:table-cell>
          <table:table-cell table:style-name="Default" table:formula="of:=[.U5]-OFFSET([.Y5];0;[.Y5])" office:value-type="float" office:value="1550">
            <text:p>1.550</text:p>
          </table:table-cell>
          <table:table-cell table:formula="of:=OFFSET([.Y5];0;[.Y5])+IF([.T5]&gt;0;[.T5];[.V5])-1000*[.L5]" office:value-type="float" office:value="-924">
            <text:p>-924</text:p>
          </table:table-cell>
          <table:table-cell table:formula="of:=[.W5]/[.E5]" office:value-type="float" office:value="-1.32">
            <text:p>-1,3</text:p>
          </table:table-cell>
          <table:table-cell office:value-type="float" office:value="0">
            <text:p>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Requires 1 Bear Trap</text:p>
          </table:table-cell>
          <table:table-cell table:number-columns-repeated="972"/>
        </table:table-row>
        <table:table-row table:style-name="ro1">
          <table:table-cell office:value-type="string">
            <text:p>Gallery of the Sky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/>
          <table:table-cell table:formula="of:=+2405" office:value-type="float" office:value="2405">
            <text:p>2.405</text:p>
          </table:table-cell>
          <table:table-cell table:style-name="Default" office:value-type="float" office:value="2450">
            <text:p>2.450</text:p>
          </table:table-cell>
          <table:table-cell table:style-name="Default" table:formula="of:=[.U6]-OFFSET([.Y6];0;[.Y6])" office:value-type="float" office:value="2450">
            <text:p>2.450</text:p>
          </table:table-cell>
          <table:table-cell table:formula="of:=OFFSET([.Y6];0;[.Y6])+IF([.T6]&gt;0;[.T6];[.V6])-1000*[.L6]" office:value-type="float" office:value="2405">
            <text:p>2.405</text:p>
          </table:table-cell>
          <table:table-cell table:formula="of:=[.W6]/[.E6]" office:value-type="float" office:value="2.82941176470588">
            <text:p>2,8</text:p>
          </table:table-cell>
          <table:table-cell office:value-type="float" office:value="0">
            <text:p>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Requires 2 Poison Snake Bait</text:p>
          </table:table-cell>
          <table:table-cell table:number-columns-repeated="972"/>
        </table:table-row>
        <table:table-row table:style-name="ro1">
          <table:table-cell office:value-type="string">
            <text:p>Eyrie of the Generals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1000">
            <text:p>1.000</text:p>
          </table:table-cell>
          <table:table-cell office:value-type="string">
            <text:p>1*</text:p>
          </table:table-cell>
          <table:table-cell table:formula="of:=24-2"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/>
          <table:table-cell office:value-type="float" office:value="2596">
            <text:p>2.596</text:p>
          </table:table-cell>
          <table:table-cell table:style-name="Default" office:value-type="float" office:value="3450">
            <text:p>3.450</text:p>
          </table:table-cell>
          <table:table-cell table:style-name="Default" table:formula="of:=[.U7]-OFFSET([.Y7];0;[.Y7])" office:value-type="float" office:value="3450">
            <text:p>3.450</text:p>
          </table:table-cell>
          <table:table-cell table:formula="of:=OFFSET([.Y7];0;[.Y7])+IF([.T7]&gt;0;[.T7];[.V7])-1000*[.L7]" office:value-type="float" office:value="2596">
            <text:p>2.596</text:p>
          </table:table-cell>
          <table:table-cell table:formula="of:=[.W7]/[.E7]" office:value-type="float" office:value="2.596">
            <text:p>2,6</text:p>
          </table:table-cell>
          <table:table-cell office:value-type="float" office:value="0">
            <text:p>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table:style-name="Default" office:value-type="float" office:value="2800">
            <text:p>2.8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Requires 1 Grease. RGY; RGBY; RY??B; YBGR</text:p>
          </table:table-cell>
          <table:table-cell table:number-columns-repeated="972"/>
        </table:table-row>
        <table:table-row table:style-name="ro1">
          <table:table-cell office:value-type="string">
            <text:p>Snake Marsh</text:p>
          </table:table-cell>
          <table:table-cell office:value-type="string">
            <text:p>Jung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formula="of:=+364+320*0" office:value-type="float" office:value="364">
            <text:p>364</text:p>
          </table:table-cell>
          <table:table-cell table:style-name="Default" table:formula="of:=620" office:value-type="float" office:value="620">
            <text:p>620</text:p>
          </table:table-cell>
          <table:table-cell table:style-name="Default" table:formula="of:=[.U8]-OFFSET([.Y8];0;[.Y8])" office:value-type="float" office:value="370">
            <text:p>370</text:p>
          </table:table-cell>
          <table:table-cell table:formula="of:=OFFSET([.Y8];0;[.Y8])+IF([.T8]&gt;0;[.T8];[.V8])-1000*[.L8]" office:value-type="float" office:value="614">
            <text:p>614</text:p>
          </table:table-cell>
          <table:table-cell table:formula="of:=[.W8]/[.E8]" office:value-type="float" office:value="12.28">
            <text:p>12,3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table:style-name="Default" office:value-type="float" office:value="250">
            <text:p>250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74"/>
        </table:table-row>
        <table:table-row table:style-name="ro1">
          <table:table-cell office:value-type="string">
            <text:p>Jungle Run</text:p>
          </table:table-cell>
          <table:table-cell office:value-type="string">
            <text:p>Jungle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1*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table:formula="of:=+836" office:value-type="float" office:value="836">
            <text:p>836</text:p>
          </table:table-cell>
          <table:table-cell table:style-name="Default" table:formula="of:=1080" office:value-type="float" office:value="1080">
            <text:p>1.080</text:p>
          </table:table-cell>
          <table:table-cell table:style-name="Default" table:formula="of:=[.U9]-OFFSET([.Y9];0;[.Y9])" office:value-type="float" office:value="830">
            <text:p>830</text:p>
          </table:table-cell>
          <table:table-cell table:formula="of:=OFFSET([.Y9];0;[.Y9])+IF([.T9]&gt;0;[.T9];[.V9])-1000*[.L9]" office:value-type="float" office:value="1086">
            <text:p>1.086</text:p>
          </table:table-cell>
          <table:table-cell table:formula="of:=[.W9]/[.E9]" office:value-type="float" office:value="7.24">
            <text:p>7,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74"/>
        </table:table-row>
        <table:table-row table:style-name="ro1">
          <table:table-cell office:value-type="string">
            <text:p>Cave of Montezuma</text:p>
          </table:table-cell>
          <table:table-cell office:value-type="string">
            <text:p>Jung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string">
            <text:p>1*</text:p>
          </table:table-cell>
          <table:table-cell table:formula="of:=10-4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table:formula="of:=+926" office:value-type="float" office:value="926">
            <text:p>926</text:p>
          </table:table-cell>
          <table:table-cell table:style-name="Default" table:formula="of:=1420+1270*0" office:value-type="float" office:value="1420">
            <text:p>1.420</text:p>
          </table:table-cell>
          <table:table-cell table:style-name="Default" table:formula="of:=[.U10]-OFFSET([.Y10];0;[.Y10])" office:value-type="float" office:value="920">
            <text:p>920</text:p>
          </table:table-cell>
          <table:table-cell table:formula="of:=OFFSET([.Y10];0;[.Y10])+IF([.T10]&gt;0;[.T10];[.V10])-1000*[.L10]" office:value-type="float" office:value="1426">
            <text:p>1.426</text:p>
          </table:table-cell>
          <table:table-cell table:formula="of:=[.W10]/[.E10]" office:value-type="float" office:value="8.14857142857143">
            <text:p>8,1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74"/>
        </table:table-row>
        <table:table-row table:style-name="ro1">
          <table:table-cell office:value-type="string">
            <text:p>Scienific Survey</text:p>
          </table:table-cell>
          <table:table-cell office:value-type="string">
            <text:p>Jungle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12-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468">
            <text:p>2.468</text:p>
          </table:table-cell>
          <table:table-cell office:value-type="float" office:value="2942">
            <text:p>2.942</text:p>
          </table:table-cell>
          <table:table-cell table:style-name="Default" office:value-type="float" office:value="3175">
            <text:p>3.175</text:p>
          </table:table-cell>
          <table:table-cell table:style-name="Default" table:formula="of:=[.U11]-OFFSET([.Y11];0;[.Y11])" office:value-type="float" office:value="3175">
            <text:p>3.175</text:p>
          </table:table-cell>
          <table:table-cell table:formula="of:=OFFSET([.Y11];0;[.Y11])+IF([.T11]&gt;0;[.T11];[.V11])-1000*[.L11]" office:value-type="float" office:value="2942">
            <text:p>2.942</text:p>
          </table:table-cell>
          <table:table-cell table:formula="of:=[.W11]/[.E11]" office:value-type="float" office:value="29.42">
            <text:p>29,4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pare: 1 Blue Flower, 1 Pink (requires gadget)</text:p>
          </table:table-cell>
          <table:table-cell table:number-columns-repeated="972"/>
        </table:table-row>
        <table:table-row table:style-name="ro1">
          <table:table-cell office:value-type="string">
            <text:p>The Elusive Ocelot</text:p>
          </table:table-cell>
          <table:table-cell office:value-type="string">
            <text:p>Jungle</text:p>
          </table:table-cell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string">
            <text:p>1*</text:p>
          </table:table-cell>
          <table:table-cell table:formula="of:=15-4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/>
          <table:table-cell table:formula="of:=+2203" office:value-type="float" office:value="2203">
            <text:p>2.203</text:p>
          </table:table-cell>
          <table:table-cell table:style-name="Default" office:value-type="float" office:value="2375">
            <text:p>2.375</text:p>
          </table:table-cell>
          <table:table-cell table:style-name="Default" table:formula="of:=[.U12]-OFFSET([.Y12];0;[.Y12])" office:value-type="float" office:value="2375">
            <text:p>2.375</text:p>
          </table:table-cell>
          <table:table-cell table:formula="of:=OFFSET([.Y12];0;[.Y12])+IF([.T12]&gt;0;[.T12];[.V12])-1000*[.L12]" office:value-type="float" office:value="2203">
            <text:p>2.203</text:p>
          </table:table-cell>
          <table:table-cell table:formula="of:=[.W12]/[.E12]" office:value-type="float" office:value="14.6866666666667">
            <text:p>14,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Mountain Pass</text:p>
          </table:table-cell>
          <table:table-cell office:value-type="string">
            <text:p>Mounta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/>
          <table:table-cell office:value-type="float" office:value="438">
            <text:p>438</text:p>
          </table:table-cell>
          <table:table-cell table:style-name="Default" table:formula="of:=1525" office:value-type="float" office:value="1525">
            <text:p>1.525</text:p>
          </table:table-cell>
          <table:table-cell table:style-name="Default" table:formula="of:=[.U13]-OFFSET([.Y13];0;[.Y13])" office:value-type="float" office:value="675">
            <text:p>675</text:p>
          </table:table-cell>
          <table:table-cell table:formula="of:=OFFSET([.Y13];0;[.Y13])+IF([.T13]&gt;0;[.T13];[.V13])-1000*[.L13]" office:value-type="float" office:value="1288">
            <text:p>1.288</text:p>
          </table:table-cell>
          <table:table-cell table:formula="of:=[.W13]/[.E13]" office:value-type="float" office:value="5.152">
            <text:p>5,2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800">
            <text:p>800</text:p>
          </table:table-cell>
          <table:table-cell office:value-type="float" office:value="850">
            <text:p>850</text:p>
          </table:table-cell>
          <table:table-cell office:value-type="float" office:value="950">
            <text:p>950</text:p>
          </table:table-cell>
          <table:table-cell office:value-type="float" office:value="1100">
            <text:p>1.10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Switches: “Suspiscious Rock”</text:p>
          </table:table-cell>
          <table:table-cell table:number-columns-repeated="972"/>
        </table:table-row>
        <table:table-row table:style-name="ro1">
          <table:table-cell office:value-type="string">
            <text:p>The Haunted Village</text:p>
          </table:table-cell>
          <table:table-cell office:value-type="string">
            <text:p>Jung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661">
            <text:p>661</text:p>
          </table:table-cell>
          <table:table-cell table:style-name="Default" table:formula="of:=1500+1400*0" office:value-type="float" office:value="1500">
            <text:p>1.500</text:p>
          </table:table-cell>
          <table:table-cell table:style-name="Default" table:formula="of:=[.U14]-OFFSET([.Y14];0;[.Y14])" office:value-type="float" office:value="700">
            <text:p>700</text:p>
          </table:table-cell>
          <table:table-cell table:formula="of:=OFFSET([.Y14];0;[.Y14])+IF([.T14]&gt;0;[.T14];[.V14])-1000*[.L14]" office:value-type="float" office:value="1461">
            <text:p>1.461</text:p>
          </table:table-cell>
          <table:table-cell table:formula="of:=[.W14]/[.E14]" office:value-type="float" office:value="5.844">
            <text:p>5,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1">
          <table:table-cell office:value-type="string">
            <text:p>Creepy Crypt</text:p>
          </table:table-cell>
          <table:table-cell office:value-type="string">
            <text:p>Temp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string">
            <text:p>2*</text:p>
          </table:table-cell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formula="of:=+2542+2551*0" office:value-type="float" office:value="2542">
            <text:p>2.542</text:p>
          </table:table-cell>
          <table:table-cell table:formula="of:=4050+3850*0" office:value-type="float" office:value="4050">
            <text:p>4.050</text:p>
          </table:table-cell>
          <table:table-cell table:style-name="Default" table:formula="of:=[.U15]-OFFSET([.Y15];0;[.Y15])" office:value-type="float" office:value="2550">
            <text:p>2.550</text:p>
          </table:table-cell>
          <table:table-cell table:formula="of:=OFFSET([.Y15];0;[.Y15])+IF([.T15]&gt;0;[.T15];[.V15])-1000*[.L15]" office:value-type="float" office:value="3042">
            <text:p>3.042</text:p>
          </table:table-cell>
          <table:table-cell table:formula="of:=[.W15]/[.E15]" office:value-type="float" office:value="12.168">
            <text:p>12,2</text:p>
          </table:table-cell>
          <table:table-cell office:value-type="float" office:value="3">
            <text:p>3</text:p>
          </table:table-cell>
          <table:table-cell office:value-type="float" office:value="1200">
            <text:p>1.200</text:p>
          </table:table-cell>
          <table:table-cell office:value-type="float" office:value="1300">
            <text:p>1.300</text:p>
          </table:table-cell>
          <table:table-cell office:value-type="float" office:value="1500">
            <text:p>1.5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4;3</text:p>
          </table:table-cell>
          <table:table-cell table:number-columns-repeated="973"/>
        </table:table-row>
        <table:table-row table:style-name="ro1">
          <table:table-cell office:value-type="string">
            <text:p>Hallowed Halls</text:p>
          </table:table-cell>
          <table:table-cell office:value-type="string">
            <text:p>Caver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string">
            <text:p>1*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formula="of:=+1328" office:value-type="float" office:value="1328">
            <text:p>1.328</text:p>
          </table:table-cell>
          <table:table-cell office:value-type="float" office:value="1800">
            <text:p>1.800</text:p>
          </table:table-cell>
          <table:table-cell table:style-name="Default" table:formula="of:=[.U16]-OFFSET([.Y16];0;[.Y16])" office:value-type="float" office:value="1350">
            <text:p>1.350</text:p>
          </table:table-cell>
          <table:table-cell table:formula="of:=OFFSET([.Y16];0;[.Y16])+IF([.T16]&gt;0;[.T16];[.V16])-1000*[.L16]" office:value-type="float" office:value="1778">
            <text:p>1.778</text:p>
          </table:table-cell>
          <table:table-cell table:formula="of:=[.W16]/[.E16]" office:value-type="float" office:value="7.112">
            <text:p>7,1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74"/>
        </table:table-row>
        <table:table-row table:style-name="ro1">
          <table:table-cell office:value-type="string">
            <text:p>Trail of Fire</text:p>
          </table:table-cell>
          <table:table-cell office:value-type="string">
            <text:p>Volcano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formula="of:=1274+1054*0" office:value-type="float" office:value="1274">
            <text:p>1.274</text:p>
          </table:table-cell>
          <table:table-cell table:formula="of:=2850" office:value-type="float" office:value="2850">
            <text:p>2.850</text:p>
          </table:table-cell>
          <table:table-cell table:style-name="Default" table:formula="of:=[.U17]-OFFSET([.Y17];0;[.Y17])" office:value-type="float" office:value="1250">
            <text:p>1.250</text:p>
          </table:table-cell>
          <table:table-cell table:formula="of:=OFFSET([.Y17];0;[.Y17])+IF([.T17]&gt;0;[.T17];[.V17])-1000*[.L17]" office:value-type="float" office:value="1874">
            <text:p>1.874</text:p>
          </table:table-cell>
          <table:table-cell table:formula="of:=[.W17]/[.E17]" office:value-type="float" office:value="7.496">
            <text:p>7,5</text:p>
          </table:table-cell>
          <table:table-cell office:value-type="float" office:value="2">
            <text:p>2</text:p>
          </table:table-cell>
          <table:table-cell office:value-type="float" office:value="1400">
            <text:p>1.400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000">
            <text:p>2.000</text:p>
          </table:table-cell>
          <table:table-cell office:value-type="float" office:value="2300">
            <text:p>2.3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74"/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Jungl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string">
            <text:p>1*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64">
            <text:p>1.164</text:p>
          </table:table-cell>
          <table:table-cell table:formula="of:=+1320" office:value-type="float" office:value="1320">
            <text:p>1.320</text:p>
          </table:table-cell>
          <table:table-cell office:value-type="float" office:value="1750">
            <text:p>1.750</text:p>
          </table:table-cell>
          <table:table-cell table:style-name="Default" table:formula="of:=[.U18]-OFFSET([.Y18];0;[.Y18])" office:value-type="float" office:value="1250">
            <text:p>1.250</text:p>
          </table:table-cell>
          <table:table-cell table:formula="of:=OFFSET([.Y18];0;[.Y18])+IF([.T18]&gt;0;[.T18];[.V18])-1000*[.L18]" office:value-type="float" office:value="1820">
            <text:p>1.820</text:p>
          </table:table-cell>
          <table:table-cell table:formula="of:=[.W18]/[.E18]" office:value-type="float" office:value="5.6">
            <text:p>5,6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ood to spend energy. All cottons needed, 2 vines left, 2 hay. Extras not carried</text:p>
          </table:table-cell>
          <table:table-cell table:number-columns-repeated="972"/>
        </table:table-row>
        <table:table-row table:style-name="ro1">
          <table:table-cell office:value-type="string">
            <text:p>The Mountain Chase</text:p>
          </table:table-cell>
          <table:table-cell office:value-type="string">
            <text:p>Mountai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string">
            <text:p>1*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68">
            <text:p>1.068</text:p>
          </table:table-cell>
          <table:table-cell office:value-type="float" office:value="1100">
            <text:p>1.100</text:p>
          </table:table-cell>
          <table:table-cell office:value-type="float" office:value="2000">
            <text:p>2.000</text:p>
          </table:table-cell>
          <table:table-cell table:style-name="Default" table:formula="of:=[.U19]-OFFSET([.Y19];0;[.Y19])" office:value-type="float" office:value="1300">
            <text:p>1.300</text:p>
          </table:table-cell>
          <table:table-cell table:formula="of:=OFFSET([.Y19];0;[.Y19])+IF([.S19]&gt;0;[.S19];[.V19])-1000*[.L19]" office:value-type="float" office:value="1768">
            <text:p>1.768</text:p>
          </table:table-cell>
          <table:table-cell table:formula="of:=[.W19]/[.E19]" office:value-type="float" office:value="4.42">
            <text:p>4,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950">
            <text:p>950</text:p>
          </table:table-cell>
          <table:table-cell office:value-type="float" office:value="1100">
            <text:p>1.1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pare: 1 Cocoa, 3 Backpacks</text:p>
          </table:table-cell>
          <table:table-cell table:number-columns-repeated="972"/>
        </table:table-row>
        <table:table-row table:style-name="ro1">
          <table:table-cell office:value-type="string">
            <text:p>Monkey Mountain</text:p>
          </table:table-cell>
          <table:table-cell office:value-type="string">
            <text:p>Mountain</text:p>
          </table:table-cell>
          <table:table-cell/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953">
            <text:p>1.953</text:p>
          </table:table-cell>
          <table:table-cell office:value-type="float" office:value="3072">
            <text:p>3.072</text:p>
          </table:table-cell>
          <table:table-cell office:value-type="float" office:value="7800">
            <text:p>7.800</text:p>
          </table:table-cell>
          <table:table-cell table:style-name="Default" table:formula="of:=[.U20]-OFFSET([.Y20];0;[.Y20])" office:value-type="float" office:value="4800">
            <text:p>4.800</text:p>
          </table:table-cell>
          <table:table-cell table:formula="of:=OFFSET([.Y20];0;[.Y20])+IF([.T20]&gt;0;[.T20];[.V20])-1000*[.L20]" office:value-type="float" office:value="72">
            <text:p>72</text:p>
          </table:table-cell>
          <table:table-cell table:formula="of:=[.W20]/[.E20]" office:value-type="float" office:value="0.24">
            <text:p>0,2</text:p>
          </table:table-cell>
          <table:table-cell office:value-type="float" office:value="1">
            <text:p>1</text:p>
          </table:table-cell>
          <table:table-cell office:value-type="float" office:value="3000">
            <text:p>3.000</text:p>
          </table:table-cell>
          <table:table-cell office:value-type="float" office:value="3200">
            <text:p>3.200</text:p>
          </table:table-cell>
          <table:table-cell office:value-type="float" office:value="3400">
            <text:p>3.400</text:p>
          </table:table-cell>
          <table:table-cell office:value-type="float" office:value="3600">
            <text:p>3.600</text:p>
          </table:table-cell>
          <table:table-cell office:value-type="float" office:value="4000">
            <text:p>4.0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Safari Showdown</text:p>
          </table:table-cell>
          <table:table-cell office:value-type="string">
            <text:p>Jung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/>
          <table:table-cell office:value-type="float" office:value="1470">
            <text:p>1.470</text:p>
          </table:table-cell>
          <table:table-cell office:value-type="float" office:value="3500">
            <text:p>3.500</text:p>
          </table:table-cell>
          <table:table-cell table:style-name="Default" table:formula="of:=[.U21]-OFFSET([.Y21];0;[.Y21])" office:value-type="float" office:value="1400">
            <text:p>1.400</text:p>
          </table:table-cell>
          <table:table-cell table:formula="of:=OFFSET([.Y21];0;[.Y21])+IF([.T21]&gt;0;[.T21];[.V21])-1000*[.L21]" office:value-type="float" office:value="2570">
            <text:p>2.570</text:p>
          </table:table-cell>
          <table:table-cell table:formula="of:=[.W21]/[.E21]" office:value-type="float" office:value="5.71111111111111">
            <text:p>5,7</text:p>
          </table:table-cell>
          <table:table-cell office:value-type="float" office:value="3">
            <text:p>3</text:p>
          </table:table-cell>
          <table:table-cell office:value-type="float" office:value="1900">
            <text:p>1.900</text:p>
          </table:table-cell>
          <table:table-cell office:value-type="float" office:value="2000">
            <text:p>2.000</text:p>
          </table:table-cell>
          <table:table-cell office:value-type="float" office:value="2100">
            <text:p>2.100</text:p>
          </table:table-cell>
          <table:table-cell office:value-type="float" office:value="2300">
            <text:p>2.300</text:p>
          </table:table-cell>
          <table:table-cell office:value-type="float" office:value="2900">
            <text:p>2.9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ctually 1.5 days</text:p>
          </table:table-cell>
          <table:table-cell table:number-columns-repeated="972"/>
        </table:table-row>
        <table:table-row table:style-name="ro1">
          <table:table-cell office:value-type="string">
            <text:p>Temple of The Mask</text:p>
          </table:table-cell>
          <table:table-cell office:value-type="string">
            <text:p>Temp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formula="of:=10-1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1223">
            <text:p>1.223</text:p>
          </table:table-cell>
          <table:table-cell office:value-type="float" office:value="2300">
            <text:p>2.300</text:p>
          </table:table-cell>
          <table:table-cell table:style-name="Default" table:formula="of:=[.U22]-OFFSET([.Y22];0;[.Y22])" office:value-type="float" office:value="1300">
            <text:p>1.300</text:p>
          </table:table-cell>
          <table:table-cell table:formula="of:=OFFSET([.Y22];0;[.Y22])+IF([.T22]&gt;0;[.T22];[.V22])-1000*[.L22]" office:value-type="float" office:value="2223">
            <text:p>2.223</text:p>
          </table:table-cell>
          <table:table-cell table:formula="of:=[.W22]/[.E22]" office:value-type="float" office:value="4.94">
            <text:p>4,9</text:p>
          </table:table-cell>
          <table:table-cell office:value-type="float" office:value="1">
            <text:p>1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Requires 3 spider baits. Spare: 1 mural, 2 scroll, 2 pillar</text:p>
          </table:table-cell>
          <table:table-cell table:number-columns-repeated="972"/>
        </table:table-row>
        <table:table-row table:style-name="ro1">
          <table:table-cell office:value-type="string">
            <text:p>The Great Stampede</text:p>
          </table:table-cell>
          <table:table-cell office:value-type="string">
            <text:p>Mountai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string">
            <text:p>1*</text:p>
          </table:table-cell>
          <table:table-cell table:formula="of:=18-6"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table:formula="of:=+2455" office:value-type="float" office:value="2455">
            <text:p>2.455</text:p>
          </table:table-cell>
          <table:table-cell office:value-type="float" office:value="3500">
            <text:p>3.500</text:p>
          </table:table-cell>
          <table:table-cell table:style-name="Default" table:formula="of:=[.U23]-OFFSET([.Y23];0;[.Y23])" office:value-type="float" office:value="2500">
            <text:p>2.500</text:p>
          </table:table-cell>
          <table:table-cell table:formula="of:=OFFSET([.Y23];0;[.Y23])+IF([.T23]&gt;0;[.T23];[.V23])-1000*[.L23]" office:value-type="float" office:value="2455">
            <text:p>2.455</text:p>
          </table:table-cell>
          <table:table-cell table:formula="of:=[.W23]/[.E23]" office:value-type="float" office:value="5.45555555555556">
            <text:p>5,5</text:p>
          </table:table-cell>
          <table:table-cell office:value-type="float" office:value="1">
            <text:p>1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0 secret. Requires 2 Sirens. Reward not counting final 8 Ram</text:p>
          </table:table-cell>
          <table:table-cell table:number-columns-repeated="972"/>
        </table:table-row>
        <table:table-row table:style-name="ro1">
          <table:table-cell office:value-type="string">
            <text:p>The Jungle Hunt</text:p>
          </table:table-cell>
          <table:table-cell office:value-type="string">
            <text:p>Jung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office:value-type="float" office:value="1835">
            <text:p>1.835</text:p>
          </table:table-cell>
          <table:table-cell table:formula="of:=2200+1900*0" office:value-type="float" office:value="2200">
            <text:p>2.200</text:p>
          </table:table-cell>
          <table:table-cell table:style-name="Default" table:formula="of:=[.U24]-OFFSET([.Y24];0;[.Y24])" office:value-type="float" office:value="1600">
            <text:p>1.600</text:p>
          </table:table-cell>
          <table:table-cell table:formula="of:=OFFSET([.Y24];0;[.Y24])+IF([.T24]&gt;0;[.T24];[.V24])-1000*[.L24]" office:value-type="float" office:value="2435">
            <text:p>2.435</text:p>
          </table:table-cell>
          <table:table-cell table:formula="of:=[.W24]/[.E24]" office:value-type="float" office:value="5.41111111111111">
            <text:p>5,4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500">
            <text:p>1.5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 secret</text:p>
          </table:table-cell>
          <table:table-cell table:number-columns-repeated="972"/>
        </table:table-row>
        <table:table-row table:style-name="ro1">
          <table:table-cell office:value-type="string">
            <text:p>Last Stand</text:p>
          </table:table-cell>
          <table:table-cell office:value-type="string">
            <text:p>Jung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string">
            <text:p>1*</text:p>
          </table:table-cell>
          <table:table-cell table:formula="of:=18-4"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+1475+1186*0" office:value-type="float" office:value="1475">
            <text:p>1.475</text:p>
          </table:table-cell>
          <table:table-cell office:value-type="float" office:value="1693">
            <text:p>1.693</text:p>
          </table:table-cell>
          <table:table-cell table:formula="of:=2700+2200*0" office:value-type="float" office:value="2700">
            <text:p>2.700</text:p>
          </table:table-cell>
          <table:table-cell table:style-name="Default" table:formula="of:=[.U25]-OFFSET([.Y25];0;[.Y25])" office:value-type="float" office:value="1800">
            <text:p>1.800</text:p>
          </table:table-cell>
          <table:table-cell table:formula="of:=OFFSET([.Y25];0;[.Y25])+IF([.S25]&gt;0;[.S25];[.V25])-1000*[.L25]" office:value-type="float" office:value="1375">
            <text:p>1.375</text:p>
          </table:table-cell>
          <table:table-cell table:formula="of:=[.W25]/[.E25]" office:value-type="float" office:value="3.05555555555556">
            <text:p>3,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1200">
            <text:p>1.200</text:p>
          </table:table-cell>
          <table:table-cell office:value-type="float" office:value="1500">
            <text:p>1.5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equires 3 Stinky Bombs, 1 Siren. 4 quests</text:p>
          </table:table-cell>
          <table:table-cell table:number-columns-repeated="972"/>
        </table:table-row>
        <table:table-row table:style-name="ro1">
          <table:table-cell office:value-type="string">
            <text:p>The Cave of Doom</text:p>
          </table:table-cell>
          <table:table-cell office:value-type="string">
            <text:p>Jungle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849">
            <text:p>1.849</text:p>
          </table:table-cell>
          <table:table-cell table:formula="of:=2450+2350*0" office:value-type="float" office:value="2450">
            <text:p>2.450</text:p>
          </table:table-cell>
          <table:table-cell table:style-name="Default" table:formula="of:=[.U26]-OFFSET([.Y26];0;[.Y26])" office:value-type="float" office:value="2150">
            <text:p>2.150</text:p>
          </table:table-cell>
          <table:table-cell table:formula="of:=OFFSET([.Y26];0;[.Y26])+IF([.T26]&gt;0;[.T26];[.V26])-1000*[.L26]" office:value-type="float" office:value="2149">
            <text:p>2.149</text:p>
          </table:table-cell>
          <table:table-cell table:formula="of:=[.W26]/[.E26]" office:value-type="float" office:value="3.73739130434783">
            <text:p>3,7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3 secret. no energy from beasts.</text:p>
          </table:table-cell>
          <table:table-cell table:number-columns-repeated="972"/>
        </table:table-row>
        <table:table-row table:style-name="ro1">
          <table:table-cell office:value-type="string">
            <text:p>Ram Runner</text:p>
          </table:table-cell>
          <table:table-cell office:value-type="string">
            <text:p>Mountain</text:p>
          </table:table-cell>
          <table:table-cell office:value-type="float" office:value="12">
            <text:p>12</text:p>
          </table:table-cell>
          <table:table-cell table:formula="of:=4/24" office:value-type="float" office:value="0.166666666666667">
            <text:p>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1460">
            <text:p>1.460</text:p>
          </table:table-cell>
          <table:table-cell office:value-type="float" office:value="2100">
            <text:p>2.100</text:p>
          </table:table-cell>
          <table:table-cell table:style-name="Default" table:formula="of:=[.U27]-OFFSET([.Y27];0;[.Y27])" office:value-type="float" office:value="1600">
            <text:p>1.600</text:p>
          </table:table-cell>
          <table:table-cell table:formula="of:=OFFSET([.Y27];0;[.Y27])+IF([.T27]&gt;0;[.T27];[.V27])-1000*[.L27]" office:value-type="float" office:value="1960">
            <text:p>1.960</text:p>
          </table:table-cell>
          <table:table-cell table:formula="of:=[.W27]/[.E27]"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L27]+2*[.AM27]+3*[.AN27]+[.AO27]+2*[.AP27]+3*[.AQ27]-[.AS27]-[.AT27]" office:value-type="float" office:value="26">
            <text:p>26</text:p>
          </table:table-cell>
          <table:table-cell table:formula="of:=183319-182993" office:value-type="float" office:value="326">
            <text:p>326</text:p>
          </table:table-cell>
          <table:table-cell table:formula="of:=[.AV27]/26" office:value-type="float" office:value="12.5384615384615">
            <text:p>13</text:p>
          </table:table-cell>
          <table:table-cell table:number-columns-repeated="961"/>
        </table:table-row>
        <table:table-row table:style-name="ro1">
          <table:table-cell office:value-type="string">
            <text:p>The Crash Site</text:p>
          </table:table-cell>
          <table:table-cell office:value-type="string">
            <text:p>Jung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1365">
            <text:p>1.365</text:p>
          </table:table-cell>
          <table:table-cell table:formula="of:=3450+2450*0" office:value-type="float" office:value="3450">
            <text:p>3.450</text:p>
          </table:table-cell>
          <table:table-cell table:style-name="Default" table:formula="of:=[.U28]-OFFSET([.Y28];0;[.Y28])" office:value-type="float" office:value="1450">
            <text:p>1.450</text:p>
          </table:table-cell>
          <table:table-cell table:formula="of:=OFFSET([.Y28];0;[.Y28])+IF([.T28]&gt;0;[.T28];[.V28])-1000*[.L28]" office:value-type="float" office:value="1365">
            <text:p>1.365</text:p>
          </table:table-cell>
          <table:table-cell table:formula="of:=[.W28]/[.E28]" office:value-type="float" office:value="1.95">
            <text:p>2,0</text:p>
          </table:table-cell>
          <table:table-cell office:value-type="float" office:value="1">
            <text:p>1</text:p>
          </table:table-cell>
          <table:table-cell office:value-type="float" office:value="2000">
            <text:p>2.000</text:p>
          </table:table-cell>
          <table:table-cell office:value-type="float" office:value="2200">
            <text:p>2.200</text:p>
          </table:table-cell>
          <table:table-cell office:value-type="float" office:value="2400">
            <text:p>2.400</text:p>
          </table:table-cell>
          <table:table-cell office:value-type="float" office:value="2700">
            <text:p>2.700</text:p>
          </table:table-cell>
          <table:table-cell office:value-type="float" office:value="3000">
            <text:p>3.0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 secret</text:p>
          </table:table-cell>
          <table:table-cell table:number-columns-repeated="972"/>
        </table:table-row>
        <table:table-row table:style-name="ro1">
          <table:table-cell office:value-type="string">
            <text:p>The Snake Den</text:p>
          </table:table-cell>
          <table:table-cell office:value-type="string">
            <text:p>Jung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string">
            <text:p>1*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74">
            <text:p>774</text:p>
          </table:table-cell>
          <table:table-cell table:formula="of:=903+880*0" office:value-type="float" office:value="903">
            <text:p>903</text:p>
          </table:table-cell>
          <table:table-cell table:style-name="Default" table:formula="of:=1850+1450*0" office:value-type="float" office:value="1850">
            <text:p>1.850</text:p>
          </table:table-cell>
          <table:table-cell table:style-name="Default" table:formula="of:=[.U29]-OFFSET([.Y29];0;[.Y29])" office:value-type="float" office:value="1050">
            <text:p>1.050</text:p>
          </table:table-cell>
          <table:table-cell table:formula="of:=OFFSET([.Y29];0;[.Y29])+IF([.T29]&gt;0;[.T29];[.V29])-1000*[.L29]" office:value-type="float" office:value="1703">
            <text:p>1.703</text:p>
          </table:table-cell>
          <table:table-cell table:formula="of:=[.W29]/[.E29]" office:value-type="float" office:value="2.43285714285714">
            <text:p>2,4</text:p>
          </table:table-cell>
          <table:table-cell table:style-name="Default"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Native Negotiations</text:p>
          </table:table-cell>
          <table:table-cell office:value-type="string">
            <text:p>Jung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table:formula="of:=+1523" office:value-type="float" office:value="1523">
            <text:p>1.523</text:p>
          </table:table-cell>
          <table:table-cell table:style-name="Default" office:value-type="float" office:value="1700">
            <text:p>1.700</text:p>
          </table:table-cell>
          <table:table-cell table:style-name="Default" table:formula="of:=[.U30]-OFFSET([.Y30];0;[.Y30])" office:value-type="float" office:value="1700">
            <text:p>1.700</text:p>
          </table:table-cell>
          <table:table-cell table:formula="of:=OFFSET([.Y30];0;[.Y30])+IF([.T30]&gt;0;[.T30];[.V30])-1000*[.L30]" office:value-type="float" office:value="1523">
            <text:p>1.523</text:p>
          </table:table-cell>
          <table:table-cell table:formula="of:=[.W30]/[.E30]" office:value-type="float" office:value="2.17571428571429">
            <text:p>2,2</text:p>
          </table:table-cell>
          <table:table-cell table:style-name="Default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1200">
            <text:p>1.200</text:p>
          </table:table-cell>
          <table:table-cell office:value-type="float" office:value="1500">
            <text:p>1.5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Radio Tower</text:p>
          </table:table-cell>
          <table:table-cell office:value-type="string">
            <text:p>Mountain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string">
            <text:p>1*</text:p>
          </table:table-cell>
          <table:table-cell table:formula="of:=12-1" office:value-type="float" office:value="11">
            <text:p>1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table:formula="of:=+1207" office:value-type="float" office:value="1207">
            <text:p>1.207</text:p>
          </table:table-cell>
          <table:table-cell table:style-name="Default" office:value-type="float" office:value="1550">
            <text:p>1.550</text:p>
          </table:table-cell>
          <table:table-cell table:style-name="Default" table:formula="of:=[.U31]-OFFSET([.Y31];0;[.Y31])" office:value-type="float" office:value="1550">
            <text:p>1.550</text:p>
          </table:table-cell>
          <table:table-cell table:formula="of:=OFFSET([.Y31];0;[.Y31])+IF([.T31]&gt;0;[.T31];[.V31])-1000*[.L31]" office:value-type="float" office:value="1207">
            <text:p>1.207</text:p>
          </table:table-cell>
          <table:table-cell table:formula="of:=[.W31]/[.E31]" office:value-type="float" office:value="1.72428571428571">
            <text:p>1,7</text:p>
          </table:table-cell>
          <table:table-cell table:style-name="Default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Requires 3 Ram Baits</text:p>
          </table:table-cell>
          <table:table-cell table:number-columns-repeated="972"/>
        </table:table-row>
        <table:table-row table:style-name="ro1">
          <table:table-cell office:value-type="string">
            <text:p>Poacher Problems!</text:p>
          </table:table-cell>
          <table:table-cell office:value-type="string">
            <text:p>Jungle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50">
            <text:p>850</text:p>
          </table:table-cell>
          <table:table-cell office:value-type="string">
            <text:p>1*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/>
          <table:table-cell office:value-type="float" office:value="2360">
            <text:p>2.360</text:p>
          </table:table-cell>
          <table:table-cell office:value-type="float" office:value="3450">
            <text:p>3.450</text:p>
          </table:table-cell>
          <table:table-cell table:style-name="Default" table:formula="of:=[.U32]-OFFSET([.Y32];0;[.Y32])" office:value-type="float" office:value="2850">
            <text:p>2.850</text:p>
          </table:table-cell>
          <table:table-cell table:formula="of:=OFFSET([.Y32];0;[.Y32])+IF([.T32]&gt;0;[.T32];[.V32])-1000*[.L32]" office:value-type="float" office:value="2960">
            <text:p>2.960</text:p>
          </table:table-cell>
          <table:table-cell table:formula="of:=[.W32]/[.E32]" office:value-type="float" office:value="3.48235294117647">
            <text:p>3,5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300">
            <text:p>1.3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pare: 1 Arrow Frog, 2 Cocoa Tree, 2 Cotton</text:p>
          </table:table-cell>
          <table:table-cell table:number-columns-repeated="972"/>
        </table:table-row>
        <table:table-row table:style-name="ro1">
          <table:table-cell office:value-type="string">
            <text:p>Danger Mine</text:p>
          </table:table-cell>
          <table:table-cell office:value-type="string">
            <text:p>Cavern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00">
            <text:p>1.0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/>
          <table:table-cell table:formula="of:=+2557" office:value-type="float" office:value="2557">
            <text:p>2.557</text:p>
          </table:table-cell>
          <table:table-cell office:value-type="float" office:value="4300">
            <text:p>4.300</text:p>
          </table:table-cell>
          <table:table-cell table:style-name="Default" table:formula="of:=[.U33]-OFFSET([.Y33];0;[.Y33])" office:value-type="float" office:value="2400">
            <text:p>2.400</text:p>
          </table:table-cell>
          <table:table-cell table:formula="of:=OFFSET([.Y33];0;[.Y33])+IF([.T33]&gt;0;[.T33];[.V33])-1000*[.L33]" office:value-type="float" office:value="3457">
            <text:p>3.457</text:p>
          </table:table-cell>
          <table:table-cell table:formula="of:=[.W33]/[.E33]" office:value-type="float" office:value="3.457">
            <text:p>3,5</text:p>
          </table:table-cell>
          <table:table-cell office:value-type="float" office:value="3">
            <text:p>3</text:p>
          </table:table-cell>
          <table:table-cell office:value-type="float" office:value="1700">
            <text:p>1.700</text:p>
          </table:table-cell>
          <table:table-cell office:value-type="float" office:value="1750">
            <text:p>1.750</text:p>
          </table:table-cell>
          <table:table-cell office:value-type="float" office:value="1900">
            <text:p>1.900</text:p>
          </table:table-cell>
          <table:table-cell office:value-type="float" office:value="2200">
            <text:p>2.200</text:p>
          </table:table-cell>
          <table:table-cell office:value-type="float" office:value="2500">
            <text:p>2.5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ctually 1.5 days. Spare: 2 fragments, 2 tracks. Switch: near skulls. Green, Purple, Yellow</text:p>
          </table:table-cell>
          <table:table-cell table:number-columns-repeated="972"/>
        </table:table-row>
        <table:table-row table:style-name="ro1">
          <table:table-cell office:value-type="string">
            <text:p>Poacher Peak</text:p>
          </table:table-cell>
          <table:table-cell office:value-type="string">
            <text:p>Mountain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50">
            <text:p>1.150</text:p>
          </table:table-cell>
          <table:table-cell office:value-type="string">
            <text:p>1*</text:p>
          </table:table-cell>
          <table:table-cell table:formula="of:=8-3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/>
          <table:table-cell table:formula="of:=+6873" office:value-type="float" office:value="6873">
            <text:p>6.873</text:p>
          </table:table-cell>
          <table:table-cell office:value-type="float" office:value="6200">
            <text:p>6.200</text:p>
          </table:table-cell>
          <table:table-cell table:style-name="Default" table:formula="of:=[.U34]-OFFSET([.Y34];0;[.Y34])" office:value-type="float" office:value="4000">
            <text:p>4.000</text:p>
          </table:table-cell>
          <table:table-cell table:formula="of:=OFFSET([.Y34];0;[.Y34])+IF([.T34]&gt;0;[.T34];[.V34])-1000*[.L34]" office:value-type="float" office:value="7073">
            <text:p>7.073</text:p>
          </table:table-cell>
          <table:table-cell table:formula="of:=[.W34]/[.E34]" office:value-type="float" office:value="6.1504347826087">
            <text:p>6,2</text:p>
          </table:table-cell>
          <table:table-cell office:value-type="float" office:value="1">
            <text:p>1</text:p>
          </table:table-cell>
          <table:table-cell office:value-type="float" office:value="2200">
            <text:p>2.200</text:p>
          </table:table-cell>
          <table:table-cell office:value-type="float" office:value="2300">
            <text:p>2.300</text:p>
          </table:table-cell>
          <table:table-cell office:value-type="float" office:value="2500">
            <text:p>2.500</text:p>
          </table:table-cell>
          <table:table-cell office:value-type="float" office:value="2800">
            <text:p>2.800</text:p>
          </table:table-cell>
          <table:table-cell office:value-type="float" office:value="3200">
            <text:p>3.2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Exactly 96 hours. Switches: “Suspiscious Rock”. 1 secret requires 1 extra gadget. Clear camp tents for vases.</text:p>
          </table:table-cell>
          <table:table-cell table:number-columns-repeated="972"/>
        </table:table-row>
        <table:table-row table:style-name="ro1">
          <table:table-cell office:value-type="string">
            <text:p>Quacking Mine</text:p>
          </table:table-cell>
          <table:table-cell office:value-type="string">
            <text:p>Caver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00">
            <text:p>1.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  <table:table-cell table:formula="of:=1948+1238*0+1781*0" office:value-type="float" office:value="1948">
            <text:p>1.948</text:p>
          </table:table-cell>
          <table:table-cell table:formula="of:=4140+3740*0" office:value-type="float" office:value="4140">
            <text:p>4.140</text:p>
          </table:table-cell>
          <table:table-cell table:style-name="Default" table:formula="of:=[.U35]-OFFSET([.Y35];0;[.Y35])" office:value-type="float" office:value="1940">
            <text:p>1.940</text:p>
          </table:table-cell>
          <table:table-cell table:formula="of:=OFFSET([.Y35];0;[.Y35])+IF([.T35]&gt;0;[.T35];[.V35])-1000*[.L35]" office:value-type="float" office:value="2148">
            <text:p>2.148</text:p>
          </table:table-cell>
          <table:table-cell table:formula="of:=[.W35]/[.E35]" office:value-type="float" office:value="1.65230769230769">
            <text:p>1,7</text:p>
          </table:table-cell>
          <table:table-cell office:value-type="float" office:value="2">
            <text:p>2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500">
            <text:p>2.500</text:p>
          </table:table-cell>
          <table:table-cell office:value-type="float" office:value="2800">
            <text:p>2.800</text:p>
          </table:table-cell>
          <table:table-cell office:value-type="float" office:value="3200">
            <text:p>3.200</text:p>
          </table:table-cell>
          <table:table-cell office:value-type="string">
            <text:p>W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very small map. Puzzle: red, purple, yellow, green, blue</text:p>
          </table:table-cell>
          <table:table-cell table:number-columns-repeated="972"/>
        </table:table-row>
        <table:table-row table:style-name="ro1">
          <table:table-cell office:value-type="string">
            <text:p>Poacher Ploy</text:p>
          </table:table-cell>
          <table:table-cell office:value-type="string">
            <text:p>Jungle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50">
            <text:p>1.550</text:p>
          </table:table-cell>
          <table:table-cell office:value-type="string">
            <text:p>2'</text:p>
          </table:table-cell>
          <table:table-cell table:formula="of:=5+10"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/>
          <table:table-cell office:value-type="float" office:value="5746">
            <text:p>5.746</text:p>
          </table:table-cell>
          <table:table-cell office:value-type="float" office:value="6400">
            <text:p>6.400</text:p>
          </table:table-cell>
          <table:table-cell table:style-name="Default" table:formula="of:=[.U36]-OFFSET([.Y36];0;[.Y36])" office:value-type="float" office:value="6000">
            <text:p>6.000</text:p>
          </table:table-cell>
          <table:table-cell table:formula="of:=OFFSET([.Y36];0;[.Y36])+IF([.T36]&gt;0;[.T36];[.V36])-1000*[.L36]" office:value-type="float" office:value="5146">
            <text:p>5.146</text:p>
          </table:table-cell>
          <table:table-cell table:formula="of:=[.W36]/[.E36]" office:value-type="float" office:value="3.32">
            <text:p>3,3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1300">
            <text:p>1.300</text:p>
          </table:table-cell>
          <table:table-cell office:value-type="float" office:value="1800">
            <text:p>1.800</text:p>
          </table:table-cell>
          <table:table-cell office:value-type="string">
            <text:p>Oil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Spare: 2 Mice</text:p>
          </table:table-cell>
          <table:table-cell table:number-columns-repeated="972"/>
        </table:table-row>
        <table:table-row table:style-name="ro1">
          <table:table-cell office:value-type="string">
            <text:p>Lost Children</text:p>
          </table:table-cell>
          <table:table-cell office:value-type="string">
            <text:p>Jungle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00">
            <text:p>1.8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  <table:table-cell office:value-type="float" office:value="4196">
            <text:p>4.196</text:p>
          </table:table-cell>
          <table:table-cell table:formula="of:=8900" office:value-type="float" office:value="8900">
            <text:p>8.900</text:p>
          </table:table-cell>
          <table:table-cell table:style-name="Default" table:formula="of:=[.U37]-OFFSET([.Y37];0;[.Y37])" office:value-type="float" office:value="7300">
            <text:p>7.300</text:p>
          </table:table-cell>
          <table:table-cell table:formula="of:=OFFSET([.Y37];0;[.Y37])+IF([.T37]&gt;0;[.T37];[.V37])-1000*[.L37]" office:value-type="float" office:value="5796">
            <text:p>5.796</text:p>
          </table:table-cell>
          <table:table-cell table:formula="of:=[.W37]/[.E37]" office:value-type="float" office:value="3.22">
            <text:p>3,2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1200">
            <text:p>1.200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500">
            <text:p>2.500</text:p>
          </table:table-cell>
          <table:table-cell office:value-type="string">
            <text:p>W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0 secret</text:p>
          </table:table-cell>
          <table:table-cell table:number-columns-repeated="972"/>
        </table:table-row>
        <table:table-row table:style-name="ro1">
          <table:table-cell office:value-type="string">
            <text:p>Crater</text:p>
          </table:table-cell>
          <table:table-cell office:value-type="string">
            <text:p>Volcano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300">
            <text:p>2.3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float" office:value="75">
            <text:p>75</text:p>
          </table:table-cell>
          <table:table-cell/>
          <table:table-cell table:style-name="ce60" table:formula="of:=1299+1114*0+1063*0" office:value-type="float" office:value="1299">
            <text:p>1.299</text:p>
          </table:table-cell>
          <table:table-cell table:style-name="Default" table:formula="of:=4000" office:value-type="float" office:value="4000">
            <text:p>4.000</text:p>
          </table:table-cell>
          <table:table-cell table:style-name="Default" table:formula="of:=[.U38]-OFFSET([.Y38];0;[.Y38])" office:value-type="float" office:value="2200">
            <text:p>2.200</text:p>
          </table:table-cell>
          <table:table-cell table:formula="of:=OFFSET([.Y38];0;[.Y38])+IF([.T38]&gt;0;[.T38];[.V38])-1000*[.L38]" office:value-type="float" office:value="2099">
            <text:p>2.099</text:p>
          </table:table-cell>
          <table:table-cell table:formula="of:=[.W38]/[.E38]" office:value-type="float" office:value="0.912608695652174">
            <text:p>0,9</text:p>
          </table:table-cell>
          <table:table-cell table:style-name="Default" office:value-type="float" office:value="2">
            <text:p>2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600">
            <text:p>2.600</text:p>
          </table:table-cell>
          <table:table-cell office:value-type="float" office:value="3200">
            <text:p>3.200</text:p>
          </table:table-cell>
          <table:table-cell office:value-type="string">
            <text:p>Oil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1">
          <table:table-cell office:value-type="string">
            <text:p>Mountain of Madness</text:p>
          </table:table-cell>
          <table:table-cell office:value-type="string">
            <text:p>Mountain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800">
            <text:p>2.80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/>
          <table:table-cell table:style-name="ce60" office:value-type="float" office:value="5313">
            <text:p>5.313</text:p>
          </table:table-cell>
          <table:table-cell table:style-name="Default" office:value-type="float" office:value="8700">
            <text:p>8.700</text:p>
          </table:table-cell>
          <table:table-cell table:style-name="Default" table:formula="of:=[.U39]-OFFSET([.Y39];0;[.Y39])" office:value-type="float" office:value="5000">
            <text:p>5.000</text:p>
          </table:table-cell>
          <table:table-cell table:formula="of:=OFFSET([.Y39];0;[.Y39])+IF([.T39]&gt;0;[.T39];[.V39])-1000*[.L39]" office:value-type="float" office:value="7013">
            <text:p>7.013</text:p>
          </table:table-cell>
          <table:table-cell table:formula="of:=[.W39]/[.E39]" office:value-type="float" office:value="2.50464285714286">
            <text:p>2,5</text:p>
          </table:table-cell>
          <table:table-cell office:value-type="float" office:value="2">
            <text:p>2</text:p>
          </table:table-cell>
          <table:table-cell office:value-type="float" office:value="3500">
            <text:p>3.500</text:p>
          </table:table-cell>
          <table:table-cell office:value-type="float" office:value="3700">
            <text:p>3.700</text:p>
          </table:table-cell>
          <table:table-cell office:value-type="float" office:value="3900">
            <text:p>3.900</text:p>
          </table:table-cell>
          <table:table-cell office:value-type="float" office:value="4200">
            <text:p>4.200</text:p>
          </table:table-cell>
          <table:table-cell office:value-type="float" office:value="4500">
            <text:p>4.500</text:p>
          </table:table-cell>
          <table:table-cell office:value-type="string">
            <text:p>Food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Infinite snakes in black pawns</text:p>
          </table:table-cell>
          <table:table-cell table:number-columns-repeated="972"/>
        </table:table-row>
        <table:table-row table:style-name="ro1">
          <table:table-cell office:value-type="string">
            <text:p>Cracks of Gloom</text:p>
          </table:table-cell>
          <table:table-cell office:value-type="string">
            <text:p>Volcano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500">
            <text:p>3.5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1823">
            <text:p>1.823</text:p>
          </table:table-cell>
          <table:table-cell table:formula="of:=2455+1945*0" office:value-type="float" office:value="2455">
            <text:p>2.455</text:p>
          </table:table-cell>
          <table:table-cell table:formula="of:=5900+5700*0+4300*0" office:value-type="float" office:value="5900">
            <text:p>5.900</text:p>
          </table:table-cell>
          <table:table-cell table:style-name="Default" table:formula="of:=[.U40]-OFFSET([.Y40];0;[.Y40])" office:value-type="float" office:value="2900">
            <text:p>2.900</text:p>
          </table:table-cell>
          <table:table-cell table:formula="of:=OFFSET([.Y40];0;[.Y40])+IF([.T40]&gt;0;[.T40];[.V40])-1000*[.L40]" office:value-type="float" office:value="3455">
            <text:p>3.455</text:p>
          </table:table-cell>
          <table:table-cell table:formula="of:=[.W40]/[.E40]" office:value-type="float" office:value="0.987142857142857">
            <text:p>1,0</text:p>
          </table:table-cell>
          <table:table-cell office:value-type="float" office:value="2">
            <text:p>2</text:p>
          </table:table-cell>
          <table:table-cell office:value-type="float" office:value="2800">
            <text:p>2.800</text:p>
          </table:table-cell>
          <table:table-cell office:value-type="float" office:value="3000">
            <text:p>3.000</text:p>
          </table:table-cell>
          <table:table-cell office:value-type="float" office:value="3300">
            <text:p>3.300</text:p>
          </table:table-cell>
          <table:table-cell office:value-type="float" office:value="3800">
            <text:p>3.800</text:p>
          </table:table-cell>
          <table:table-cell office:value-type="float" office:value="4200">
            <text:p>4.200</text:p>
          </table:table-cell>
          <table:table-cell office:value-type="string">
            <text:p>Water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Exactly 4 days. 6Hp Obsidian Rock is worth 3 pieces. Spare: 1 Volatile Rock, several Obsidian</text:p>
          </table:table-cell>
          <table:table-cell table:number-columns-repeated="972"/>
        </table:table-row>
        <table:table-row table:style-name="ro1">
          <table:table-cell office:value-type="string">
            <text:p>Golden Tower</text:p>
          </table:table-cell>
          <table:table-cell office:value-type="string">
            <text:p>Temple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4200">
            <text:p>4.2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office:value-type="float" office:value="90">
            <text:p>90</text:p>
          </table:table-cell>
          <table:table-cell/>
          <table:table-cell office:value-type="float" office:value="2016">
            <text:p>2.016</text:p>
          </table:table-cell>
          <table:table-cell office:value-type="float" office:value="4550">
            <text:p>4.550</text:p>
          </table:table-cell>
          <table:table-cell table:style-name="Default" table:formula="of:=[.U41]-OFFSET([.Y41];0;[.Y41])" office:value-type="float" office:value="850">
            <text:p>850</text:p>
          </table:table-cell>
          <table:table-cell table:formula="of:=OFFSET([.Y41];0;[.Y41])+IF([.T41]&gt;0;[.T41];[.V41])-1000*[.L41]" office:value-type="float" office:value="3716">
            <text:p>3.716</text:p>
          </table:table-cell>
          <table:table-cell table:formula="of:=[.W41]/[.E41]" office:value-type="float" office:value="0.884761904761905">
            <text:p>0,9</text:p>
          </table:table-cell>
          <table:table-cell office:value-type="float" office:value="1">
            <text:p>1</text:p>
          </table:table-cell>
          <table:table-cell office:value-type="float" office:value="3700">
            <text:p>3.700</text:p>
          </table:table-cell>
          <table:table-cell office:value-type="float" office:value="4000">
            <text:p>4.000</text:p>
          </table:table-cell>
          <table:table-cell office:value-type="float" office:value="4500">
            <text:p>4.500</text:p>
          </table:table-cell>
          <table:table-cell office:value-type="float" office:value="5200">
            <text:p>5.200</text:p>
          </table:table-cell>
          <table:table-cell office:value-type="float" office:value="5700">
            <text:p>5.700</text:p>
          </table:table-cell>
          <table:table-cell office:value-type="string">
            <text:p>Oil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NPC's can't get sustone. Need bootle to collect waterfall. Lure snakes to press switches</text:p>
          </table:table-cell>
          <table:table-cell table:number-columns-repeated="972"/>
        </table:table-row>
        <table:table-row table:style-name="ro1">
          <table:table-cell office:value-type="string">
            <text:p>Cave of Skulls</text:p>
          </table:table-cell>
          <table:table-cell office:value-type="string">
            <text:p>Cavern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000">
            <text:p>5.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/>
          <table:table-cell table:formula="of:=+2914+3074*0" office:value-type="float" office:value="2914">
            <text:p>2.914</text:p>
          </table:table-cell>
          <table:table-cell table:formula="of:=5450+5150*0+4400*0" office:value-type="float" office:value="5450">
            <text:p>5.450</text:p>
          </table:table-cell>
          <table:table-cell table:style-name="Default" table:formula="of:=[.U42]-OFFSET([.Y42];0;[.Y42])" office:value-type="float" office:value="3650">
            <text:p>3.650</text:p>
          </table:table-cell>
          <table:table-cell table:formula="of:=OFFSET([.Y42];0;[.Y42])+IF([.T42]&gt;0;[.T42];[.V42])-1000*[.L42]" office:value-type="float" office:value="4714">
            <text:p>4.714</text:p>
          </table:table-cell>
          <table:table-cell table:formula="of:=[.W42]/[.E42]" office:value-type="float" office:value="0.9428">
            <text:p>0,9</text:p>
          </table:table-cell>
          <table:table-cell office:value-type="float" office:value="2">
            <text:p>2</text:p>
          </table:table-cell>
          <table:table-cell office:value-type="float" office:value="1500">
            <text:p>1.500</text:p>
          </table:table-cell>
          <table:table-cell office:value-type="float" office:value="1800">
            <text:p>1.800</text:p>
          </table:table-cell>
          <table:table-cell office:value-type="float" office:value="2100">
            <text:p>2.100</text:p>
          </table:table-cell>
          <table:table-cell office:value-type="float" office:value="2500">
            <text:p>2.500</text:p>
          </table:table-cell>
          <table:table-cell office:value-type="float" office:value="3000">
            <text:p>3.000</text:p>
          </table:table-cell>
          <table:table-cell office:value-type="string">
            <text:p>Water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GPB, GPYB, YRG, PGRY, YBPGR</text:p>
          </table:table-cell>
          <table:table-cell table:number-columns-repeated="972"/>
        </table:table-row>
        <table:table-row table:style-name="ro1">
          <table:table-cell office:value-type="string">
            <text:p>Painted Volcano</text:p>
          </table:table-cell>
          <table:table-cell office:value-type="string">
            <text:p>Volcano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200">
            <text:p>5.20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/>
          <table:table-cell table:formula="of:=+4800" office:value-type="float" office:value="4800">
            <text:p>4.800</text:p>
          </table:table-cell>
          <table:table-cell table:formula="of:=6900+5400*0" office:value-type="float" office:value="6900">
            <text:p>6.900</text:p>
          </table:table-cell>
          <table:table-cell table:style-name="Default" table:formula="of:=[.U43]-OFFSET([.Y43];0;[.Y43])" office:value-type="float" office:value="4400">
            <text:p>4.400</text:p>
          </table:table-cell>
          <table:table-cell table:formula="of:=OFFSET([.Y43];0;[.Y43])+IF([.T43]&gt;0;[.T43];[.V43])-1000*[.L43]" office:value-type="float" office:value="6300">
            <text:p>6.300</text:p>
          </table:table-cell>
          <table:table-cell table:formula="of:=[.W43]/[.E43]" office:value-type="float" office:value="1.21153846153846">
            <text:p>1,2</text:p>
          </table:table-cell>
          <table:table-cell office:value-type="float" office:value="1">
            <text:p>1</text:p>
          </table:table-cell>
          <table:table-cell office:value-type="float" office:value="2500">
            <text:p>2.500</text:p>
          </table:table-cell>
          <table:table-cell office:value-type="float" office:value="2800">
            <text:p>2.800</text:p>
          </table:table-cell>
          <table:table-cell office:value-type="float" office:value="3300">
            <text:p>3.300</text:p>
          </table:table-cell>
          <table:table-cell office:value-type="float" office:value="3900">
            <text:p>3.900</text:p>
          </table:table-cell>
          <table:table-cell office:value-type="float" office:value="4500">
            <text:p>4.500</text:p>
          </table:table-cell>
          <table:table-cell office:value-type="string">
            <text:p>Foo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974"/>
        </table:table-row>
        <table:table-row table:style-name="ro1">
          <table:table-cell office:value-type="string">
            <text:p>The Gauntlet</text:p>
          </table:table-cell>
          <table:table-cell office:value-type="string">
            <text:p>Temple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5400">
            <text:p>5.4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3744">
            <text:p>3.744</text:p>
          </table:table-cell>
          <table:table-cell office:value-type="float" office:value="4037">
            <text:p>4.037</text:p>
          </table:table-cell>
          <table:table-cell office:value-type="float" office:value="6000">
            <text:p>6.000</text:p>
          </table:table-cell>
          <table:table-cell table:style-name="Default" table:formula="of:=[.U44]-OFFSET([.Y44];0;[.Y44])" office:value-type="float" office:value="6000">
            <text:p>6.000</text:p>
          </table:table-cell>
          <table:table-cell table:formula="of:=OFFSET([.Y44];0;[.Y44])+IF([.S44]&gt;0;[.S44];[.V44])-1000*[.L44]" office:value-type="float" office:value="3744">
            <text:p>3.744</text:p>
          </table:table-cell>
          <table:table-cell table:formula="of:=[.W44]/[.E44]" office:value-type="float" office:value="0.693333333333333">
            <text:p>0,7</text:p>
          </table:table-cell>
          <table:table-cell office:value-type="float" office:value="0">
            <text:p>0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600">
            <text:p>2.600</text:p>
          </table:table-cell>
          <table:table-cell office:value-type="float" office:value="3200">
            <text:p>3.200</text:p>
          </table:table-cell>
          <table:table-cell office:value-type="string">
            <text:p>Oil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string">
            <text:p>Exactly 72 hours</text:p>
          </table:table-cell>
          <table:table-cell table:number-columns-repeated="972"/>
        </table:table-row>
        <table:table-row table:style-name="ro1">
          <table:table-cell office:value-type="string">
            <text:p>Bombing Run</text:p>
          </table:table-cell>
          <table:table-cell office:value-type="string">
            <text:p>Mountain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00">
            <text:p>5.600</text:p>
          </table:table-cell>
          <table:table-cell office:value-type="string">
            <text:p>1*</text:p>
          </table:table-cell>
          <table:table-cell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4165">
            <text:p>4.165</text:p>
          </table:table-cell>
          <table:table-cell table:formula="of:=4688+4341*0" office:value-type="float" office:value="4688">
            <text:p>4.688</text:p>
          </table:table-cell>
          <table:table-cell office:value-type="float" office:value="6300">
            <text:p>6.300</text:p>
          </table:table-cell>
          <table:table-cell table:style-name="Default" table:formula="of:=[.U45]-OFFSET([.Y45];0;[.Y45])" office:value-type="float" office:value="6300">
            <text:p>6.300</text:p>
          </table:table-cell>
          <table:table-cell table:formula="of:=OFFSET([.Y45];0;[.Y45])+IF([.S45]&gt;0;[.S45];[.V45])-1000*[.L45]" office:value-type="float" office:value="1165">
            <text:p>1.165</text:p>
          </table:table-cell>
          <table:table-cell table:formula="of:=[.W45]/[.E45]" office:value-type="float" office:value="0.208035714285714">
            <text:p>0,2</text:p>
          </table:table-cell>
          <table:table-cell office:value-type="float" office:value="0">
            <text:p>0</text:p>
          </table:table-cell>
          <table:table-cell office:value-type="float" office:value="2800">
            <text:p>2.800</text:p>
          </table:table-cell>
          <table:table-cell office:value-type="float" office:value="3000">
            <text:p>3.000</text:p>
          </table:table-cell>
          <table:table-cell office:value-type="float" office:value="3400">
            <text:p>3.400</text:p>
          </table:table-cell>
          <table:table-cell office:value-type="float" office:value="3800">
            <text:p>3.800</text:p>
          </table:table-cell>
          <table:table-cell office:value-type="float" office:value="4500">
            <text:p>4.500</text:p>
          </table:table-cell>
          <table:table-cell office:value-type="string">
            <text:p>Water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Exactly 96 hours. Spare: 3 tracks</text:p>
          </table:table-cell>
          <table:table-cell table:number-columns-repeated="972"/>
        </table:table-row>
        <table:table-row table:style-name="ro1">
          <table:table-cell office:value-type="string">
            <text:p>Volcano Sanctum</text:p>
          </table:table-cell>
          <table:table-cell office:value-type="string">
            <text:p>Volcano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5800">
            <text:p>5.800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5">
            <text:p>105</text:p>
          </table:table-cell>
          <table:table-cell/>
          <table:table-cell office:value-type="float" office:value="4008">
            <text:p>4.008</text:p>
          </table:table-cell>
          <table:table-cell office:value-type="float" office:value="8500">
            <text:p>8.500</text:p>
          </table:table-cell>
          <table:table-cell table:style-name="Default" table:formula="of:=[.U46]-OFFSET([.Y46];0;[.Y46])" office:value-type="float" office:value="5300">
            <text:p>5.300</text:p>
          </table:table-cell>
          <table:table-cell table:formula="of:=OFFSET([.Y46];0;[.Y46])+IF([.T46]&gt;0;[.T46];[.V46])-1000*[.L46]" office:value-type="float" office:value="3208">
            <text:p>3.208</text:p>
          </table:table-cell>
          <table:table-cell table:formula="of:=[.W46]/[.E46]" office:value-type="float" office:value="0.553103448275862">
            <text:p>0,6</text:p>
          </table:table-cell>
          <table:table-cell office:value-type="float" office:value="1">
            <text:p>1</text:p>
          </table:table-cell>
          <table:table-cell office:value-type="float" office:value="3200">
            <text:p>3.200</text:p>
          </table:table-cell>
          <table:table-cell office:value-type="float" office:value="3400">
            <text:p>3.400</text:p>
          </table:table-cell>
          <table:table-cell office:value-type="float" office:value="3600">
            <text:p>3.600</text:p>
          </table:table-cell>
          <table:table-cell office:value-type="float" office:value="4000">
            <text:p>4.000</text:p>
          </table:table-cell>
          <table:table-cell office:value-type="float" office:value="4500">
            <text:p>4.500</text:p>
          </table:table-cell>
          <table:table-cell office:value-type="string">
            <text:p>Oil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974"/>
        </table:table-row>
        <table:table-row table:style-name="ro1">
          <table:table-cell office:value-type="string">
            <text:p>Twin Temples</text:p>
          </table:table-cell>
          <table:table-cell office:value-type="string">
            <text:p>Templ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6000">
            <text:p>6.000</text:p>
          </table:table-cell>
          <table:table-cell office:value-type="string">
            <text:p>1*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/>
          <table:table-cell table:formula="of:=+5282" office:value-type="float" office:value="5282">
            <text:p>5.282</text:p>
          </table:table-cell>
          <table:table-cell office:value-type="float" office:value="6900">
            <text:p>6.900</text:p>
          </table:table-cell>
          <table:table-cell table:style-name="Default" table:formula="of:=[.U47]-OFFSET([.Y47];0;[.Y47])" office:value-type="float" office:value="4900">
            <text:p>4.900</text:p>
          </table:table-cell>
          <table:table-cell table:formula="of:=OFFSET([.Y47];0;[.Y47])+IF([.T47]&gt;0;[.T47];[.V47])-1000*[.L47]" office:value-type="float" office:value="6282">
            <text:p>6.282</text:p>
          </table:table-cell>
          <table:table-cell table:formula="of:=[.W47]/[.E47]" office:value-type="float" office:value="1.047">
            <text:p>1,0</text:p>
          </table:table-cell>
          <table:table-cell office:value-type="float" office:value="1">
            <text:p>1</text:p>
          </table:table-cell>
          <table:table-cell office:value-type="float" office:value="2000">
            <text:p>2.000</text:p>
          </table:table-cell>
          <table:table-cell office:value-type="float" office:value="2400">
            <text:p>2.400</text:p>
          </table:table-cell>
          <table:table-cell office:value-type="float" office:value="2800">
            <text:p>2.800</text:p>
          </table:table-cell>
          <table:table-cell office:value-type="float" office:value="3500">
            <text:p>3.500</text:p>
          </table:table-cell>
          <table:table-cell office:value-type="float" office:value="4200">
            <text:p>4.200</text:p>
          </table:table-cell>
          <table:table-cell office:value-type="string">
            <text:p>Food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Exactly 4 days. Spare: 1 Torch</text:p>
          </table:table-cell>
          <table:table-cell table:number-columns-repeated="972"/>
        </table:table-row>
        <table:table-row table:style-name="ro1">
          <table:table-cell office:value-type="string">
            <text:p>Coal Mine Canaries</text:p>
          </table:table-cell>
          <table:table-cell office:value-type="string">
            <text:p>Cavern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6200">
            <text:p>6.2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  <table:table-cell office:value-type="float" office:value="5031">
            <text:p>5.031</text:p>
          </table:table-cell>
          <table:table-cell office:value-type="float" office:value="7020">
            <text:p>7.020</text:p>
          </table:table-cell>
          <table:table-cell table:formula="of:=9200+8200*0" office:value-type="float" office:value="9200">
            <text:p>9.200</text:p>
          </table:table-cell>
          <table:table-cell table:style-name="Default" table:formula="of:=[.U48]-OFFSET([.Y48];0;[.Y48])" office:value-type="float" office:value="7200">
            <text:p>7.200</text:p>
          </table:table-cell>
          <table:table-cell table:formula="of:=OFFSET([.Y48];0;[.Y48])+IF([.T48]&gt;0;[.T48];[.V48])-1000*[.L48]" office:value-type="float" office:value="7020">
            <text:p>7.020</text:p>
          </table:table-cell>
          <table:table-cell table:formula="of:=[.W48]/[.E48]" office:value-type="float" office:value="1.13225806451613">
            <text:p>1,1</text:p>
          </table:table-cell>
          <table:table-cell office:value-type="float" office:value="1">
            <text:p>1</text:p>
          </table:table-cell>
          <table:table-cell office:value-type="float" office:value="2000">
            <text:p>2.000</text:p>
          </table:table-cell>
          <table:table-cell office:value-type="float" office:value="2400">
            <text:p>2.400</text:p>
          </table:table-cell>
          <table:table-cell office:value-type="float" office:value="2800">
            <text:p>2.800</text:p>
          </table:table-cell>
          <table:table-cell office:value-type="float" office:value="3500">
            <text:p>3.500</text:p>
          </table:table-cell>
          <table:table-cell office:value-type="float" office:value="4200">
            <text:p>4.200</text:p>
          </table:table-cell>
          <table:table-cell office:value-type="string">
            <text:p>Water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Exactly 2 days</text:p>
          </table:table-cell>
          <table:table-cell table:number-columns-repeated="972"/>
        </table:table-row>
        <table:table-row table:style-name="ro1">
          <table:table-cell office:value-type="string">
            <text:p>Eruption!</text:p>
          </table:table-cell>
          <table:table-cell office:value-type="string">
            <text:p>Volcano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6400">
            <text:p>6.4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/>
          <table:table-cell office:value-type="float" office:value="9318">
            <text:p>9.318</text:p>
          </table:table-cell>
          <table:table-cell office:value-type="float" office:value="12500">
            <text:p>12.500</text:p>
          </table:table-cell>
          <table:table-cell table:style-name="Default" table:formula="of:=[.U49]-OFFSET([.Y49];0;[.Y49])" office:value-type="float" office:value="9500">
            <text:p>9.500</text:p>
          </table:table-cell>
          <table:table-cell table:formula="of:=OFFSET([.Y49];0;[.Y49])+IF([.T49]&gt;0;[.T49];[.V49])-1000*[.L49]" office:value-type="float" office:value="10318">
            <text:p>10.318</text:p>
          </table:table-cell>
          <table:table-cell table:formula="of:=[.W49]/[.E49]" office:value-type="float" office:value="1.6121875">
            <text:p>1,6</text:p>
          </table:table-cell>
          <table:table-cell office:value-type="float" office:value="1">
            <text:p>1</text:p>
          </table:table-cell>
          <table:table-cell office:value-type="float" office:value="3000">
            <text:p>3.000</text:p>
          </table:table-cell>
          <table:table-cell office:value-type="float" office:value="3200">
            <text:p>3.200</text:p>
          </table:table-cell>
          <table:table-cell office:value-type="float" office:value="3600">
            <text:p>3.600</text:p>
          </table:table-cell>
          <table:table-cell office:value-type="float" office:value="4000">
            <text:p>4.000</text:p>
          </table:table-cell>
          <table:table-cell office:value-type="float" office:value="4500">
            <text:p>4.500</text:p>
          </table:table-cell>
          <table:table-cell office:value-type="string">
            <text:p>Food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Beats may give 3 Energy</text:p>
          </table:table-cell>
          <table:table-cell table:number-columns-repeated="972"/>
        </table:table-row>
        <table:table-row table:style-name="ro1">
          <table:table-cell office:value-type="string">
            <text:p>Plundered Shrine</text:p>
          </table:table-cell>
          <table:table-cell office:value-type="string">
            <text:p>Temp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600">
            <text:p>6.6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/>
          <table:table-cell table:formula="of:=+5585" office:value-type="float" office:value="5585">
            <text:p>5.585</text:p>
          </table:table-cell>
          <table:table-cell office:value-type="float" office:value="6200">
            <text:p>6.200</text:p>
          </table:table-cell>
          <table:table-cell/>
          <table:table-cell table:formula="of:=OFFSET([.Y50];0;[.Y50])+IF([.T50]&gt;0;[.T50];[.V50])-1000*[.L50]" office:value-type="float" office:value="4785">
            <text:p>4.785</text:p>
          </table:table-cell>
          <table:table-cell table:formula="of:=[.W50]/[.E50]" office:value-type="float" office:value="0.725">
            <text:p>0,7</text:p>
          </table:table-cell>
          <table:table-cell office:value-type="float" office:value="1">
            <text:p>1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800">
            <text:p>2.800</text:p>
          </table:table-cell>
          <table:table-cell office:value-type="string">
            <text:p>Oil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Exactly 24h</text:p>
          </table:table-cell>
          <table:table-cell table:number-columns-repeated="972"/>
        </table:table-row>
        <table:table-row table:style-name="ro1">
          <table:table-cell office:value-type="string">
            <text:p>Cursed Jade Mine</text:p>
          </table:table-cell>
          <table:table-cell/>
          <table:table-cell office:value-type="float" office:value="39">
            <text:p>39</text:p>
          </table:table-cell>
          <table:table-cell table:number-columns-repeated="1007"/>
        </table:table-row>
        <table:table-row table:style-name="ro1">
          <table:table-cell office:value-type="string">
            <text:p>Inner Sanctum</text:p>
          </table:table-cell>
          <table:table-cell/>
          <table:table-cell office:value-type="float" office:value="40">
            <text:p>40</text:p>
          </table:table-cell>
          <table:table-cell table:number-columns-repeated="1007"/>
        </table:table-row>
        <table:table-row table:style-name="ro1">
          <table:table-cell table:number-columns-repeated="1010"/>
        </table:table-row>
        <table:table-row table:style-name="ro1">
          <table:table-cell table:style-name="ce26" office:value-type="string">
            <text:p>Indiana Jones and the Calendar of the Sun</text:p>
          </table:table-cell>
          <table:table-cell table:style-name="ce26" table:number-columns-repeated="4"/>
          <table:table-cell table:style-name="ce48"/>
          <table:table-cell table:style-name="ce50"/>
          <table:table-cell table:style-name="ce53"/>
          <table:table-cell table:style-name="ce26"/>
          <table:table-cell table:style-name="ce50" table:number-columns-repeated="2"/>
          <table:table-cell table:style-name="ce57"/>
          <table:table-cell table:style-name="ce61"/>
          <table:table-cell table:style-name="ce26" table:number-columns-repeated="7"/>
          <table:table-cell table:style-name="ce61" table:number-columns-repeated="2"/>
          <table:table-cell table:style-name="ce26"/>
          <table:table-cell table:style-name="ce64"/>
          <table:table-cell table:style-name="ce61"/>
          <table:table-cell table:style-name="ce26" table:number-columns-repeated="4"/>
          <table:table-cell table:style-name="ce50"/>
          <table:table-cell table:style-name="ce53"/>
          <table:table-cell table:style-name="ce26" table:number-columns-repeated="4"/>
          <table:table-cell table:style-name="ce50" table:number-columns-repeated="2"/>
          <table:table-cell table:style-name="ce26" table:number-columns-repeated="973"/>
        </table:table-row>
        <table:table-row table:style-name="ro1">
          <table:table-cell office:value-type="string">
            <text:p>Jungle Approach</text:p>
          </table:table-cell>
          <table:table-cell office:value-type="string">
            <text:p>Calendar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1*</text:p>
          </table:table-cell>
          <table:table-cell table:formula="of:=8-2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formula="of:=548+536*0" office:value-type="float" office:value="548">
            <text:p>548</text:p>
          </table:table-cell>
          <table:table-cell office:value-type="float" office:value="560">
            <text:p>560</text:p>
          </table:table-cell>
          <table:table-cell table:style-name="Default" table:formula="of:=[.U55]-OFFSET([.Y55];0;[.Y55])" office:value-type="float" office:value="510">
            <text:p>510</text:p>
          </table:table-cell>
          <table:table-cell table:formula="of:=OFFSET([.Y55];0;[.Y55])+IF([.T55]&gt;0;[.T55];[.V55])-1000*[.L55]" office:value-type="float" office:value="598">
            <text:p>598</text:p>
          </table:table-cell>
          <table:table-cell table:formula="of:=[.W55]/[.E55]" office:value-type="float" office:value="11.96">
            <text:p>12,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74"/>
        </table:table-row>
        <table:table-row table:style-name="ro1">
          <table:table-cell office:value-type="string">
            <text:p>Mystery of the Moon Door</text:p>
          </table:table-cell>
          <table:table-cell office:value-type="string">
            <text:p>Calendar</text:p>
          </table:table-cell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string">
            <text:p>1*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formula="of:=+685" office:value-type="float" office:value="685">
            <text:p>685</text:p>
          </table:table-cell>
          <table:table-cell office:value-type="float" office:value="560">
            <text:p>560</text:p>
          </table:table-cell>
          <table:table-cell table:style-name="Default" table:formula="of:=[.U56]-OFFSET([.Y56];0;[.Y56])" office:value-type="float" office:value="560">
            <text:p>560</text:p>
          </table:table-cell>
          <table:table-cell table:formula="of:=OFFSET([.Y56];0;[.Y56])+IF([.T56]&gt;0;[.T56];[.V56])-1000*[.L56]" office:value-type="float" office:value="685">
            <text:p>685</text:p>
          </table:table-cell>
          <table:table-cell table:formula="of:=[.W56]/[.E56]" office:value-type="float" office:value="4.56666666666667">
            <text:p>4,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74"/>
        </table:table-row>
        <table:table-row table:style-name="ro1">
          <table:table-cell office:value-type="string">
            <text:p>Lunar Mine</text:p>
          </table:table-cell>
          <table:table-cell office:value-type="string">
            <text:p>Calendar</text:p>
          </table:table-cell>
          <table:table-cell/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1373">
            <text:p>1.373</text:p>
          </table:table-cell>
          <table:table-cell table:formula="of:=1600+1550*0" office:value-type="float" office:value="1600">
            <text:p>1.600</text:p>
          </table:table-cell>
          <table:table-cell table:style-name="Default" table:formula="of:=[.U57]-OFFSET([.Y57];0;[.Y57])" office:value-type="float" office:value="1500">
            <text:p>1.500</text:p>
          </table:table-cell>
          <table:table-cell table:formula="of:=OFFSET([.Y57];0;[.Y57])+IF([.T57]&gt;0;[.T57];[.V57])-1000*[.L57]" office:value-type="float" office:value="1473">
            <text:p>1.473</text:p>
          </table:table-cell>
          <table:table-cell table:formula="of:=[.W57]/[.E57]" office:value-type="float" office:value="5.892">
            <text:p>5,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illions of spiders!</text:p>
          </table:table-cell>
          <table:table-cell table:number-columns-repeated="972"/>
        </table:table-row>
        <table:table-row table:style-name="ro1">
          <table:table-cell office:value-type="string">
            <text:p>Ancient Forge</text:p>
          </table:table-cell>
          <table:table-cell office:value-type="string">
            <text:p>Calendar</text:p>
          </table:table-cell>
          <table:table-cell/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formula="of:=15-3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table:formula="of:=+1862+1801*0" office:value-type="float" office:value="1862">
            <text:p>1.862</text:p>
          </table:table-cell>
          <table:table-cell table:formula="of:=4200+3000*0" office:value-type="float" office:value="4200">
            <text:p>4.200</text:p>
          </table:table-cell>
          <table:table-cell table:style-name="Default" table:formula="of:=[.U58]-OFFSET([.Y58];0;[.Y58])" office:value-type="float" office:value="1800">
            <text:p>1.800</text:p>
          </table:table-cell>
          <table:table-cell table:formula="of:=OFFSET([.Y58];0;[.Y58])+IF([.T58]&gt;0;[.T58];[.V58])-1000*[.L58]" office:value-type="float" office:value="2262">
            <text:p>2.262</text:p>
          </table:table-cell>
          <table:table-cell table:formula="of:=[.W58]/[.E58]" office:value-type="float" office:value="5.655">
            <text:p>5,7</text:p>
          </table:table-cell>
          <table:table-cell office:value-type="float" office:value="1">
            <text:p>1</text:p>
          </table:table-cell>
          <table:table-cell office:value-type="float" office:value="2400">
            <text:p>2.400</text:p>
          </table:table-cell>
          <table:table-cell office:value-type="float" office:value="2600">
            <text:p>2.600</text:p>
          </table:table-cell>
          <table:table-cell office:value-type="float" office:value="2800">
            <text:p>2.800</text:p>
          </table:table-cell>
          <table:table-cell office:value-type="float" office:value="3000">
            <text:p>3.000</text:p>
          </table:table-cell>
          <table:table-cell office:value-type="float" office:value="3200">
            <text:p>3.2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973"/>
        </table:table-row>
        <table:table-row table:style-name="ro2">
          <table:table-cell office:value-type="string">
            <text:p>The Temple of the Moon</text:p>
          </table:table-cell>
          <table:table-cell office:value-type="string">
            <text:p>Calendar</text:p>
          </table:table-cell>
          <table:table-cell/>
          <table:table-cell office:value-type="float" office:value="6">
            <text:p>6</text:p>
          </table:table-cell>
          <table:table-cell office:value-type="float" office:value="575">
            <text:p>575</text:p>
          </table:table-cell>
          <table:table-cell office:value-type="string">
            <text:p>2'</text:p>
          </table:table-cell>
          <table:table-cell table:formula="of:=10-1+20" office:value-type="float" office:value="29">
            <text:p>2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299">
            <text:p>3.299</text:p>
          </table:table-cell>
          <table:table-cell table:formula="of:=3653+3846*0" office:value-type="float" office:value="3653">
            <text:p>3.653</text:p>
          </table:table-cell>
          <table:table-cell office:value-type="float" office:value="5000">
            <text:p>5.000</text:p>
          </table:table-cell>
          <table:table-cell table:style-name="Default" table:formula="of:=[.U59]-OFFSET([.Y59];0;[.Y59])" office:value-type="float" office:value="4200">
            <text:p>4.200</text:p>
          </table:table-cell>
          <table:table-cell table:formula="of:=OFFSET([.Y59];0;[.Y59])+IF([.T59]&gt;0;[.T59];[.V59])-1000*[.L59]" office:value-type="float" office:value="3453">
            <text:p>3.453</text:p>
          </table:table-cell>
          <table:table-cell table:formula="of:=[.W59]/[.E59]" office:value-type="float" office:value="6.00521739130435">
            <text:p>6,0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Right; Right; Left; Left; Left. For 2<text:span text:style-name="T1">nd</text:span> Secret Room, follow invisible path in room missing 1 torch</text:p>
          </table:table-cell>
          <table:table-cell table:number-columns-repeated="972"/>
        </table:table-row>
        <table:table-row table:style-name="ro1">
          <table:table-cell table:number-columns-repeated="1010"/>
        </table:table-row>
        <table:table-row table:style-name="ro1">
          <table:table-cell table:style-name="ce26" office:value-type="string">
            <text:p>West Pole Adventure</text:p>
          </table:table-cell>
          <table:table-cell table:style-name="ce26" table:number-columns-repeated="4"/>
          <table:table-cell table:style-name="ce48"/>
          <table:table-cell table:style-name="ce50"/>
          <table:table-cell table:style-name="ce53"/>
          <table:table-cell table:style-name="ce26"/>
          <table:table-cell table:style-name="ce50" table:number-columns-repeated="2"/>
          <table:table-cell table:style-name="ce57"/>
          <table:table-cell table:style-name="ce61"/>
          <table:table-cell table:style-name="ce26" table:number-columns-repeated="7"/>
          <table:table-cell table:style-name="ce61" table:number-columns-repeated="2"/>
          <table:table-cell table:style-name="ce26"/>
          <table:table-cell table:style-name="ce64"/>
          <table:table-cell table:style-name="ce61"/>
          <table:table-cell table:style-name="ce26" table:number-columns-repeated="4"/>
          <table:table-cell table:style-name="ce50"/>
          <table:table-cell table:style-name="ce53"/>
          <table:table-cell table:style-name="ce26" table:number-columns-repeated="4"/>
          <table:table-cell table:style-name="ce50" table:number-columns-repeated="2"/>
          <table:table-cell table:style-name="ce26" table:number-columns-repeated="973"/>
        </table:table-row>
        <table:table-row table:style-name="ro1">
          <table:table-cell office:value-type="string">
            <text:p>The Cookie Caper</text:p>
          </table:table-cell>
          <table:table-cell office:value-type="string">
            <text:p>Jung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1*</text:p>
          </table:table-cell>
          <table:table-cell office:value-type="float" office:value="12">
            <text:p>1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01">
            <text:p>3.301</text:p>
          </table:table-cell>
          <table:table-cell table:formula="of:=+4152" office:value-type="float" office:value="4152">
            <text:p>4.152</text:p>
          </table:table-cell>
          <table:table-cell table:formula="of:=5300+4700*0" office:value-type="float" office:value="5300">
            <text:p>5.300</text:p>
          </table:table-cell>
          <table:table-cell table:style-name="Default" table:formula="of:=[.U62]-OFFSET([.Y62];0;[.Y62])" office:value-type="float" office:value="4100">
            <text:p>4.100</text:p>
          </table:table-cell>
          <table:table-cell table:formula="of:=OFFSET([.Y62];0;[.Y62])+IF([.T62]&gt;0;[.T62];[.V62])-1000*[.L62]" office:value-type="float" office:value="5352">
            <text:p>5.352</text:p>
          </table:table-cell>
          <table:table-cell table:formula="of:=[.W62]/[.E62]" office:value-type="float" office:value="21.408">
            <text:p>21,4</text:p>
          </table:table-cell>
          <table:table-cell office:value-type="float" office:value="1">
            <text:p>1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table:style-name="Default" office:value-type="float" office:value="2800">
            <text:p>2.8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pare: 2 Rounded Rock</text:p>
          </table:table-cell>
          <table:table-cell table:number-columns-repeated="972"/>
        </table:table-row>
        <table:table-row table:style-name="ro1">
          <table:table-cell office:value-type="string">
            <text:p>Baloon Business</text:p>
          </table:table-cell>
          <table:table-cell office:value-type="string">
            <text:p>Jung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2'</text:p>
          </table:table-cell>
          <table:table-cell table:formula="of:=12-2+12-2"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/>
          <table:table-cell office:value-type="float" office:value="4429">
            <text:p>4.429</text:p>
          </table:table-cell>
          <table:table-cell table:formula="of:=6300+5700*0" office:value-type="float" office:value="6300">
            <text:p>6.300</text:p>
          </table:table-cell>
          <table:table-cell table:style-name="Default" table:formula="of:=[.U63]-OFFSET([.Y63];0;[.Y63])" office:value-type="float" office:value="5100">
            <text:p>5.100</text:p>
          </table:table-cell>
          <table:table-cell table:formula="of:=OFFSET([.Y63];0;[.Y63])+IF([.T63]&gt;0;[.T63];[.V63])-1000*[.L63]" office:value-type="float" office:value="5629">
            <text:p>5.629</text:p>
          </table:table-cell>
          <table:table-cell table:formula="of:=[.W63]/[.E63]" office:value-type="float" office:value="22.516">
            <text:p>22,5</text:p>
          </table:table-cell>
          <table:table-cell office:value-type="float" office:value="1">
            <text:p>1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table:style-name="Default" office:value-type="float" office:value="2800">
            <text:p>2.8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Exactly 5 days</text:p>
          </table:table-cell>
          <table:table-cell table:number-columns-repeated="972"/>
        </table:table-row>
        <table:table-row table:style-name="ro1">
          <table:table-cell office:value-type="string">
            <text:p>The List</text:p>
          </table:table-cell>
          <table:table-cell office:value-type="string">
            <text:p>Mountain?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/>
          <table:table-cell office:value-type="float" office:value="4449">
            <text:p>4.449</text:p>
          </table:table-cell>
          <table:table-cell table:formula="of:=6900+5700*0" office:value-type="float" office:value="6900">
            <text:p>6.900</text:p>
          </table:table-cell>
          <table:table-cell table:style-name="Default" table:formula="of:=[.U64]-OFFSET([.Y64];0;[.Y64])" office:value-type="float" office:value="6900">
            <text:p>6.900</text:p>
          </table:table-cell>
          <table:table-cell table:formula="of:=OFFSET([.Y64];0;[.Y64])+IF([.T64]&gt;0;[.T64];[.V64])-1000*[.L64]" office:value-type="float" office:value="4449">
            <text:p>4.449</text:p>
          </table:table-cell>
          <table:table-cell table:formula="of:=[.W64]/[.E64]" office:value-type="float" office:value="17.796">
            <text:p>17,8</text:p>
          </table:table-cell>
          <table:table-cell office:value-type="float" office:value="0">
            <text:p>0</text:p>
          </table:table-cell>
          <table:table-cell office:value-type="float" office:value="2400">
            <text:p>2.400</text:p>
          </table:table-cell>
          <table:table-cell office:value-type="float" office:value="2800">
            <text:p>2.800</text:p>
          </table:table-cell>
          <table:table-cell office:value-type="float" office:value="3600">
            <text:p>3.600</text:p>
          </table:table-cell>
          <table:table-cell office:value-type="float" office:value="4400">
            <text:p>4.400</text:p>
          </table:table-cell>
          <table:table-cell office:value-type="float" office:value="5600">
            <text:p>5.6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Exactly 5 days. Spare: 1 coca if gadget is used</text:p>
          </table:table-cell>
          <table:table-cell table:number-columns-repeated="972"/>
        </table:table-row>
        <table:table-row table:style-name="ro1">
          <table:table-cell office:value-type="string">
            <text:p>Snowy Forest</text:p>
          </table:table-cell>
          <table:table-cell office:value-type="string">
            <text:p>Temp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3"/>
          <table:table-cell table:formula="of:=+2027" office:value-type="float" office:value="2027">
            <text:p>2.027</text:p>
          </table:table-cell>
          <table:table-cell office:value-type="float" office:value="2400">
            <text:p>2.400</text:p>
          </table:table-cell>
          <table:table-cell table:style-name="Default" table:formula="of:=[.U65]-OFFSET([.Y65];0;[.Y65])" office:value-type="float" office:value="1800">
            <text:p>1.800</text:p>
          </table:table-cell>
          <table:table-cell table:formula="of:=OFFSET([.Y65];0;[.Y65])+IF([.T65]&gt;0;[.T65];[.V65])-1000*[.L65]" office:value-type="float" office:value="2627">
            <text:p>2.627</text:p>
          </table:table-cell>
          <table:table-cell table:formula="of:=[.W65]/[.E65]" office:value-type="float" office:value="10.508">
            <text:p>10,5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1100">
            <text:p>1.100</text:p>
          </table:table-cell>
          <table:table-cell office:value-type="float" office:value="1400">
            <text:p>1.4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Arctic Ascent</text:p>
          </table:table-cell>
          <table:table-cell office:value-type="string">
            <text:p>Jung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1*</text:p>
          </table:table-cell>
          <table:table-cell table:formula="of:=16-1" office:value-type="float" office:value="15">
            <text:p>1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409">
            <text:p>2.409</text:p>
          </table:table-cell>
          <table:table-cell office:value-type="float" office:value="2626">
            <text:p>2.626</text:p>
          </table:table-cell>
          <table:table-cell office:value-type="float" office:value="3900">
            <text:p>3.900</text:p>
          </table:table-cell>
          <table:table-cell table:style-name="Default" table:formula="of:=[.U66]-OFFSET([.Y66];0;[.Y66])" office:value-type="float" office:value="3300">
            <text:p>3.300</text:p>
          </table:table-cell>
          <table:table-cell table:formula="of:=OFFSET([.Y66];0;[.Y66])+IF([.T66]&gt;0;[.T66];[.V66])-1000*[.L66]" office:value-type="float" office:value="1226">
            <text:p>1.226</text:p>
          </table:table-cell>
          <table:table-cell table:formula="of:=[.W66]/[.E66]" office:value-type="float" office:value="4.904">
            <text:p>4,9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1100">
            <text:p>1.100</text:p>
          </table:table-cell>
          <table:table-cell office:value-type="float" office:value="1400">
            <text:p>1.4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5;4</text:p>
          </table:table-cell>
          <table:table-cell office:value-type="string">
            <text:p>Spare: 5 Mint, 16 Ice. Ice Crystals count as Dynamite Rock</text:p>
          </table:table-cell>
          <table:table-cell table:number-columns-repeated="972"/>
        </table:table-row>
        <table:table-row table:style-name="ro1">
          <table:table-cell office:value-type="string">
            <text:p>The Frozen Courtyard</text:p>
          </table:table-cell>
          <table:table-cell office:value-type="string">
            <text:p>Jung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2'</text:p>
          </table:table-cell>
          <table:table-cell table:formula="of:=12+12" office:value-type="float" office:value="24">
            <text:p>24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/>
          <table:table-cell office:value-type="float" office:value="3964">
            <text:p>3.964</text:p>
          </table:table-cell>
          <table:table-cell table:formula="of:=8400+7200*0" office:value-type="float" office:value="8400">
            <text:p>8.400</text:p>
          </table:table-cell>
          <table:table-cell table:style-name="Default" table:formula="of:=[.U67]-OFFSET([.Y67];0;[.Y67])" office:value-type="float" office:value="6000">
            <text:p>6.000</text:p>
          </table:table-cell>
          <table:table-cell table:formula="of:=OFFSET([.Y67];0;[.Y67])+IF([.T67]&gt;0;[.T67];[.V67])-1000*[.L67]" office:value-type="float" office:value="6364">
            <text:p>6.364</text:p>
          </table:table-cell>
          <table:table-cell table:formula="of:=[.W67]/[.E67]" office:value-type="float" office:value="25.456">
            <text:p>25,5</text:p>
          </table:table-cell>
          <table:table-cell office:value-type="float" office:value="1">
            <text:p>1</text:p>
          </table:table-cell>
          <table:table-cell office:value-type="float" office:value="2400">
            <text:p>2.400</text:p>
          </table:table-cell>
          <table:table-cell office:value-type="float" office:value="2800">
            <text:p>2.800</text:p>
          </table:table-cell>
          <table:table-cell office:value-type="float" office:value="3600">
            <text:p>3.600</text:p>
          </table:table-cell>
          <table:table-cell office:value-type="float" office:value="4400">
            <text:p>4.400</text:p>
          </table:table-cell>
          <table:table-cell office:value-type="float" office:value="5600">
            <text:p>5.6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Temple of Nickolas</text:p>
          </table:table-cell>
          <table:table-cell office:value-type="string">
            <text:p>Mountain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/>
          <table:table-cell office:value-type="float" office:value="3182">
            <text:p>3.182</text:p>
          </table:table-cell>
          <table:table-cell office:value-type="float" office:value="7100">
            <text:p>7.100</text:p>
          </table:table-cell>
          <table:table-cell table:style-name="Default" table:formula="of:=[.U68]-OFFSET([.Y68];0;[.Y68])" office:value-type="float" office:value="5900">
            <text:p>5.900</text:p>
          </table:table-cell>
          <table:table-cell table:formula="of:=OFFSET([.Y68];0;[.Y68])+IF([.T68]&gt;0;[.T68];[.V68])-1000*[.L68]" office:value-type="float" office:value="4382">
            <text:p>4.382</text:p>
          </table:table-cell>
          <table:table-cell table:formula="of:=[.W68]/[.E68]" office:value-type="float" office:value="17.528">
            <text:p>17,5</text:p>
          </table:table-cell>
          <table:table-cell office:value-type="float" office:value="1">
            <text:p>1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800">
            <text:p>2.8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Icon says “Jungle”, but it gives Warrior Collection</text:p>
          </table:table-cell>
          <table:table-cell table:number-columns-repeated="972"/>
        </table:table-row>
        <table:table-row table:style-name="ro1">
          <table:table-cell office:value-type="string">
            <text:p>Holiday Escape</text:p>
          </table:table-cell>
          <table:table-cell office:value-type="string">
            <text:p>Temp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1*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/>
          <table:table-cell office:value-type="float" office:value="3171">
            <text:p>3.171</text:p>
          </table:table-cell>
          <table:table-cell table:formula="of:=5200+4600*0" office:value-type="float" office:value="5200">
            <text:p>5.200</text:p>
          </table:table-cell>
          <table:table-cell table:style-name="Default" table:formula="of:=[.U69]-OFFSET([.Y69];0;[.Y69])" office:value-type="float" office:value="5200">
            <text:p>5.200</text:p>
          </table:table-cell>
          <table:table-cell table:formula="of:=OFFSET([.Y69];0;[.Y69])+IF([.T69]&gt;0;[.T69];[.V69])-1000*[.L69]" office:value-type="float" office:value="3171">
            <text:p>3.171</text:p>
          </table:table-cell>
          <table:table-cell table:formula="of:=[.W69]/[.E69]" office:value-type="float" office:value="12.684">
            <text:p>12,7</text:p>
          </table:table-cell>
          <table:table-cell office:value-type="float" office:value="0">
            <text:p>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800">
            <text:p>2.8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Icon says “Jungle”, but it gives Luxury, Warrior and Conquistador Collection</text:p>
          </table:table-cell>
          <table:table-cell table:number-columns-repeated="972"/>
        </table:table-row>
        <table:table-row table:style-name="ro1">
          <table:table-cell table:number-columns-repeated="1010"/>
        </table:table-row>
        <table:table-row table:style-name="ro1">
          <table:table-cell table:style-name="ce26" office:value-type="string">
            <text:p>River of Gold</text:p>
          </table:table-cell>
          <table:table-cell table:style-name="ce26" table:number-columns-repeated="4"/>
          <table:table-cell table:style-name="ce48"/>
          <table:table-cell table:style-name="ce50"/>
          <table:table-cell table:style-name="ce53"/>
          <table:table-cell table:style-name="ce26"/>
          <table:table-cell table:style-name="ce50" table:number-columns-repeated="2"/>
          <table:table-cell table:style-name="ce57"/>
          <table:table-cell table:style-name="ce61"/>
          <table:table-cell table:style-name="ce26" table:number-columns-repeated="7"/>
          <table:table-cell table:style-name="ce61" table:number-columns-repeated="2"/>
          <table:table-cell table:style-name="ce26"/>
          <table:table-cell table:style-name="ce64"/>
          <table:table-cell table:style-name="ce61"/>
          <table:table-cell table:style-name="ce26" table:number-columns-repeated="4"/>
          <table:table-cell table:style-name="ce50"/>
          <table:table-cell table:style-name="ce53"/>
          <table:table-cell table:style-name="ce26" table:number-columns-repeated="4"/>
          <table:table-cell table:style-name="ce50" table:number-columns-repeated="2"/>
          <table:table-cell table:style-name="ce26" table:number-columns-repeated="973"/>
        </table:table-row>
        <table:table-row table:style-name="ro1">
          <table:table-cell office:value-type="string">
            <text:p>Golden Source</text:p>
          </table:table-cell>
          <table:table-cell office:value-type="string">
            <text:p>Jungle?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256">
            <text:p>2.256</text:p>
          </table:table-cell>
          <table:table-cell table:formula="of:=+2788" office:value-type="float" office:value="2788">
            <text:p>2.788</text:p>
          </table:table-cell>
          <table:table-cell office:value-type="float" office:value="3050">
            <text:p>3.050</text:p>
          </table:table-cell>
          <table:table-cell table:style-name="Default" table:formula="of:=[.U72]-OFFSET([.Y72];0;[.Y72])" office:value-type="float" office:value="2900">
            <text:p>2.900</text:p>
          </table:table-cell>
          <table:table-cell table:formula="of:=OFFSET([.Y72];0;[.Y72])+IF([.T72]&gt;0;[.T72];[.V72])-1000*[.L72]" office:value-type="float" office:value="1938">
            <text:p>1.938</text:p>
          </table:table-cell>
          <table:table-cell table:formula="of:=[.W72]/[.E72]" office:value-type="float" office:value="38.76">
            <text:p>38,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973"/>
        </table:table-row>
        <table:table-row table:style-name="ro1">
          <table:table-cell office:value-type="string">
            <text:p>Golden Jungle</text:p>
          </table:table-cell>
          <table:table-cell office:value-type="string">
            <text:p>Jungle?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1*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/>
          <table:table-cell office:value-type="float" office:value="3334">
            <text:p>3.334</text:p>
          </table:table-cell>
          <table:table-cell office:value-type="float" office:value="3675">
            <text:p>3.675</text:p>
          </table:table-cell>
          <table:table-cell table:style-name="Default" table:formula="of:=[.U73]-OFFSET([.Y73];0;[.Y73])" office:value-type="float" office:value="3525">
            <text:p>3.525</text:p>
          </table:table-cell>
          <table:table-cell table:formula="of:=OFFSET([.Y73];0;[.Y73])+IF([.T73]&gt;0;[.T73];[.V73])-1000*[.L73]" office:value-type="float" office:value="3484">
            <text:p>3.484</text:p>
          </table:table-cell>
          <table:table-cell table:formula="of:=[.W73]/[.E73]" office:value-type="float" office:value="69.68">
            <text:p>69,7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For paths (not vases alone), always choose vines instead of regular bushes</text:p>
          </table:table-cell>
          <table:table-cell table:number-columns-repeated="972"/>
        </table:table-row>
        <table:table-row table:style-name="ro1">
          <table:table-cell office:value-type="string">
            <text:p>Golden Cavern</text:p>
          </table:table-cell>
          <table:table-cell office:value-type="string">
            <text:p>Mountain?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35">
            <text:p>35</text:p>
          </table:table-cell>
          <table:table-cell/>
          <table:table-cell office:value-type="float" office:value="5012">
            <text:p>5.012</text:p>
          </table:table-cell>
          <table:table-cell office:value-type="float" office:value="4075">
            <text:p>4.075</text:p>
          </table:table-cell>
          <table:table-cell table:style-name="Default" table:formula="of:=[.U74]-OFFSET([.Y74];0;[.Y74])" office:value-type="float" office:value="4075">
            <text:p>4.075</text:p>
          </table:table-cell>
          <table:table-cell table:formula="of:=OFFSET([.Y74];0;[.Y74])+IF([.T74]&gt;0;[.T74];[.V74])-1000*[.L74]" office:value-type="float" office:value="5012">
            <text:p>5.012</text:p>
          </table:table-cell>
          <table:table-cell table:formula="of:=[.W74]/[.E74]" office:value-type="float" office:value="100.24">
            <text:p>100,2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BRPY, GRBY, RGBPY, GPBRY</text:p>
          </table:table-cell>
          <table:table-cell table:number-columns-repeated="972"/>
        </table:table-row>
        <table:table-row table:style-name="ro1">
          <table:table-cell office:value-type="string">
            <text:p>Temple of Golden Waters</text:p>
          </table:table-cell>
          <table:table-cell table:number-columns-repeated="1009"/>
        </table:table-row>
        <table:table-row table:style-name="ro1">
          <table:table-cell table:number-columns-repeated="1010"/>
        </table:table-row>
        <table:table-row table:style-name="ro1">
          <table:table-cell table:style-name="ce26" office:value-type="string">
            <text:p>Riddle of the Sphinx</text:p>
          </table:table-cell>
          <table:table-cell table:style-name="ce26" table:number-columns-repeated="4"/>
          <table:table-cell table:style-name="ce48"/>
          <table:table-cell table:style-name="ce50"/>
          <table:table-cell table:style-name="ce53"/>
          <table:table-cell table:style-name="ce26"/>
          <table:table-cell table:style-name="ce50" table:number-columns-repeated="2"/>
          <table:table-cell table:style-name="ce57"/>
          <table:table-cell table:style-name="ce61"/>
          <table:table-cell table:style-name="ce26" table:number-columns-repeated="7"/>
          <table:table-cell table:style-name="ce61" table:number-columns-repeated="2"/>
          <table:table-cell table:style-name="ce26"/>
          <table:table-cell table:style-name="ce64"/>
          <table:table-cell table:style-name="ce61"/>
          <table:table-cell table:style-name="ce26" table:number-columns-repeated="4"/>
          <table:table-cell table:style-name="ce50"/>
          <table:table-cell table:style-name="ce53"/>
          <table:table-cell table:style-name="ce26" table:number-columns-repeated="4"/>
          <table:table-cell table:style-name="ce50" table:number-columns-repeated="2"/>
          <table:table-cell table:style-name="ce26" table:number-columns-repeated="973"/>
        </table:table-row>
        <table:table-row table:style-name="ro1">
          <table:table-cell office:value-type="string">
            <text:p>Riverfront Rescue</text:p>
          </table:table-cell>
          <table:table-cell/>
          <table:table-cell office:value-type="string">
            <text:p>?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/>
          <table:table-cell table:style-name="Default" table:formula="of:=[.U78]-OFFSET([.Y78];0;[.Y78])" office:value-type="float" office:value="-150">
            <text:p>-150</text:p>
          </table:table-cell>
          <table:table-cell table:formula="of:=OFFSET([.Y78];0;[.Y78])+IF([.T78]&gt;0;[.T78];[.V78])-1000*[.L78]" office:value-type="float" office:value="0">
            <text:p>0</text:p>
          </table:table-cell>
          <table:table-cell table:formula="of:=[.W78]/[.E78]" office:value-type="float" office:value="0">
            <text:p>#DIV/0!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973"/>
        </table:table-row>
        <table:table-row table:style-name="ro1">
          <table:table-cell office:value-type="string">
            <text:p>Save the Caravan</text:p>
          </table:table-cell>
          <table:table-cell table:number-columns-repeated="4"/>
          <table:table-cell office:value-type="string">
            <text:p>1*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1" table:number-rows-repeated="1048496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Great River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7" table:number-columns-repeated="4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5" table:default-cell-style-name="ce34"/>
        <table:table-column table:style-name="co17" table:number-columns-repeated="2" table:default-cell-style-name="ce38"/>
        <table:table-column table:style-name="co35" table:default-cell-style-name="Default"/>
        <table:table-column table:style-name="co39" table:number-columns-repeated="2" table:default-cell-style-name="Default"/>
        <table:table-column table:style-name="co31" table:number-columns-repeated="964" table:default-cell-style-name="Default"/>
        <table:table-row table:style-name="ro1">
          <table:table-cell table:style-name="ce1" table:number-columns-repeated="6"/>
          <table:table-cell table:style-name="ce5" table:number-columns-repeated="5"/>
          <table:table-cell table:style-name="ce8"/>
          <table:table-cell table:style-name="ce12"/>
          <table:table-cell table:style-name="ce1"/>
          <table:table-cell table:style-name="ce8" table:number-columns-repeated="2"/>
          <table:table-cell table:style-name="ce24" office:value-type="string">
            <text:p>MIN</text:p>
          </table:table-cell>
          <table:table-cell table:style-name="ce35"/>
          <table:table-cell table:style-name="ce39"/>
          <table:table-cell table:style-name="ce1" office:value-type="string">
            <text:p>AVG</text:p>
          </table:table-cell>
          <table:table-cell table:style-name="ce1" table:number-columns-repeated="2"/>
          <table:table-cell table:style-name="ce1" office:value-type="string">
            <text:p>TOT</text:p>
          </table:table-cell>
          <table:table-cell table:style-name="ce1" table:number-columns-repeated="953"/>
          <table:table-cell table:number-columns-repeated="10"/>
        </table:table-row>
        <table:table-row table:style-name="ro1">
          <table:table-cell table:style-name="ce28" office:value-type="string">
            <text:p>Action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HP</text:p>
          </table:table-cell>
          <table:table-cell table:style-name="ce28" office:value-type="string">
            <text:p>Emin</text:p>
          </table:table-cell>
          <table:table-cell table:style-name="ce28" office:value-type="string">
            <text:p>Emax</text:p>
          </table:table-cell>
          <table:table-cell table:style-name="ce28" office:value-type="string">
            <text:p>XP</text:p>
          </table:table-cell>
          <table:table-cell table:style-name="ce30" office:value-type="string">
            <text:p>$</text:p>
          </table:table-cell>
          <table:table-cell table:style-name="ce30" office:value-type="string">
            <text:p>click</text:p>
          </table:table-cell>
          <table:table-cell table:style-name="ce30" office:value-type="string">
            <text:p>E net</text:p>
          </table:table-cell>
          <table:table-cell table:style-name="ce30" office:value-type="string">
            <text:p>XP net</text:p>
          </table:table-cell>
          <table:table-cell table:style-name="ce30" office:value-type="string">
            <text:p>$ net</text:p>
          </table:table-cell>
          <table:table-cell table:style-name="ce32" office:value-type="string">
            <text:p>Q min</text:p>
          </table:table-cell>
          <table:table-cell table:style-name="ce30" office:value-type="string">
            <text:p>Q avg</text:p>
          </table:table-cell>
          <table:table-cell table:style-name="ce28" office:value-type="string">
            <text:p>Q isle</text:p>
          </table:table-cell>
          <table:table-cell table:style-name="ce32" office:value-type="string">
            <text:p>Q full</text:p>
          </table:table-cell>
          <table:table-cell table:style-name="ce32" office:value-type="string">
            <text:p>Q tot</text:p>
          </table:table-cell>
          <table:table-cell table:style-name="ce33" office:value-type="string">
            <text:p>E</text:p>
          </table:table-cell>
          <table:table-cell table:style-name="ce36" office:value-type="string">
            <text:p>XP</text:p>
          </table:table-cell>
          <table:table-cell table:style-name="ce40" office:value-type="string">
            <text:p>$</text:p>
          </table:table-cell>
          <table:table-cell table:style-name="ce33" office:value-type="string">
            <text:p>E</text:p>
          </table:table-cell>
          <table:table-cell table:style-name="ce36" office:value-type="string">
            <text:p>XP</text:p>
          </table:table-cell>
          <table:table-cell table:style-name="ce40" office:value-type="string">
            <text:p>$</text:p>
          </table:table-cell>
          <table:table-cell table:style-name="ce28" table:number-columns-repeated="954"/>
          <table:table-cell table:style-name="ce41" table:number-columns-repeated="10"/>
        </table:table-row>
        <table:table-row table:style-name="ro1">
          <table:table-cell office:value-type="string">
            <text:p>Bush</text:p>
          </table:table-cell>
          <table:table-cell office:value-type="string">
            <text:p>machete</text:p>
          </table:table-cell>
          <table:table-cell table:style-name="ce29" office:value-type="float" office:value="2">
            <text:p>2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2">
            <text:p>2 </text:p>
          </table:table-cell>
          <table:table-cell table:style-name="ce29" office:value-type="float" office:value="3">
            <text:p>3 </text:p>
          </table:table-cell>
          <table:table-cell table:style-name="ce29" table:formula="of:=IF([.C3]=0;0;IF([.B3]=&quot;none&quot;;1;ROUNDUP([.C3]/VLOOKUP([.B3];[$Data.$A$1:.$B$3];2;0))))" office:value-type="float" office:value="1">
            <text:p>1 </text:p>
          </table:table-cell>
          <table:table-cell table:style-name="ce31" table:formula="of:=[.H3]-([.E3]+[.D3])/2" office:value-type="float" office:value="1">
            <text:p>1,0 </text:p>
          </table:table-cell>
          <table:table-cell table:style-name="ce29" table:formula="of:=[.F3]+IF([.$H3]&gt;1;[.$H3]-1;0)" office:value-type="float" office:value="2">
            <text:p>2 </text:p>
          </table:table-cell>
          <table:table-cell table:style-name="ce29" table:formula="of:=[.G3]+IF([.$H3]&gt;1;[.$H3]-1;0)" office:value-type="float" office:value="3">
            <text:p>3 </text:p>
          </table:table-cell>
          <table:table-cell table:style-name="ce29" office:value-type="float" office:value="7">
            <text:p>7 </text:p>
          </table:table-cell>
          <table:table-cell table:style-name="ce29" office:value-type="float" office:value="7">
            <text:p>7 </text:p>
          </table:table-cell>
          <table:table-cell table:style-name="ce29" office:value-type="float" office:value="7">
            <text:p>7 </text:p>
          </table:table-cell>
          <table:table-cell table:style-name="ce29" office:value-type="float" office:value="21">
            <text:p>21 </text:p>
          </table:table-cell>
          <table:table-cell table:style-name="ce29" table:formula="of:=SUM([.L3:.O3])" office:value-type="float" office:value="42">
            <text:p>42 </text:p>
          </table:table-cell>
          <table:table-cell table:style-name="ce31" table:formula="of:=[.I3]*[.$L3]" office:value-type="float" office:value="7">
            <text:p>7,0 </text:p>
          </table:table-cell>
          <table:table-cell table:style-name="ce29" table:formula="of:=[.J3]*[.$L3]" office:value-type="float" office:value="14">
            <text:p>14 </text:p>
          </table:table-cell>
          <table:table-cell table:style-name="ce29" table:formula="of:=[.K3]*[.$L3]" office:value-type="float" office:value="21">
            <text:p>21 </text:p>
          </table:table-cell>
          <table:table-cell table:style-name="ce31" table:formula="of:=[.I3]*[.$M3]" office:value-type="float" office:value="7">
            <text:p>7,0 </text:p>
          </table:table-cell>
          <table:table-cell table:style-name="ce31" table:formula="of:=[.J3]*[.$M3]" office:value-type="float" office:value="14">
            <text:p>14,0 </text:p>
          </table:table-cell>
          <table:table-cell table:style-name="ce31" table:formula="of:=[.K3]*[.$M3]" office:value-type="float" office:value="21">
            <text:p>21,0 </text:p>
          </table:table-cell>
          <table:table-cell table:formula="of:=[.I3]*[.$P3]" office:value-type="float" office:value="42">
            <text:p>42</text:p>
          </table:table-cell>
          <table:table-cell table:formula="of:=[.J3]*[.$P3]" office:value-type="float" office:value="84">
            <text:p>84</text:p>
          </table:table-cell>
          <table:table-cell table:formula="of:=[.K3]*[.$P3]" office:value-type="float" office:value="126">
            <text:p>126</text:p>
          </table:table-cell>
          <table:table-cell table:number-columns-repeated="961"/>
        </table:table-row>
        <table:table-row table:style-name="ro1">
          <table:table-cell office:value-type="string">
            <text:p>Thorns</text:p>
          </table:table-cell>
          <table:table-cell office:value-type="string">
            <text:p>machete</text:p>
          </table:table-cell>
          <table:table-cell table:style-name="ce29" office:value-type="float" office:value="8">
            <text:p>8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4]=0;0;IF([.B4]=&quot;none&quot;;1;ROUNDUP([.C4]/VLOOKUP([.B4];[$Data.$A$1:.$B$3];2;0))))" office:value-type="float" office:value="2">
            <text:p>2 </text:p>
          </table:table-cell>
          <table:table-cell table:style-name="ce31" table:formula="of:=[.H4]-([.E4]+[.D4])/2" office:value-type="float" office:value="2">
            <text:p>2,0 </text:p>
          </table:table-cell>
          <table:table-cell table:style-name="ce29" table:formula="of:=[.F4]+IF([.H4]&gt;1;[.H4]-1;0)" office:value-type="float" office:value="3">
            <text:p>3 </text:p>
          </table:table-cell>
          <table:table-cell table:style-name="ce29" table:formula="of:=[.G4]+IF([.$H4]&gt;1;[.$H4]-1;0)" office:value-type="float" office:value="4">
            <text:p>4 </text:p>
          </table:table-cell>
          <table:table-cell table:style-name="ce29" office:value-type="float" office:value="6">
            <text:p>6 </text:p>
          </table:table-cell>
          <table:table-cell table:style-name="ce29"/>
          <table:table-cell table:style-name="ce29" office:value-type="float" office:value="5">
            <text:p>5 </text:p>
          </table:table-cell>
          <table:table-cell table:style-name="ce29" office:value-type="float" office:value="1">
            <text:p>1 </text:p>
          </table:table-cell>
          <table:table-cell table:style-name="ce29" table:formula="of:=SUM([.L4:.O4])" office:value-type="float" office:value="12">
            <text:p>12 </text:p>
          </table:table-cell>
          <table:table-cell table:style-name="ce31" table:formula="of:=[.I4]*[.$L4]" office:value-type="float" office:value="12">
            <text:p>12,0 </text:p>
          </table:table-cell>
          <table:table-cell table:style-name="ce29" table:formula="of:=[.J4]*[.$L4]" office:value-type="float" office:value="18">
            <text:p>18 </text:p>
          </table:table-cell>
          <table:table-cell table:style-name="ce29" table:formula="of:=[.K4]*[.$L4]" office:value-type="float" office:value="24">
            <text:p>24 </text:p>
          </table:table-cell>
          <table:table-cell table:style-name="ce31" table:formula="of:=[.I4]*[.$M4]" office:value-type="float" office:value="0">
            <text:p><text:s/>- </text:p>
          </table:table-cell>
          <table:table-cell table:style-name="ce31" table:formula="of:=[.J4]*[.$M4]" office:value-type="float" office:value="0">
            <text:p><text:s/>- </text:p>
          </table:table-cell>
          <table:table-cell table:style-name="ce31" table:formula="of:=[.K4]*[.$M4]" office:value-type="float" office:value="0">
            <text:p><text:s/>- </text:p>
          </table:table-cell>
          <table:table-cell table:formula="of:=[.I4]*[.$P4]" office:value-type="float" office:value="24">
            <text:p>24</text:p>
          </table:table-cell>
          <table:table-cell table:formula="of:=[.J4]*[.$P4]" office:value-type="float" office:value="36">
            <text:p>36</text:p>
          </table:table-cell>
          <table:table-cell table:formula="of:=[.K4]*[.$P4]" office:value-type="float" office:value="48">
            <text:p>48</text:p>
          </table:table-cell>
          <table:table-cell table:number-columns-repeated="961"/>
        </table:table-row>
        <table:table-row table:style-name="ro1">
          <table:table-cell office:value-type="string">
            <text:p>Bush w/ snake</text:p>
          </table:table-cell>
          <table:table-cell office:value-type="string">
            <text:p>machet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5]=0;0;IF([.B5]=&quot;none&quot;;1;ROUNDUP([.C5]/VLOOKUP([.B5];[$Data.$A$1:.$B$3];2;0))))" office:value-type="float" office:value="1">
            <text:p>1 </text:p>
          </table:table-cell>
          <table:table-cell table:style-name="ce31" table:formula="of:=[.H5]-([.E5]+[.D5])/2" office:value-type="float" office:value="1">
            <text:p>1,0 </text:p>
          </table:table-cell>
          <table:table-cell table:style-name="ce29" table:formula="of:=[.F5]+IF([.H5]&gt;1;[.H5]-1;0)" office:value-type="float" office:value="2">
            <text:p>2 </text:p>
          </table:table-cell>
          <table:table-cell table:style-name="ce29" table:formula="of:=[.G5]+IF([.$H5]&gt;1;[.$H5]-1;0)" office:value-type="float" office:value="3">
            <text:p>3 </text:p>
          </table:table-cell>
          <table:table-cell table:style-name="ce29" office:value-type="float" office:value="5">
            <text:p>5 </text:p>
          </table:table-cell>
          <table:table-cell table:style-name="ce29"/>
          <table:table-cell table:style-name="ce29" table:number-columns-repeated="2"/>
          <table:table-cell table:style-name="ce29" table:formula="of:=SUM([.L5:.O5])" office:value-type="float" office:value="5">
            <text:p>5 </text:p>
          </table:table-cell>
          <table:table-cell table:style-name="ce31" table:formula="of:=[.I5]*[.$L5]" office:value-type="float" office:value="5">
            <text:p>5,0 </text:p>
          </table:table-cell>
          <table:table-cell table:style-name="ce29" table:formula="of:=[.J5]*[.$L5]" office:value-type="float" office:value="10">
            <text:p>10 </text:p>
          </table:table-cell>
          <table:table-cell table:style-name="ce29" table:formula="of:=[.K5]*[.$L5]" office:value-type="float" office:value="15">
            <text:p>15 </text:p>
          </table:table-cell>
          <table:table-cell table:style-name="ce31" table:formula="of:=[.I5]*[.$M5]" office:value-type="float" office:value="0">
            <text:p><text:s/>- </text:p>
          </table:table-cell>
          <table:table-cell table:style-name="ce31" table:formula="of:=[.J5]*[.$M5]" office:value-type="float" office:value="0">
            <text:p><text:s/>- </text:p>
          </table:table-cell>
          <table:table-cell table:style-name="ce31" table:formula="of:=[.K5]*[.$M5]" office:value-type="float" office:value="0">
            <text:p><text:s/>- </text:p>
          </table:table-cell>
          <table:table-cell table:formula="of:=[.I5]*[.$P5]" office:value-type="float" office:value="5">
            <text:p>5</text:p>
          </table:table-cell>
          <table:table-cell table:formula="of:=[.J5]*[.$P5]" office:value-type="float" office:value="10">
            <text:p>10</text:p>
          </table:table-cell>
          <table:table-cell table:formula="of:=[.K5]*[.$P5]" office:value-type="float" office:value="15">
            <text:p>15</text:p>
          </table:table-cell>
          <table:table-cell table:number-columns-repeated="961"/>
        </table:table-row>
        <table:table-row table:style-name="ro1">
          <table:table-cell office:value-type="string">
            <text:p>Cotton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6]=0;0;IF([.B6]=&quot;none&quot;;1;ROUNDUP([.C6]/VLOOKUP([.B6];[$Data.$A$1:.$B$3];2;0))))" office:value-type="float" office:value="1">
            <text:p>1 </text:p>
          </table:table-cell>
          <table:table-cell table:style-name="ce31" table:formula="of:=[.H6]-([.E6]+[.D6])/2" office:value-type="float" office:value="1">
            <text:p>1,0 </text:p>
          </table:table-cell>
          <table:table-cell table:style-name="ce29" table:formula="of:=[.F6]+IF([.H6]&gt;1;[.H6]-1;0)" office:value-type="float" office:value="2">
            <text:p>2 </text:p>
          </table:table-cell>
          <table:table-cell table:style-name="ce29" table:formula="of:=[.G6]+IF([.$H6]&gt;1;[.$H6]-1;0)" office:value-type="float" office:value="3">
            <text:p>3 </text:p>
          </table:table-cell>
          <table:table-cell table:style-name="ce29" office:value-type="float" office:value="12">
            <text:p>12 </text:p>
          </table:table-cell>
          <table:table-cell table:style-name="ce29"/>
          <table:table-cell table:style-name="ce29" office:value-type="float" office:value="12">
            <text:p>12 </text:p>
          </table:table-cell>
          <table:table-cell table:style-name="ce29"/>
          <table:table-cell table:style-name="ce29" table:formula="of:=SUM([.L6:.O6])" office:value-type="float" office:value="24">
            <text:p>24 </text:p>
          </table:table-cell>
          <table:table-cell table:style-name="ce31" table:formula="of:=[.I6]*[.$L6]" office:value-type="float" office:value="12">
            <text:p>12,0 </text:p>
          </table:table-cell>
          <table:table-cell table:style-name="ce29" table:formula="of:=[.J6]*[.$L6]" office:value-type="float" office:value="24">
            <text:p>24 </text:p>
          </table:table-cell>
          <table:table-cell table:style-name="ce29" table:formula="of:=[.K6]*[.$L6]" office:value-type="float" office:value="36">
            <text:p>36 </text:p>
          </table:table-cell>
          <table:table-cell table:style-name="ce31" table:formula="of:=[.I6]*[.$M6]" office:value-type="float" office:value="0">
            <text:p><text:s/>- </text:p>
          </table:table-cell>
          <table:table-cell table:style-name="ce31" table:formula="of:=[.J6]*[.$M6]" office:value-type="float" office:value="0">
            <text:p><text:s/>- </text:p>
          </table:table-cell>
          <table:table-cell table:style-name="ce31" table:formula="of:=[.K6]*[.$M6]" office:value-type="float" office:value="0">
            <text:p><text:s/>- </text:p>
          </table:table-cell>
          <table:table-cell table:formula="of:=[.I6]*[.$P6]" office:value-type="float" office:value="24">
            <text:p>24</text:p>
          </table:table-cell>
          <table:table-cell table:formula="of:=[.J6]*[.$P6]" office:value-type="float" office:value="48">
            <text:p>48</text:p>
          </table:table-cell>
          <table:table-cell table:formula="of:=[.K6]*[.$P6]" office:value-type="float" office:value="72">
            <text:p>72</text:p>
          </table:table-cell>
          <table:table-cell table:number-columns-repeated="961"/>
        </table:table-row>
        <table:table-row table:style-name="ro1">
          <table:table-cell office:value-type="string">
            <text:p>Hay Bale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7]=0;0;IF([.B7]=&quot;none&quot;;1;ROUNDUP([.C7]/VLOOKUP([.B7];[$Data.$A$1:.$B$3];2;0))))" office:value-type="float" office:value="1">
            <text:p>1 </text:p>
          </table:table-cell>
          <table:table-cell table:style-name="ce31" table:formula="of:=[.H7]-([.E7]+[.D7])/2" office:value-type="float" office:value="1">
            <text:p>1,0 </text:p>
          </table:table-cell>
          <table:table-cell table:style-name="ce29" table:formula="of:=[.F7]+IF([.H7]&gt;1;[.H7]-1;0)" office:value-type="float" office:value="2">
            <text:p>2 </text:p>
          </table:table-cell>
          <table:table-cell table:style-name="ce29" table:formula="of:=[.G7]+IF([.$H7]&gt;1;[.$H7]-1;0)" office:value-type="float" office:value="3">
            <text:p>3 </text:p>
          </table:table-cell>
          <table:table-cell table:style-name="ce29" office:value-type="float" office:value="10">
            <text:p>10 </text:p>
          </table:table-cell>
          <table:table-cell table:style-name="ce29"/>
          <table:table-cell table:style-name="ce29"/>
          <table:table-cell table:style-name="ce29" office:value-type="float" office:value="2">
            <text:p>2 </text:p>
          </table:table-cell>
          <table:table-cell table:style-name="ce29" table:formula="of:=SUM([.L7:.O7])" office:value-type="float" office:value="12">
            <text:p>12 </text:p>
          </table:table-cell>
          <table:table-cell table:style-name="ce31" table:formula="of:=[.I7]*[.$L7]" office:value-type="float" office:value="10">
            <text:p>10,0 </text:p>
          </table:table-cell>
          <table:table-cell table:style-name="ce29" table:formula="of:=[.J7]*[.$L7]" office:value-type="float" office:value="20">
            <text:p>20 </text:p>
          </table:table-cell>
          <table:table-cell table:style-name="ce29" table:formula="of:=[.K7]*[.$L7]" office:value-type="float" office:value="30">
            <text:p>30 </text:p>
          </table:table-cell>
          <table:table-cell table:style-name="ce31" table:formula="of:=[.I7]*[.$M7]" office:value-type="float" office:value="0">
            <text:p><text:s/>- </text:p>
          </table:table-cell>
          <table:table-cell table:style-name="ce31" table:formula="of:=[.J7]*[.$M7]" office:value-type="float" office:value="0">
            <text:p><text:s/>- </text:p>
          </table:table-cell>
          <table:table-cell table:style-name="ce31" table:formula="of:=[.K7]*[.$M7]" office:value-type="float" office:value="0">
            <text:p><text:s/>- </text:p>
          </table:table-cell>
          <table:table-cell table:formula="of:=[.I7]*[.$P7]" office:value-type="float" office:value="12">
            <text:p>12</text:p>
          </table:table-cell>
          <table:table-cell table:formula="of:=[.J7]*[.$P7]" office:value-type="float" office:value="24">
            <text:p>24</text:p>
          </table:table-cell>
          <table:table-cell table:formula="of:=[.K7]*[.$P7]" office:value-type="float" office:value="36">
            <text:p>36</text:p>
          </table:table-cell>
          <table:table-cell table:number-columns-repeated="961"/>
        </table:table-row>
        <table:table-row table:style-name="ro1">
          <table:table-cell office:value-type="string">
            <text:p>Cream lhama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8]=0;0;IF([.B8]=&quot;none&quot;;1;ROUNDUP([.C8]/VLOOKUP([.B8];[$Data.$A$1:.$B$3];2;0))))" office:value-type="float" office:value="1">
            <text:p>1 </text:p>
          </table:table-cell>
          <table:table-cell table:style-name="ce31" table:formula="of:=[.H8]-([.E8]+[.D8])/2" office:value-type="float" office:value="1">
            <text:p>1,0 </text:p>
          </table:table-cell>
          <table:table-cell table:style-name="ce29" table:formula="of:=[.F8]+IF([.H8]&gt;1;[.H8]-1;0)" office:value-type="float" office:value="2">
            <text:p>2 </text:p>
          </table:table-cell>
          <table:table-cell table:style-name="ce29" table:formula="of:=[.G8]+IF([.$H8]&gt;1;[.$H8]-1;0)" office:value-type="float" office:value="3">
            <text:p>3 </text:p>
          </table:table-cell>
          <table:table-cell table:style-name="ce29" office:value-type="float" office:value="10">
            <text:p>10 </text:p>
          </table:table-cell>
          <table:table-cell table:style-name="ce29"/>
          <table:table-cell table:style-name="ce29" table:number-columns-repeated="2"/>
          <table:table-cell table:style-name="ce29" table:formula="of:=SUM([.L8:.O8])" office:value-type="float" office:value="10">
            <text:p>10 </text:p>
          </table:table-cell>
          <table:table-cell table:style-name="ce31" table:formula="of:=[.I8]*[.$L8]" office:value-type="float" office:value="10">
            <text:p>10,0 </text:p>
          </table:table-cell>
          <table:table-cell table:style-name="ce29" table:formula="of:=[.J8]*[.$L8]" office:value-type="float" office:value="20">
            <text:p>20 </text:p>
          </table:table-cell>
          <table:table-cell table:style-name="ce29" table:formula="of:=[.K8]*[.$L8]" office:value-type="float" office:value="30">
            <text:p>30 </text:p>
          </table:table-cell>
          <table:table-cell table:style-name="ce31" table:formula="of:=[.I8]*[.$M8]" office:value-type="float" office:value="0">
            <text:p><text:s/>- </text:p>
          </table:table-cell>
          <table:table-cell table:style-name="ce31" table:formula="of:=[.J8]*[.$M8]" office:value-type="float" office:value="0">
            <text:p><text:s/>- </text:p>
          </table:table-cell>
          <table:table-cell table:style-name="ce31" table:formula="of:=[.K8]*[.$M8]" office:value-type="float" office:value="0">
            <text:p><text:s/>- </text:p>
          </table:table-cell>
          <table:table-cell table:formula="of:=[.I8]*[.$P8]" office:value-type="float" office:value="10">
            <text:p>10</text:p>
          </table:table-cell>
          <table:table-cell table:formula="of:=[.J8]*[.$P8]" office:value-type="float" office:value="20">
            <text:p>20</text:p>
          </table:table-cell>
          <table:table-cell table:formula="of:=[.K8]*[.$P8]" office:value-type="float" office:value="30">
            <text:p>30</text:p>
          </table:table-cell>
          <table:table-cell table:number-columns-repeated="961"/>
        </table:table-row>
        <table:table-row table:style-name="ro1">
          <table:table-cell office:value-type="string">
            <text:p>Shave lhama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9]=0;0;IF([.B9]=&quot;none&quot;;1;ROUNDUP([.C9]/VLOOKUP([.B9];[$Data.$A$1:.$B$3];2;0))))" office:value-type="float" office:value="1">
            <text:p>1 </text:p>
          </table:table-cell>
          <table:table-cell table:style-name="ce31" table:formula="of:=[.H9]-([.E9]+[.D9])/2" office:value-type="float" office:value="1">
            <text:p>1,0 </text:p>
          </table:table-cell>
          <table:table-cell table:style-name="ce29" table:formula="of:=[.F9]+IF([.H9]&gt;1;[.H9]-1;0)" office:value-type="float" office:value="2">
            <text:p>2 </text:p>
          </table:table-cell>
          <table:table-cell table:style-name="ce29" table:formula="of:=[.G9]+IF([.$H9]&gt;1;[.$H9]-1;0)" office:value-type="float" office:value="3">
            <text:p>3 </text:p>
          </table:table-cell>
          <table:table-cell table:style-name="ce29" office:value-type="float" office:value="10">
            <text:p>10 </text:p>
          </table:table-cell>
          <table:table-cell table:style-name="ce29"/>
          <table:table-cell table:style-name="ce29" table:number-columns-repeated="2"/>
          <table:table-cell table:style-name="ce29" table:formula="of:=SUM([.L9:.O9])" office:value-type="float" office:value="10">
            <text:p>10 </text:p>
          </table:table-cell>
          <table:table-cell table:style-name="ce31" table:formula="of:=[.I9]*[.$L9]" office:value-type="float" office:value="10">
            <text:p>10,0 </text:p>
          </table:table-cell>
          <table:table-cell table:style-name="ce29" table:formula="of:=[.J9]*[.$L9]" office:value-type="float" office:value="20">
            <text:p>20 </text:p>
          </table:table-cell>
          <table:table-cell table:style-name="ce29" table:formula="of:=[.K9]*[.$L9]" office:value-type="float" office:value="30">
            <text:p>30 </text:p>
          </table:table-cell>
          <table:table-cell table:style-name="ce31" table:formula="of:=[.I9]*[.$M9]" office:value-type="float" office:value="0">
            <text:p><text:s/>- </text:p>
          </table:table-cell>
          <table:table-cell table:style-name="ce31" table:formula="of:=[.J9]*[.$M9]" office:value-type="float" office:value="0">
            <text:p><text:s/>- </text:p>
          </table:table-cell>
          <table:table-cell table:style-name="ce31" table:formula="of:=[.K9]*[.$M9]" office:value-type="float" office:value="0">
            <text:p><text:s/>- </text:p>
          </table:table-cell>
          <table:table-cell table:formula="of:=[.I9]*[.$P9]" office:value-type="float" office:value="10">
            <text:p>10</text:p>
          </table:table-cell>
          <table:table-cell table:formula="of:=[.J9]*[.$P9]" office:value-type="float" office:value="20">
            <text:p>20</text:p>
          </table:table-cell>
          <table:table-cell table:formula="of:=[.K9]*[.$P9]" office:value-type="float" office:value="30">
            <text:p>30</text:p>
          </table:table-cell>
          <table:table-cell table:number-columns-repeated="961"/>
        </table:table-row>
        <table:table-row table:style-name="ro1">
          <table:table-cell office:value-type="string">
            <text:p>Heart Goal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10]=0;0;IF([.B10]=&quot;none&quot;;1;ROUNDUP([.C10]/VLOOKUP([.B10];[$Data.$A$1:.$B$3];2;0))))" office:value-type="float" office:value="1">
            <text:p>1 </text:p>
          </table:table-cell>
          <table:table-cell table:style-name="ce31" table:formula="of:=[.H10]-([.E10]+[.D10])/2" office:value-type="float" office:value="1">
            <text:p>1,0 </text:p>
          </table:table-cell>
          <table:table-cell table:style-name="ce29" table:formula="of:=[.F10]+IF([.H10]&gt;1;[.H10]-1;0)" office:value-type="float" office:value="2">
            <text:p>2 </text:p>
          </table:table-cell>
          <table:table-cell table:style-name="ce29" table:formula="of:=[.G10]+IF([.$H10]&gt;1;[.$H10]-1;0)" office:value-type="float" office:value="3">
            <text:p>3 </text:p>
          </table:table-cell>
          <table:table-cell table:style-name="ce29" office:value-type="float" office:value="3">
            <text:p>3 </text:p>
          </table:table-cell>
          <table:table-cell table:style-name="ce29"/>
          <table:table-cell table:style-name="ce29" table:number-columns-repeated="2"/>
          <table:table-cell table:style-name="ce29" table:formula="of:=SUM([.L10:.O10])" office:value-type="float" office:value="3">
            <text:p>3 </text:p>
          </table:table-cell>
          <table:table-cell table:style-name="ce31" table:formula="of:=[.I10]*[.$L10]" office:value-type="float" office:value="3">
            <text:p>3,0 </text:p>
          </table:table-cell>
          <table:table-cell table:style-name="ce29" table:formula="of:=[.J10]*[.$L10]" office:value-type="float" office:value="6">
            <text:p>6 </text:p>
          </table:table-cell>
          <table:table-cell table:style-name="ce29" table:formula="of:=[.K10]*[.$L10]" office:value-type="float" office:value="9">
            <text:p>9 </text:p>
          </table:table-cell>
          <table:table-cell table:style-name="ce31" table:formula="of:=[.I10]*[.$M10]" office:value-type="float" office:value="0">
            <text:p><text:s/>- </text:p>
          </table:table-cell>
          <table:table-cell table:style-name="ce31" table:formula="of:=[.J10]*[.$M10]" office:value-type="float" office:value="0">
            <text:p><text:s/>- </text:p>
          </table:table-cell>
          <table:table-cell table:style-name="ce31" table:formula="of:=[.K10]*[.$M10]" office:value-type="float" office:value="0">
            <text:p><text:s/>- </text:p>
          </table:table-cell>
          <table:table-cell table:formula="of:=[.I10]*[.$P10]" office:value-type="float" office:value="3">
            <text:p>3</text:p>
          </table:table-cell>
          <table:table-cell table:formula="of:=[.J10]*[.$P10]" office:value-type="float" office:value="6">
            <text:p>6</text:p>
          </table:table-cell>
          <table:table-cell table:formula="of:=[.K10]*[.$P10]" office:value-type="float" office:value="9">
            <text:p>9</text:p>
          </table:table-cell>
          <table:table-cell table:number-columns-repeated="961"/>
        </table:table-row>
        <table:table-row table:style-name="ro1">
          <table:table-cell office:value-type="string">
            <text:p>Bags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11]=0;0;IF([.B11]=&quot;none&quot;;1;ROUNDUP([.C11]/VLOOKUP([.B11];[$Data.$A$1:.$B$3];2;0))))" office:value-type="float" office:value="1">
            <text:p>1 </text:p>
          </table:table-cell>
          <table:table-cell table:style-name="ce31" table:formula="of:=[.H11]-([.E11]+[.D11])/2" office:value-type="float" office:value="1">
            <text:p>1,0 </text:p>
          </table:table-cell>
          <table:table-cell table:style-name="ce29" table:formula="of:=[.F11]+IF([.H11]&gt;1;[.H11]-1;0)" office:value-type="float" office:value="2">
            <text:p>2 </text:p>
          </table:table-cell>
          <table:table-cell table:style-name="ce29" table:formula="of:=[.G11]+IF([.$H11]&gt;1;[.$H11]-1;0)" office:value-type="float" office:value="3">
            <text:p>3 </text:p>
          </table:table-cell>
          <table:table-cell table:style-name="ce29" office:value-type="float" office:value="1">
            <text:p>1 </text:p>
          </table:table-cell>
          <table:table-cell table:style-name="ce29"/>
          <table:table-cell table:style-name="ce29"/>
          <table:table-cell table:style-name="ce29" office:value-type="float" office:value="5">
            <text:p>5 </text:p>
          </table:table-cell>
          <table:table-cell table:style-name="ce29" table:formula="of:=SUM([.L11:.O11])" office:value-type="float" office:value="6">
            <text:p>6 </text:p>
          </table:table-cell>
          <table:table-cell table:style-name="ce31" table:formula="of:=[.I11]*[.$L11]" office:value-type="float" office:value="1">
            <text:p>1,0 </text:p>
          </table:table-cell>
          <table:table-cell table:style-name="ce29" table:formula="of:=[.J11]*[.$L11]" office:value-type="float" office:value="2">
            <text:p>2 </text:p>
          </table:table-cell>
          <table:table-cell table:style-name="ce29" table:formula="of:=[.K11]*[.$L11]" office:value-type="float" office:value="3">
            <text:p>3 </text:p>
          </table:table-cell>
          <table:table-cell table:style-name="ce31" table:formula="of:=[.I11]*[.$M11]" office:value-type="float" office:value="0">
            <text:p><text:s/>- </text:p>
          </table:table-cell>
          <table:table-cell table:style-name="ce31" table:formula="of:=[.J11]*[.$M11]" office:value-type="float" office:value="0">
            <text:p><text:s/>- </text:p>
          </table:table-cell>
          <table:table-cell table:style-name="ce31" table:formula="of:=[.K11]*[.$M11]" office:value-type="float" office:value="0">
            <text:p><text:s/>- </text:p>
          </table:table-cell>
          <table:table-cell table:formula="of:=[.I11]*[.$P11]" office:value-type="float" office:value="6">
            <text:p>6</text:p>
          </table:table-cell>
          <table:table-cell table:formula="of:=[.J11]*[.$P11]" office:value-type="float" office:value="12">
            <text:p>12</text:p>
          </table:table-cell>
          <table:table-cell table:formula="of:=[.K11]*[.$P11]" office:value-type="float" office:value="18">
            <text:p>18</text:p>
          </table:table-cell>
          <table:table-cell table:number-columns-repeated="961"/>
        </table:table-row>
        <table:table-row table:style-name="ro1">
          <table:table-cell office:value-type="string">
            <text:p>Bridge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12]=0;0;IF([.B12]=&quot;none&quot;;1;ROUNDUP([.C12]/VLOOKUP([.B12];[$Data.$A$1:.$B$3];2;0))))" office:value-type="float" office:value="1">
            <text:p>1 </text:p>
          </table:table-cell>
          <table:table-cell table:style-name="ce31" table:formula="of:=[.H12]-([.E12]+[.D12])/2" office:value-type="float" office:value="1">
            <text:p>1,0 </text:p>
          </table:table-cell>
          <table:table-cell table:style-name="ce29" table:formula="of:=[.F12]+IF([.H12]&gt;1;[.H12]-1;0)" office:value-type="float" office:value="2">
            <text:p>2 </text:p>
          </table:table-cell>
          <table:table-cell table:style-name="ce29" table:formula="of:=[.G12]+IF([.$H12]&gt;1;[.$H12]-1;0)" office:value-type="float" office:value="3">
            <text:p>3 </text:p>
          </table:table-cell>
          <table:table-cell table:style-name="ce29" office:value-type="float" office:value="6">
            <text:p>6 </text:p>
          </table:table-cell>
          <table:table-cell table:style-name="ce29"/>
          <table:table-cell table:style-name="ce29" table:number-columns-repeated="2"/>
          <table:table-cell table:style-name="ce29" table:formula="of:=SUM([.L12:.O12])" office:value-type="float" office:value="6">
            <text:p>6 </text:p>
          </table:table-cell>
          <table:table-cell table:style-name="ce31" table:formula="of:=[.I12]*[.$L12]" office:value-type="float" office:value="6">
            <text:p>6,0 </text:p>
          </table:table-cell>
          <table:table-cell table:style-name="ce29" table:formula="of:=[.J12]*[.$L12]" office:value-type="float" office:value="12">
            <text:p>12 </text:p>
          </table:table-cell>
          <table:table-cell table:style-name="ce29" table:formula="of:=[.K12]*[.$L12]" office:value-type="float" office:value="18">
            <text:p>18 </text:p>
          </table:table-cell>
          <table:table-cell table:style-name="ce31" table:formula="of:=[.I12]*[.$M12]" office:value-type="float" office:value="0">
            <text:p><text:s/>- </text:p>
          </table:table-cell>
          <table:table-cell table:style-name="ce31" table:formula="of:=[.J12]*[.$M12]" office:value-type="float" office:value="0">
            <text:p><text:s/>- </text:p>
          </table:table-cell>
          <table:table-cell table:style-name="ce31" table:formula="of:=[.K12]*[.$M12]" office:value-type="float" office:value="0">
            <text:p><text:s/>- </text:p>
          </table:table-cell>
          <table:table-cell table:formula="of:=[.I12]*[.$P12]" office:value-type="float" office:value="6">
            <text:p>6</text:p>
          </table:table-cell>
          <table:table-cell table:formula="of:=[.J12]*[.$P12]" office:value-type="float" office:value="12">
            <text:p>12</text:p>
          </table:table-cell>
          <table:table-cell table:formula="of:=[.K12]*[.$P12]" office:value-type="float" office:value="18">
            <text:p>18</text:p>
          </table:table-cell>
          <table:table-cell table:number-columns-repeated="961"/>
        </table:table-row>
        <table:table-row table:style-name="ro1">
          <table:table-cell office:value-type="string">
            <text:p>Unlock Secret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13]=0;0;IF([.B13]=&quot;none&quot;;1;ROUNDUP([.C13]/VLOOKUP([.B13];[$Data.$A$1:.$B$3];2;0))))" office:value-type="float" office:value="1">
            <text:p>1 </text:p>
          </table:table-cell>
          <table:table-cell table:style-name="ce31" table:formula="of:=[.H13]-([.E13]+[.D13])/2" office:value-type="float" office:value="1">
            <text:p>1,0 </text:p>
          </table:table-cell>
          <table:table-cell table:style-name="ce29" table:formula="of:=[.F13]+IF([.H13]&gt;1;[.H13]-1;0)" office:value-type="float" office:value="2">
            <text:p>2 </text:p>
          </table:table-cell>
          <table:table-cell table:style-name="ce29" table:formula="of:=[.G13]+IF([.$H13]&gt;1;[.$H13]-1;0)" office:value-type="float" office:value="3">
            <text:p>3 </text:p>
          </table:table-cell>
          <table:table-cell table:style-name="ce29" office:value-type="float" office:value="2">
            <text:p>2 </text:p>
          </table:table-cell>
          <table:table-cell table:style-name="ce29"/>
          <table:table-cell table:style-name="ce29" table:number-columns-repeated="2"/>
          <table:table-cell table:style-name="ce29" table:formula="of:=SUM([.L13:.O13])" office:value-type="float" office:value="2">
            <text:p>2 </text:p>
          </table:table-cell>
          <table:table-cell table:style-name="ce31" table:formula="of:=[.I13]*[.$L13]" office:value-type="float" office:value="2">
            <text:p>2,0 </text:p>
          </table:table-cell>
          <table:table-cell table:style-name="ce29" table:formula="of:=[.J13]*[.$L13]" office:value-type="float" office:value="4">
            <text:p>4 </text:p>
          </table:table-cell>
          <table:table-cell table:style-name="ce29" table:formula="of:=[.K13]*[.$L13]" office:value-type="float" office:value="6">
            <text:p>6 </text:p>
          </table:table-cell>
          <table:table-cell table:style-name="ce31" table:formula="of:=[.I13]*[.$M13]" office:value-type="float" office:value="0">
            <text:p><text:s/>- </text:p>
          </table:table-cell>
          <table:table-cell table:style-name="ce31" table:formula="of:=[.J13]*[.$M13]" office:value-type="float" office:value="0">
            <text:p><text:s/>- </text:p>
          </table:table-cell>
          <table:table-cell table:style-name="ce31" table:formula="of:=[.K13]*[.$M13]" office:value-type="float" office:value="0">
            <text:p><text:s/>- </text:p>
          </table:table-cell>
          <table:table-cell table:formula="of:=[.I13]*[.$P13]" office:value-type="float" office:value="2">
            <text:p>2</text:p>
          </table:table-cell>
          <table:table-cell table:formula="of:=[.J13]*[.$P13]" office:value-type="float" office:value="4">
            <text:p>4</text:p>
          </table:table-cell>
          <table:table-cell table:formula="of:=[.K13]*[.$P13]" office:value-type="float" office:value="6">
            <text:p>6</text:p>
          </table:table-cell>
          <table:table-cell table:number-columns-repeated="961"/>
        </table:table-row>
        <table:table-row table:style-name="ro1">
          <table:table-cell office:value-type="string">
            <text:p>Capibara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2">
            <text:p>2 </text:p>
          </table:table-cell>
          <table:table-cell table:style-name="ce29" office:value-type="float" office:value="3">
            <text:p>3 </text:p>
          </table:table-cell>
          <table:table-cell table:style-name="ce29" table:formula="of:=IF([.C14]=0;0;IF([.B14]=&quot;none&quot;;1;ROUNDUP([.C14]/VLOOKUP([.B14];[$Data.$A$1:.$B$3];2;0))))" office:value-type="float" office:value="1">
            <text:p>1 </text:p>
          </table:table-cell>
          <table:table-cell table:style-name="ce31" table:formula="of:=[.H14]-([.E14]+[.D14])/2" office:value-type="float" office:value="1">
            <text:p>1,0 </text:p>
          </table:table-cell>
          <table:table-cell table:style-name="ce29" table:formula="of:=[.F14]+IF([.H14]&gt;1;[.H14]-1;0)" office:value-type="float" office:value="2">
            <text:p>2 </text:p>
          </table:table-cell>
          <table:table-cell table:style-name="ce29" table:formula="of:=[.G14]+IF([.$H14]&gt;1;[.$H14]-1;0)" office:value-type="float" office:value="3">
            <text:p>3 </text:p>
          </table:table-cell>
          <table:table-cell table:style-name="ce29" office:value-type="float" office:value="0">
            <text:p><text:s/>- </text:p>
          </table:table-cell>
          <table:table-cell table:style-name="ce29"/>
          <table:table-cell table:style-name="ce29" office:value-type="float" office:value="1">
            <text:p>1 </text:p>
          </table:table-cell>
          <table:table-cell table:style-name="ce29"/>
          <table:table-cell table:style-name="ce29" table:formula="of:=SUM([.L14:.O14])" office:value-type="float" office:value="1">
            <text:p>1 </text:p>
          </table:table-cell>
          <table:table-cell table:style-name="ce31" table:formula="of:=[.I14]*[.$L14]" office:value-type="float" office:value="0">
            <text:p><text:s/>- </text:p>
          </table:table-cell>
          <table:table-cell table:style-name="ce29" table:formula="of:=[.J14]*[.$L14]" office:value-type="float" office:value="0">
            <text:p><text:s/>- </text:p>
          </table:table-cell>
          <table:table-cell table:style-name="ce29" table:formula="of:=[.K14]*[.$L14]" office:value-type="float" office:value="0">
            <text:p><text:s/>- </text:p>
          </table:table-cell>
          <table:table-cell table:style-name="ce31" table:formula="of:=[.I14]*[.$M14]" office:value-type="float" office:value="0">
            <text:p><text:s/>- </text:p>
          </table:table-cell>
          <table:table-cell table:style-name="ce31" table:formula="of:=[.J14]*[.$M14]" office:value-type="float" office:value="0">
            <text:p><text:s/>- </text:p>
          </table:table-cell>
          <table:table-cell table:style-name="ce31" table:formula="of:=[.K14]*[.$M14]" office:value-type="float" office:value="0">
            <text:p><text:s/>- </text:p>
          </table:table-cell>
          <table:table-cell table:formula="of:=[.I14]*[.$P14]" office:value-type="float" office:value="1">
            <text:p>1</text:p>
          </table:table-cell>
          <table:table-cell table:formula="of:=[.J14]*[.$P14]" office:value-type="float" office:value="2">
            <text:p>2</text:p>
          </table:table-cell>
          <table:table-cell table:formula="of:=[.K14]*[.$P14]" office:value-type="float" office:value="3">
            <text:p>3</text:p>
          </table:table-cell>
          <table:table-cell table:number-columns-repeated="961"/>
        </table:table-row>
        <table:table-row table:style-name="ro1">
          <table:table-cell office:value-type="string">
            <text:p>Rub Stone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F$3]" office:value-type="float" office:value="2">
            <text:p>2 </text:p>
          </table:table-cell>
          <table:table-cell table:style-name="ce29" table:formula="of:=[.G$3]" office:value-type="float" office:value="3">
            <text:p>3 </text:p>
          </table:table-cell>
          <table:table-cell table:style-name="ce29" table:formula="of:=IF([.C15]=0;0;IF([.B15]=&quot;none&quot;;1;ROUNDUP([.C15]/VLOOKUP([.B15];[$Data.$A$1:.$B$3];2;0))))" office:value-type="float" office:value="1">
            <text:p>1 </text:p>
          </table:table-cell>
          <table:table-cell table:style-name="ce31" table:formula="of:=[.H15]-([.E15]+[.D15])/2" office:value-type="float" office:value="1">
            <text:p>1,0 </text:p>
          </table:table-cell>
          <table:table-cell table:style-name="ce29" table:formula="of:=[.F15]+IF([.H15]&gt;1;[.H15]-1;0)" office:value-type="float" office:value="2">
            <text:p>2 </text:p>
          </table:table-cell>
          <table:table-cell table:style-name="ce29" table:formula="of:=[.G15]+IF([.$H15]&gt;1;[.$H15]-1;0)" office:value-type="float" office:value="3">
            <text:p>3 </text:p>
          </table:table-cell>
          <table:table-cell table:style-name="ce29" office:value-type="float" office:value="1">
            <text:p>1 </text:p>
          </table:table-cell>
          <table:table-cell table:style-name="ce29"/>
          <table:table-cell table:style-name="ce29" table:number-columns-repeated="2"/>
          <table:table-cell table:style-name="ce29" table:formula="of:=SUM([.L15:.O15])" office:value-type="float" office:value="1">
            <text:p>1 </text:p>
          </table:table-cell>
          <table:table-cell table:style-name="ce31" table:formula="of:=[.I15]*[.$L15]" office:value-type="float" office:value="1">
            <text:p>1,0 </text:p>
          </table:table-cell>
          <table:table-cell table:style-name="ce29" table:formula="of:=[.J15]*[.$L15]" office:value-type="float" office:value="2">
            <text:p>2 </text:p>
          </table:table-cell>
          <table:table-cell table:style-name="ce29" table:formula="of:=[.K15]*[.$L15]" office:value-type="float" office:value="3">
            <text:p>3 </text:p>
          </table:table-cell>
          <table:table-cell table:style-name="ce31" table:formula="of:=[.I15]*[.$M15]" office:value-type="float" office:value="0">
            <text:p><text:s/>- </text:p>
          </table:table-cell>
          <table:table-cell table:style-name="ce31" table:formula="of:=[.J15]*[.$M15]" office:value-type="float" office:value="0">
            <text:p><text:s/>- </text:p>
          </table:table-cell>
          <table:table-cell table:style-name="ce31" table:formula="of:=[.K15]*[.$M15]" office:value-type="float" office:value="0">
            <text:p><text:s/>- </text:p>
          </table:table-cell>
          <table:table-cell table:formula="of:=[.I15]*[.$P15]" office:value-type="float" office:value="1">
            <text:p>1</text:p>
          </table:table-cell>
          <table:table-cell table:formula="of:=[.J15]*[.$P15]" office:value-type="float" office:value="2">
            <text:p>2</text:p>
          </table:table-cell>
          <table:table-cell table:formula="of:=[.K15]*[.$P15]" office:value-type="float" office:value="3">
            <text:p>3</text:p>
          </table:table-cell>
          <table:table-cell table:number-columns-repeated="961"/>
        </table:table-row>
        <table:table-row table:style-name="ro1">
          <table:table-cell office:value-type="string">
            <text:p>Coral Snake</text:p>
          </table:table-cell>
          <table:table-cell office:value-type="string">
            <text:p>whip</text:p>
          </table:table-cell>
          <table:table-cell table:style-name="ce29" office:value-type="float" office:value="4">
            <text:p>4 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2">
            <text:p>2 </text:p>
          </table:table-cell>
          <table:table-cell table:style-name="ce29" office:value-type="float" office:value="3">
            <text:p>3 </text:p>
          </table:table-cell>
          <table:table-cell table:style-name="ce29" office:value-type="float" office:value="15">
            <text:p>15 </text:p>
          </table:table-cell>
          <table:table-cell table:style-name="ce29" table:formula="of:=IF([.C16]=0;0;IF([.B16]=&quot;none&quot;;1;ROUNDUP([.C16]/VLOOKUP([.B16];[$Data.$A$1:.$B$3];2;0))))" office:value-type="float" office:value="1">
            <text:p>1 </text:p>
          </table:table-cell>
          <table:table-cell table:style-name="ce31" table:formula="of:=[.H16]-([.E16]+[.D16])/2" office:value-type="float" office:value="-0.5">
            <text:p><text:s/>-0,5 </text:p>
          </table:table-cell>
          <table:table-cell table:style-name="ce29" table:formula="of:=[.F16]+IF([.H16]&gt;1;[.H16]-1;0)" office:value-type="float" office:value="3">
            <text:p>3 </text:p>
          </table:table-cell>
          <table:table-cell table:style-name="ce29" table:formula="of:=[.G16]+IF([.$H16]&gt;1;[.$H16]-1;0)" office:value-type="float" office:value="15">
            <text:p>15 </text:p>
          </table:table-cell>
          <table:table-cell table:style-name="ce29" office:value-type="float" office:value="6">
            <text:p>6 </text:p>
          </table:table-cell>
          <table:table-cell table:style-name="ce29"/>
          <table:table-cell table:style-name="ce29" table:number-columns-repeated="2"/>
          <table:table-cell table:style-name="ce29" table:formula="of:=SUM([.L16:.O16])" office:value-type="float" office:value="6">
            <text:p>6 </text:p>
          </table:table-cell>
          <table:table-cell table:style-name="ce31" table:formula="of:=[.I16]*[.$L16]" office:value-type="float" office:value="-3">
            <text:p><text:s/>-3,0 </text:p>
          </table:table-cell>
          <table:table-cell table:style-name="ce29" table:formula="of:=[.J16]*[.$L16]" office:value-type="float" office:value="18">
            <text:p>18 </text:p>
          </table:table-cell>
          <table:table-cell table:style-name="ce29" table:formula="of:=[.K16]*[.$L16]" office:value-type="float" office:value="90">
            <text:p>90 </text:p>
          </table:table-cell>
          <table:table-cell table:style-name="ce31" table:formula="of:=[.I16]*[.$M16]" office:value-type="float" office:value="-0">
            <text:p><text:s/>- </text:p>
          </table:table-cell>
          <table:table-cell table:style-name="ce31" table:formula="of:=[.J16]*[.$M16]" office:value-type="float" office:value="0">
            <text:p><text:s/>- </text:p>
          </table:table-cell>
          <table:table-cell table:style-name="ce31" table:formula="of:=[.K16]*[.$M16]" office:value-type="float" office:value="0">
            <text:p><text:s/>- </text:p>
          </table:table-cell>
          <table:table-cell table:formula="of:=[.I16]*[.$P16]" office:value-type="float" office:value="-3">
            <text:p>-3</text:p>
          </table:table-cell>
          <table:table-cell table:formula="of:=[.J16]*[.$P16]" office:value-type="float" office:value="18">
            <text:p>18</text:p>
          </table:table-cell>
          <table:table-cell table:formula="of:=[.K16]*[.$P16]" office:value-type="float" office:value="90">
            <text:p>90</text:p>
          </table:table-cell>
          <table:table-cell table:number-columns-repeated="961"/>
        </table:table-row>
        <table:table-row table:style-name="ro1">
          <table:table-cell office:value-type="string">
            <text:p>Bush Snake</text:p>
          </table:table-cell>
          <table:table-cell office:value-type="string">
            <text:p>whip</text:p>
          </table:table-cell>
          <table:table-cell table:style-name="ce29" office:value-type="float" office:value="4">
            <text:p>4 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2">
            <text:p>2 </text:p>
          </table:table-cell>
          <table:table-cell table:style-name="ce29" office:value-type="float" office:value="3">
            <text:p>3 </text:p>
          </table:table-cell>
          <table:table-cell table:style-name="ce29" office:value-type="float" office:value="15">
            <text:p>15 </text:p>
          </table:table-cell>
          <table:table-cell table:style-name="ce29" table:formula="of:=IF([.C17]=0;0;IF([.B17]=&quot;none&quot;;1;ROUNDUP([.C17]/VLOOKUP([.B17];[$Data.$A$1:.$B$3];2;0))))" office:value-type="float" office:value="1">
            <text:p>1 </text:p>
          </table:table-cell>
          <table:table-cell table:style-name="ce31" table:formula="of:=[.H17]-([.E17]+[.D17])/2" office:value-type="float" office:value="-0.5">
            <text:p><text:s/>-0,5 </text:p>
          </table:table-cell>
          <table:table-cell table:style-name="ce29" table:formula="of:=[.F17]+IF([.H17]&gt;1;[.H17]-1;0)" office:value-type="float" office:value="3">
            <text:p>3 </text:p>
          </table:table-cell>
          <table:table-cell table:style-name="ce29" table:formula="of:=[.G17]+IF([.$H17]&gt;1;[.$H17]-1;0)" office:value-type="float" office:value="15">
            <text:p>15 </text:p>
          </table:table-cell>
          <table:table-cell table:style-name="ce29" office:value-type="float" office:value="5">
            <text:p>5 </text:p>
          </table:table-cell>
          <table:table-cell table:style-name="ce29" office:value-type="float" office:value="6">
            <text:p>6 </text:p>
          </table:table-cell>
          <table:table-cell table:style-name="ce29" table:number-columns-repeated="2"/>
          <table:table-cell table:style-name="ce29" table:formula="of:=SUM([.L17:.O17])" office:value-type="float" office:value="11">
            <text:p>11 </text:p>
          </table:table-cell>
          <table:table-cell table:style-name="ce31" table:formula="of:=[.I17]*[.$L17]" office:value-type="float" office:value="-2.5">
            <text:p><text:s/>-2,5 </text:p>
          </table:table-cell>
          <table:table-cell table:style-name="ce29" table:formula="of:=[.J17]*[.$L17]" office:value-type="float" office:value="15">
            <text:p>15 </text:p>
          </table:table-cell>
          <table:table-cell table:style-name="ce29" table:formula="of:=[.K17]*[.$L17]" office:value-type="float" office:value="75">
            <text:p>75 </text:p>
          </table:table-cell>
          <table:table-cell table:style-name="ce31" table:formula="of:=[.I17]*[.$M17]" office:value-type="float" office:value="-3">
            <text:p><text:s/>-3,0 </text:p>
          </table:table-cell>
          <table:table-cell table:style-name="ce31" table:formula="of:=[.J17]*[.$M17]" office:value-type="float" office:value="18">
            <text:p>18,0 </text:p>
          </table:table-cell>
          <table:table-cell table:style-name="ce31" table:formula="of:=[.K17]*[.$M17]" office:value-type="float" office:value="90">
            <text:p>90,0 </text:p>
          </table:table-cell>
          <table:table-cell table:formula="of:=[.I17]*[.$P17]" office:value-type="float" office:value="-5.5">
            <text:p>-6</text:p>
          </table:table-cell>
          <table:table-cell table:formula="of:=[.J17]*[.$P17]" office:value-type="float" office:value="33">
            <text:p>33</text:p>
          </table:table-cell>
          <table:table-cell table:formula="of:=[.K17]*[.$P17]" office:value-type="float" office:value="165">
            <text:p>165</text:p>
          </table:table-cell>
          <table:table-cell table:number-columns-repeated="961"/>
        </table:table-row>
        <table:table-row table:style-name="ro1">
          <table:table-cell office:value-type="string">
            <text:p>Trap Snake</text:p>
          </table:table-cell>
          <table:table-cell office:value-type="string">
            <text:p>none</text:p>
          </table:table-cell>
          <table:table-cell table:style-name="ce29" office:value-type="float" office:value="0">
            <text:p><text:s/>- </text:p>
          </table:table-cell>
          <table:table-cell table:style-name="ce29" table:formula="of:=[.D$16]" office:value-type="float" office:value="1">
            <text:p>1 </text:p>
          </table:table-cell>
          <table:table-cell table:style-name="ce29" table:formula="of:=[.E$16]" office:value-type="float" office:value="2">
            <text:p>2 </text:p>
          </table:table-cell>
          <table:table-cell table:style-name="ce29" table:formula="of:=[.F$16]" office:value-type="float" office:value="3">
            <text:p>3 </text:p>
          </table:table-cell>
          <table:table-cell table:style-name="ce29" table:formula="of:=[.G$16]" office:value-type="float" office:value="15">
            <text:p>15 </text:p>
          </table:table-cell>
          <table:table-cell table:style-name="ce29" table:formula="of:=IF([.C18]=0;0;IF([.B18]=&quot;none&quot;;1;ROUNDUP([.C18]/VLOOKUP([.B18];[$Data.$A$1:.$B$3];2;0))))" office:value-type="float" office:value="0">
            <text:p><text:s/>- </text:p>
          </table:table-cell>
          <table:table-cell table:style-name="ce31" table:formula="of:=[.H18]-([.E18]+[.D18])/2" office:value-type="float" office:value="-1.5">
            <text:p><text:s/>-1,5 </text:p>
          </table:table-cell>
          <table:table-cell table:style-name="ce29" table:formula="of:=[.F18]+IF([.H18]&gt;1;[.H18]-1;0)" office:value-type="float" office:value="3">
            <text:p>3 </text:p>
          </table:table-cell>
          <table:table-cell table:style-name="ce29" table:formula="of:=[.G18]+IF([.$H18]&gt;1;[.$H18]-1;0)" office:value-type="float" office:value="15">
            <text:p>15 </text:p>
          </table:table-cell>
          <table:table-cell table:style-name="ce29" office:value-type="float" office:value="4">
            <text:p>4 </text:p>
          </table:table-cell>
          <table:table-cell table:style-name="ce29"/>
          <table:table-cell table:style-name="ce29" table:number-columns-repeated="2"/>
          <table:table-cell table:style-name="ce29" table:formula="of:=SUM([.L18:.O18])" office:value-type="float" office:value="4">
            <text:p>4 </text:p>
          </table:table-cell>
          <table:table-cell table:style-name="ce31" table:formula="of:=[.I18]*[.$L18]" office:value-type="float" office:value="-6">
            <text:p><text:s/>-6,0 </text:p>
          </table:table-cell>
          <table:table-cell table:style-name="ce29" table:formula="of:=[.J18]*[.$L18]" office:value-type="float" office:value="12">
            <text:p>12 </text:p>
          </table:table-cell>
          <table:table-cell table:style-name="ce29" table:formula="of:=[.K18]*[.$L18]" office:value-type="float" office:value="60">
            <text:p>60 </text:p>
          </table:table-cell>
          <table:table-cell table:style-name="ce31" table:formula="of:=[.I18]*[.$M18]" office:value-type="float" office:value="-0">
            <text:p><text:s/>- </text:p>
          </table:table-cell>
          <table:table-cell table:style-name="ce31" table:formula="of:=[.J18]*[.$M18]" office:value-type="float" office:value="0">
            <text:p><text:s/>- </text:p>
          </table:table-cell>
          <table:table-cell table:style-name="ce31" table:formula="of:=[.K18]*[.$M18]" office:value-type="float" office:value="0">
            <text:p><text:s/>- </text:p>
          </table:table-cell>
          <table:table-cell table:formula="of:=[.I18]*[.$P18]" office:value-type="float" office:value="-6">
            <text:p>-6</text:p>
          </table:table-cell>
          <table:table-cell table:formula="of:=[.J18]*[.$P18]" office:value-type="float" office:value="12">
            <text:p>12</text:p>
          </table:table-cell>
          <table:table-cell table:formula="of:=[.K18]*[.$P18]" office:value-type="float" office:value="60">
            <text:p>60</text:p>
          </table:table-cell>
          <table:table-cell table:number-columns-repeated="961"/>
        </table:table-row>
        <table:table-row table:style-name="ro1">
          <table:table-cell office:value-type="string">
            <text:p>Disarm Traps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2">
            <text:p>2 </text:p>
          </table:table-cell>
          <table:table-cell table:style-name="ce29" table:formula="of:=[.F$3]+2*3" office:value-type="float" office:value="8">
            <text:p>8 </text:p>
          </table:table-cell>
          <table:table-cell table:style-name="ce29" table:formula="of:=[.G$3]+2*8" office:value-type="float" office:value="19">
            <text:p>19 </text:p>
          </table:table-cell>
          <table:table-cell table:style-name="ce29" table:formula="of:=IF([.C19]=0;0;IF([.B19]=&quot;none&quot;;1;ROUNDUP([.C19]/VLOOKUP([.B19];[$Data.$A$1:.$B$3];2;0))))" office:value-type="float" office:value="1">
            <text:p>1 </text:p>
          </table:table-cell>
          <table:table-cell table:style-name="ce31" table:formula="of:=[.H19]-([.E19]+[.D19])/2" office:value-type="float" office:value="0">
            <text:p><text:s/>- </text:p>
          </table:table-cell>
          <table:table-cell table:style-name="ce29" table:formula="of:=[.F19]+IF([.H19]&gt;1;[.H19]-1;0)" office:value-type="float" office:value="8">
            <text:p>8 </text:p>
          </table:table-cell>
          <table:table-cell table:style-name="ce29" table:formula="of:=[.G19]+IF([.$H19]&gt;1;[.$H19]-1;0)" office:value-type="float" office:value="19">
            <text:p>19 </text:p>
          </table:table-cell>
          <table:table-cell table:style-name="ce29" office:value-type="float" office:value="5">
            <text:p>5 </text:p>
          </table:table-cell>
          <table:table-cell table:style-name="ce29"/>
          <table:table-cell table:style-name="ce29" office:value-type="float" office:value="1">
            <text:p>1 </text:p>
          </table:table-cell>
          <table:table-cell table:style-name="ce29"/>
          <table:table-cell table:style-name="ce29" table:formula="of:=SUM([.L19:.O19])" office:value-type="float" office:value="6">
            <text:p>6 </text:p>
          </table:table-cell>
          <table:table-cell table:style-name="ce31" table:formula="of:=[.I19]*[.$L19]" office:value-type="float" office:value="0">
            <text:p><text:s/>- </text:p>
          </table:table-cell>
          <table:table-cell table:style-name="ce29" table:formula="of:=[.J19]*[.$L19]" office:value-type="float" office:value="40">
            <text:p>40 </text:p>
          </table:table-cell>
          <table:table-cell table:style-name="ce29" table:formula="of:=[.K19]*[.$L19]" office:value-type="float" office:value="95">
            <text:p>95 </text:p>
          </table:table-cell>
          <table:table-cell table:style-name="ce31" table:formula="of:=[.I19]*[.$M19]" office:value-type="float" office:value="0">
            <text:p><text:s/>- </text:p>
          </table:table-cell>
          <table:table-cell table:style-name="ce31" table:formula="of:=[.J19]*[.$M19]" office:value-type="float" office:value="0">
            <text:p><text:s/>- </text:p>
          </table:table-cell>
          <table:table-cell table:style-name="ce31" table:formula="of:=[.K19]*[.$M19]" office:value-type="float" office:value="0">
            <text:p><text:s/>- </text:p>
          </table:table-cell>
          <table:table-cell table:formula="of:=[.I19]*[.$P19]" office:value-type="float" office:value="0">
            <text:p>0</text:p>
          </table:table-cell>
          <table:table-cell table:formula="of:=[.J19]*[.$P19]" office:value-type="float" office:value="48">
            <text:p>48</text:p>
          </table:table-cell>
          <table:table-cell table:formula="of:=[.K19]*[.$P19]" office:value-type="float" office:value="114">
            <text:p>114</text:p>
          </table:table-cell>
          <table:table-cell table:number-columns-repeated="961"/>
        </table:table-row>
        <table:table-row table:style-name="ro1">
          <table:table-cell office:value-type="string">
            <text:p>Jade Vase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3">
            <text:p>3 </text:p>
          </table:table-cell>
          <table:table-cell table:style-name="ce29" office:value-type="float" office:value="10">
            <text:p>10 </text:p>
          </table:table-cell>
          <table:table-cell table:style-name="ce29" table:formula="of:=IF([.C20]=0;0;IF([.B20]=&quot;none&quot;;1;ROUNDUP([.C20]/VLOOKUP([.B20];[$Data.$A$1:.$B$3];2;0))))" office:value-type="float" office:value="1">
            <text:p>1 </text:p>
          </table:table-cell>
          <table:table-cell table:style-name="ce31" table:formula="of:=[.H20]-([.E20]+[.D20])/2" office:value-type="float" office:value="0">
            <text:p><text:s/>- </text:p>
          </table:table-cell>
          <table:table-cell table:style-name="ce29" table:formula="of:=[.F20]+IF([.H20]&gt;1;[.H20]-1;0)" office:value-type="float" office:value="3">
            <text:p>3 </text:p>
          </table:table-cell>
          <table:table-cell table:style-name="ce29" table:formula="of:=[.G20]+IF([.$H20]&gt;1;[.$H20]-1;0)" office:value-type="float" office:value="10">
            <text:p>10 </text:p>
          </table:table-cell>
          <table:table-cell table:style-name="ce29" office:value-type="float" office:value="19">
            <text:p>19 </text:p>
          </table:table-cell>
          <table:table-cell table:style-name="ce29" office:value-type="float" office:value="2">
            <text:p>2 </text:p>
          </table:table-cell>
          <table:table-cell table:style-name="ce29" office:value-type="float" office:value="5">
            <text:p>5 </text:p>
          </table:table-cell>
          <table:table-cell table:style-name="ce29"/>
          <table:table-cell table:style-name="ce29" table:formula="of:=SUM([.L20:.O20])" office:value-type="float" office:value="26">
            <text:p>26 </text:p>
          </table:table-cell>
          <table:table-cell table:style-name="ce31" table:formula="of:=[.I20]*[.$L20]" office:value-type="float" office:value="0">
            <text:p><text:s/>- </text:p>
          </table:table-cell>
          <table:table-cell table:style-name="ce29" table:formula="of:=[.J20]*[.$L20]" office:value-type="float" office:value="57">
            <text:p>57 </text:p>
          </table:table-cell>
          <table:table-cell table:style-name="ce29" table:formula="of:=[.K20]*[.$L20]" office:value-type="float" office:value="190">
            <text:p>190 </text:p>
          </table:table-cell>
          <table:table-cell table:style-name="ce31" table:formula="of:=[.I20]*[.$M20]" office:value-type="float" office:value="0">
            <text:p><text:s/>- </text:p>
          </table:table-cell>
          <table:table-cell table:style-name="ce31" table:formula="of:=[.J20]*[.$M20]" office:value-type="float" office:value="6">
            <text:p>6,0 </text:p>
          </table:table-cell>
          <table:table-cell table:style-name="ce31" table:formula="of:=[.K20]*[.$M20]" office:value-type="float" office:value="20">
            <text:p>20,0 </text:p>
          </table:table-cell>
          <table:table-cell table:formula="of:=[.I20]*[.$P20]" office:value-type="float" office:value="0">
            <text:p>0</text:p>
          </table:table-cell>
          <table:table-cell table:formula="of:=[.J20]*[.$P20]" office:value-type="float" office:value="78">
            <text:p>78</text:p>
          </table:table-cell>
          <table:table-cell table:formula="of:=[.K20]*[.$P20]" office:value-type="float" office:value="260">
            <text:p>260</text:p>
          </table:table-cell>
          <table:table-cell table:number-columns-repeated="961"/>
        </table:table-row>
        <table:table-row table:style-name="ro1">
          <table:table-cell office:value-type="string">
            <text:p>Ruby Vase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2">
            <text:p>2 </text:p>
          </table:table-cell>
          <table:table-cell table:style-name="ce29" office:value-type="float" office:value="2">
            <text:p>2 </text:p>
          </table:table-cell>
          <table:table-cell table:style-name="ce29" office:value-type="float" office:value="4">
            <text:p>4 </text:p>
          </table:table-cell>
          <table:table-cell table:style-name="ce29" office:value-type="float" office:value="20">
            <text:p>20 </text:p>
          </table:table-cell>
          <table:table-cell table:style-name="ce29" table:formula="of:=IF([.C21]=0;0;IF([.B21]=&quot;none&quot;;1;ROUNDUP([.C21]/VLOOKUP([.B21];[$Data.$A$1:.$B$3];2;0))))" office:value-type="float" office:value="1">
            <text:p>1 </text:p>
          </table:table-cell>
          <table:table-cell table:style-name="ce31" table:formula="of:=[.H21]-([.E21]+[.D21])/2" office:value-type="float" office:value="-1">
            <text:p><text:s/>-1,0 </text:p>
          </table:table-cell>
          <table:table-cell table:style-name="ce29" table:formula="of:=[.F21]+IF([.H21]&gt;1;[.H21]-1;0)" office:value-type="float" office:value="4">
            <text:p>4 </text:p>
          </table:table-cell>
          <table:table-cell table:style-name="ce29" table:formula="of:=[.G21]+IF([.$H21]&gt;1;[.$H21]-1;0)" office:value-type="float" office:value="20">
            <text:p>20 </text:p>
          </table:table-cell>
          <table:table-cell table:style-name="ce29" office:value-type="float" office:value="4">
            <text:p>4 </text:p>
          </table:table-cell>
          <table:table-cell table:style-name="ce29"/>
          <table:table-cell table:style-name="ce29" table:number-columns-repeated="2"/>
          <table:table-cell table:style-name="ce29" table:formula="of:=SUM([.L21:.O21])" office:value-type="float" office:value="4">
            <text:p>4 </text:p>
          </table:table-cell>
          <table:table-cell table:style-name="ce31" table:formula="of:=[.I21]*[.$L21]" office:value-type="float" office:value="-4">
            <text:p><text:s/>-4,0 </text:p>
          </table:table-cell>
          <table:table-cell table:style-name="ce29" table:formula="of:=[.J21]*[.$L21]" office:value-type="float" office:value="16">
            <text:p>16 </text:p>
          </table:table-cell>
          <table:table-cell table:style-name="ce29" table:formula="of:=[.K21]*[.$L21]" office:value-type="float" office:value="80">
            <text:p>80 </text:p>
          </table:table-cell>
          <table:table-cell table:style-name="ce31" table:formula="of:=[.I21]*[.$M21]" office:value-type="float" office:value="-0">
            <text:p><text:s/>- </text:p>
          </table:table-cell>
          <table:table-cell table:style-name="ce31" table:formula="of:=[.J21]*[.$M21]" office:value-type="float" office:value="0">
            <text:p><text:s/>- </text:p>
          </table:table-cell>
          <table:table-cell table:style-name="ce31" table:formula="of:=[.K21]*[.$M21]" office:value-type="float" office:value="0">
            <text:p><text:s/>- </text:p>
          </table:table-cell>
          <table:table-cell table:formula="of:=[.I21]*[.$P21]" office:value-type="float" office:value="-4">
            <text:p>-4</text:p>
          </table:table-cell>
          <table:table-cell table:formula="of:=[.J21]*[.$P21]" office:value-type="float" office:value="16">
            <text:p>16</text:p>
          </table:table-cell>
          <table:table-cell table:formula="of:=[.K21]*[.$P21]" office:value-type="float" office:value="80">
            <text:p>80</text:p>
          </table:table-cell>
          <table:table-cell table:number-columns-repeated="961"/>
        </table:table-row>
        <table:table-row table:style-name="ro1">
          <table:table-cell office:value-type="string">
            <text:p>Azure Skull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3">
            <text:p>3 </text:p>
          </table:table-cell>
          <table:table-cell table:style-name="ce29" office:value-type="float" office:value="3">
            <text:p>3 </text:p>
          </table:table-cell>
          <table:table-cell table:style-name="ce29" office:value-type="float" office:value="10">
            <text:p>10 </text:p>
          </table:table-cell>
          <table:table-cell table:style-name="ce29" office:value-type="float" office:value="50">
            <text:p>50 </text:p>
          </table:table-cell>
          <table:table-cell table:style-name="ce29" table:formula="of:=IF([.C22]=0;0;IF([.B22]=&quot;none&quot;;1;ROUNDUP([.C22]/VLOOKUP([.B22];[$Data.$A$1:.$B$3];2;0))))" office:value-type="float" office:value="1">
            <text:p>1 </text:p>
          </table:table-cell>
          <table:table-cell table:style-name="ce31" table:formula="of:=[.H22]-([.E22]+[.D22])/2" office:value-type="float" office:value="-2">
            <text:p><text:s/>-2,0 </text:p>
          </table:table-cell>
          <table:table-cell table:style-name="ce29" table:formula="of:=[.F22]+IF([.H22]&gt;1;[.H22]-1;0)" office:value-type="float" office:value="10">
            <text:p>10 </text:p>
          </table:table-cell>
          <table:table-cell table:style-name="ce29" table:formula="of:=[.G22]+IF([.$H22]&gt;1;[.$H22]-1;0)" office:value-type="float" office:value="50">
            <text:p>50 </text:p>
          </table:table-cell>
          <table:table-cell table:style-name="ce29" office:value-type="float" office:value="1">
            <text:p>1 </text:p>
          </table:table-cell>
          <table:table-cell table:style-name="ce29"/>
          <table:table-cell table:style-name="ce29" office:value-type="float" office:value="1">
            <text:p>1 </text:p>
          </table:table-cell>
          <table:table-cell table:style-name="ce29"/>
          <table:table-cell table:style-name="ce29" table:formula="of:=SUM([.L22:.O22])" office:value-type="float" office:value="2">
            <text:p>2 </text:p>
          </table:table-cell>
          <table:table-cell table:style-name="ce31" table:formula="of:=[.I22]*[.$L22]" office:value-type="float" office:value="-2">
            <text:p><text:s/>-2,0 </text:p>
          </table:table-cell>
          <table:table-cell table:style-name="ce29" table:formula="of:=[.J22]*[.$L22]" office:value-type="float" office:value="10">
            <text:p>10 </text:p>
          </table:table-cell>
          <table:table-cell table:style-name="ce29" table:formula="of:=[.K22]*[.$L22]" office:value-type="float" office:value="50">
            <text:p>50 </text:p>
          </table:table-cell>
          <table:table-cell table:style-name="ce31" table:formula="of:=[.I22]*[.$M22]" office:value-type="float" office:value="-0">
            <text:p><text:s/>- </text:p>
          </table:table-cell>
          <table:table-cell table:style-name="ce31" table:formula="of:=[.J22]*[.$M22]" office:value-type="float" office:value="0">
            <text:p><text:s/>- </text:p>
          </table:table-cell>
          <table:table-cell table:style-name="ce31" table:formula="of:=[.K22]*[.$M22]" office:value-type="float" office:value="0">
            <text:p><text:s/>- </text:p>
          </table:table-cell>
          <table:table-cell table:formula="of:=[.I22]*[.$P22]" office:value-type="float" office:value="-4">
            <text:p>-4</text:p>
          </table:table-cell>
          <table:table-cell table:formula="of:=[.J22]*[.$P22]" office:value-type="float" office:value="20">
            <text:p>20</text:p>
          </table:table-cell>
          <table:table-cell table:formula="of:=[.K22]*[.$P22]" office:value-type="float" office:value="100">
            <text:p>100</text:p>
          </table:table-cell>
          <table:table-cell table:number-columns-repeated="961"/>
        </table:table-row>
        <table:table-row table:style-name="ro1">
          <table:table-cell office:value-type="string">
            <text:p>Treasure Chest</text:p>
          </table:table-cell>
          <table:table-cell office:value-type="string">
            <text:p>none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4">
            <text:p>4 </text:p>
          </table:table-cell>
          <table:table-cell table:style-name="ce29" office:value-type="float" office:value="4">
            <text:p>4 </text:p>
          </table:table-cell>
          <table:table-cell table:style-name="ce29" office:value-type="float" office:value="10">
            <text:p>10 </text:p>
          </table:table-cell>
          <table:table-cell table:style-name="ce29" office:value-type="float" office:value="100">
            <text:p>100 </text:p>
          </table:table-cell>
          <table:table-cell table:style-name="ce29" table:formula="of:=IF([.C23]=0;0;IF([.B23]=&quot;none&quot;;1;ROUNDUP([.C23]/VLOOKUP([.B23];[$Data.$A$1:.$B$3];2;0))))" office:value-type="float" office:value="1">
            <text:p>1 </text:p>
          </table:table-cell>
          <table:table-cell table:style-name="ce31" table:formula="of:=[.H23]-([.E23]+[.D23])/2" office:value-type="float" office:value="-3">
            <text:p><text:s/>-3,0 </text:p>
          </table:table-cell>
          <table:table-cell table:style-name="ce29" table:formula="of:=[.F23]+IF([.H23]&gt;1;[.H23]-1;0)" office:value-type="float" office:value="10">
            <text:p>10 </text:p>
          </table:table-cell>
          <table:table-cell table:style-name="ce29" table:formula="of:=[.G23]+IF([.$H23]&gt;1;[.$H23]-1;0)" office:value-type="float" office:value="100">
            <text:p>100 </text:p>
          </table:table-cell>
          <table:table-cell table:style-name="ce29" office:value-type="float" office:value="1">
            <text:p>1 </text:p>
          </table:table-cell>
          <table:table-cell table:style-name="ce29"/>
          <table:table-cell table:style-name="ce29" table:number-columns-repeated="2"/>
          <table:table-cell table:style-name="ce29" table:formula="of:=SUM([.L23:.O23])" office:value-type="float" office:value="1">
            <text:p>1 </text:p>
          </table:table-cell>
          <table:table-cell table:style-name="ce31" table:formula="of:=[.I23]*[.$L23]" office:value-type="float" office:value="-3">
            <text:p><text:s/>-3,0 </text:p>
          </table:table-cell>
          <table:table-cell table:style-name="ce29" table:formula="of:=[.J23]*[.$L23]" office:value-type="float" office:value="10">
            <text:p>10 </text:p>
          </table:table-cell>
          <table:table-cell table:style-name="ce29" table:formula="of:=[.K23]*[.$L23]" office:value-type="float" office:value="100">
            <text:p>100 </text:p>
          </table:table-cell>
          <table:table-cell table:style-name="ce31" table:formula="of:=[.I23]*[.$M23]" office:value-type="float" office:value="-0">
            <text:p><text:s/>- </text:p>
          </table:table-cell>
          <table:table-cell table:style-name="ce31" table:formula="of:=[.J23]*[.$M23]" office:value-type="float" office:value="0">
            <text:p><text:s/>- </text:p>
          </table:table-cell>
          <table:table-cell table:style-name="ce31" table:formula="of:=[.K23]*[.$M23]" office:value-type="float" office:value="0">
            <text:p><text:s/>- </text:p>
          </table:table-cell>
          <table:table-cell table:formula="of:=[.I23]*[.$P23]" office:value-type="float" office:value="-3">
            <text:p>-3</text:p>
          </table:table-cell>
          <table:table-cell table:formula="of:=[.J23]*[.$P23]" office:value-type="float" office:value="10">
            <text:p>10</text:p>
          </table:table-cell>
          <table:table-cell table:formula="of:=[.K23]*[.$P23]" office:value-type="float" office:value="100">
            <text:p>100</text:p>
          </table:table-cell>
          <table:table-cell table:number-columns-repeated="961"/>
        </table:table-row>
        <table:table-row table:style-name="ro1">
          <table:table-cell office:value-type="string">
            <text:p>Mid-Goal</text:p>
          </table:table-cell>
          <table:table-cell office:value-type="string">
            <text:p>none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35">
            <text:p>35 </text:p>
          </table:table-cell>
          <table:table-cell table:style-name="ce29" office:value-type="float" office:value="0">
            <text:p><text:s/>- </text:p>
          </table:table-cell>
          <table:table-cell table:style-name="ce29" table:formula="of:=IF([.C24]=0;0;IF([.B24]=&quot;none&quot;;1;ROUNDUP([.C24]/VLOOKUP([.B24];[$Data.$A$1:.$B$3];2;0))))" office:value-type="float" office:value="0">
            <text:p><text:s/>- </text:p>
          </table:table-cell>
          <table:table-cell table:style-name="ce31" table:formula="of:=[.H24]-([.E24]+[.D24])/2" office:value-type="float" office:value="0">
            <text:p><text:s/>- </text:p>
          </table:table-cell>
          <table:table-cell table:style-name="ce29" table:formula="of:=[.F24]+IF([.H24]&gt;1;[.H24]-1;0)" office:value-type="float" office:value="35">
            <text:p>35 </text:p>
          </table:table-cell>
          <table:table-cell table:style-name="ce29" table:formula="of:=[.G24]+IF([.$H24]&gt;1;[.$H24]-1;0)" office:value-type="float" office:value="0">
            <text:p><text:s/>- </text:p>
          </table:table-cell>
          <table:table-cell table:style-name="ce29" office:value-type="float" office:value="2">
            <text:p>2 </text:p>
          </table:table-cell>
          <table:table-cell table:style-name="ce29"/>
          <table:table-cell table:style-name="ce29" table:number-columns-repeated="2"/>
          <table:table-cell table:style-name="ce29" table:formula="of:=SUM([.L24:.O24])" office:value-type="float" office:value="2">
            <text:p>2 </text:p>
          </table:table-cell>
          <table:table-cell table:style-name="ce31" table:formula="of:=[.I24]*[.$L24]" office:value-type="float" office:value="0">
            <text:p><text:s/>- </text:p>
          </table:table-cell>
          <table:table-cell table:style-name="ce29" table:formula="of:=[.J24]*[.$L24]" office:value-type="float" office:value="70">
            <text:p>70 </text:p>
          </table:table-cell>
          <table:table-cell table:style-name="ce29" table:formula="of:=[.K24]*[.$L24]" office:value-type="float" office:value="0">
            <text:p><text:s/>- </text:p>
          </table:table-cell>
          <table:table-cell table:style-name="ce31" table:formula="of:=[.I24]*[.$M24]" office:value-type="float" office:value="0">
            <text:p><text:s/>- </text:p>
          </table:table-cell>
          <table:table-cell table:style-name="ce31" table:formula="of:=[.J24]*[.$M24]" office:value-type="float" office:value="0">
            <text:p><text:s/>- </text:p>
          </table:table-cell>
          <table:table-cell table:style-name="ce31" table:formula="of:=[.K24]*[.$M24]" office:value-type="float" office:value="0">
            <text:p><text:s/>- </text:p>
          </table:table-cell>
          <table:table-cell table:formula="of:=[.I24]*[.$P24]" office:value-type="float" office:value="0">
            <text:p>0</text:p>
          </table:table-cell>
          <table:table-cell table:formula="of:=[.J24]*[.$P24]" office:value-type="float" office:value="70">
            <text:p>70</text:p>
          </table:table-cell>
          <table:table-cell table:formula="of:=[.K24]*[.$P24]" office:value-type="float" office:value="0">
            <text:p>0</text:p>
          </table:table-cell>
          <table:table-cell table:number-columns-repeated="961"/>
        </table:table-row>
        <table:table-row table:style-name="ro1">
          <table:table-cell office:value-type="string">
            <text:p>End Goal</text:p>
          </table:table-cell>
          <table:table-cell office:value-type="string">
            <text:p>none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0">
            <text:p><text:s/>- </text:p>
          </table:table-cell>
          <table:table-cell table:style-name="ce29" office:value-type="float" office:value="75">
            <text:p>75 </text:p>
          </table:table-cell>
          <table:table-cell table:style-name="ce29" office:value-type="float" office:value="0">
            <text:p><text:s/>- </text:p>
          </table:table-cell>
          <table:table-cell table:style-name="ce29" table:formula="of:=IF([.C25]=0;0;IF([.B25]=&quot;none&quot;;1;ROUNDUP([.C25]/VLOOKUP([.B25];[$Data.$A$1:.$B$3];2;0))))" office:value-type="float" office:value="0">
            <text:p><text:s/>- </text:p>
          </table:table-cell>
          <table:table-cell table:style-name="ce31" table:formula="of:=[.H25]-([.E25]+[.D25])/2" office:value-type="float" office:value="0">
            <text:p><text:s/>- </text:p>
          </table:table-cell>
          <table:table-cell table:style-name="ce29" table:formula="of:=[.F25]+IF([.H25]&gt;1;[.H25]-1;0)" office:value-type="float" office:value="75">
            <text:p>75 </text:p>
          </table:table-cell>
          <table:table-cell table:style-name="ce29" table:formula="of:=[.G25]+IF([.$H25]&gt;1;[.$H25]-1;0)" office:value-type="float" office:value="0">
            <text:p><text:s/>- </text:p>
          </table:table-cell>
          <table:table-cell table:style-name="ce29" office:value-type="float" office:value="1">
            <text:p>1 </text:p>
          </table:table-cell>
          <table:table-cell table:style-name="ce29"/>
          <table:table-cell table:style-name="ce29" table:number-columns-repeated="2"/>
          <table:table-cell table:style-name="ce29" table:formula="of:=SUM([.L25:.O25])" office:value-type="float" office:value="1">
            <text:p>1 </text:p>
          </table:table-cell>
          <table:table-cell table:style-name="ce31" table:formula="of:=[.I25]*[.$L25]" office:value-type="float" office:value="0">
            <text:p><text:s/>- </text:p>
          </table:table-cell>
          <table:table-cell table:style-name="ce29" table:formula="of:=[.J25]*[.$L25]" office:value-type="float" office:value="75">
            <text:p>75 </text:p>
          </table:table-cell>
          <table:table-cell table:style-name="ce29" table:formula="of:=[.K25]*[.$L25]" office:value-type="float" office:value="0">
            <text:p><text:s/>- </text:p>
          </table:table-cell>
          <table:table-cell table:style-name="ce31" table:formula="of:=[.I25]*[.$M25]" office:value-type="float" office:value="0">
            <text:p><text:s/>- </text:p>
          </table:table-cell>
          <table:table-cell table:style-name="ce31" table:formula="of:=[.J25]*[.$M25]" office:value-type="float" office:value="0">
            <text:p><text:s/>- </text:p>
          </table:table-cell>
          <table:table-cell table:style-name="ce31" table:formula="of:=[.K25]*[.$M25]" office:value-type="float" office:value="0">
            <text:p><text:s/>- </text:p>
          </table:table-cell>
          <table:table-cell table:formula="of:=[.I25]*[.$P25]" office:value-type="float" office:value="0">
            <text:p>0</text:p>
          </table:table-cell>
          <table:table-cell table:formula="of:=[.J25]*[.$P25]" office:value-type="float" office:value="75">
            <text:p>75</text:p>
          </table:table-cell>
          <table:table-cell table:formula="of:=[.K25]*[.$P25]" office:value-type="float" office:value="0">
            <text:p>0</text:p>
          </table:table-cell>
          <table:table-cell table:number-columns-repeated="961"/>
        </table:table-row>
        <table:table-row table:style-name="ro1">
          <table:table-cell table:number-columns-repeated="16"/>
          <table:table-cell table:style-name="ce31"/>
          <table:table-cell table:style-name="ce29" table:number-columns-repeated="2"/>
          <table:table-cell table:number-columns-repeated="967"/>
        </table:table-row>
        <table:table-row table:style-name="ro1">
          <table:table-cell office:value-type="string">
            <text:p>TOTAL</text:p>
          </table:table-cell>
          <table:table-cell table:number-columns-repeated="10"/>
          <table:table-cell table:formula="of:=SUM([.L3:.L25])" office:value-type="float" office:value="121">
            <text:p>121</text:p>
          </table:table-cell>
          <table:table-cell table:formula="of:=SUM([.M3:.M25])" office:value-type="float" office:value="15">
            <text:p>15</text:p>
          </table:table-cell>
          <table:table-cell table:formula="of:=SUM([.N3:.N25])" office:value-type="float" office:value="32">
            <text:p>32</text:p>
          </table:table-cell>
          <table:table-cell table:formula="of:=SUM([.O3:.O25])" office:value-type="float" office:value="29">
            <text:p>29</text:p>
          </table:table-cell>
          <table:table-cell table:formula="of:=SUM([.P3:.P25])" office:value-type="float" office:value="197">
            <text:p>197</text:p>
          </table:table-cell>
          <table:table-cell table:style-name="Default" table:formula="of:=SUM([.Q3:.Q25])" office:value-type="float" office:value="58.5">
            <text:p>59</text:p>
          </table:table-cell>
          <table:table-cell table:style-name="Default" table:formula="of:=SUM([.R3:.R25])" office:value-type="float" office:value="475">
            <text:p>475</text:p>
          </table:table-cell>
          <table:table-cell table:style-name="Default" table:formula="of:=SUM([.S3:.S25])" office:value-type="float" office:value="965">
            <text:p>965</text:p>
          </table:table-cell>
          <table:table-cell table:formula="of:=SUM([.T3:.T25])" office:value-type="float" office:value="4">
            <text:p>4</text:p>
          </table:table-cell>
          <table:table-cell table:formula="of:=SUM([.U3:.U25])" office:value-type="float" office:value="38">
            <text:p>38</text:p>
          </table:table-cell>
          <table:table-cell table:formula="of:=SUM([.V3:.V25])" office:value-type="float" office:value="131">
            <text:p>131</text:p>
          </table:table-cell>
          <table:table-cell table:formula="of:=SUM([.W3:.W25])" office:value-type="float" office:value="120.5">
            <text:p>121</text:p>
          </table:table-cell>
          <table:table-cell table:formula="of:=SUM([.X3:.X25])" office:value-type="float" office:value="660">
            <text:p>660</text:p>
          </table:table-cell>
          <table:table-cell table:formula="of:=SUM([.Y3:.Y25])" office:value-type="float" office:value="1383">
            <text:p>1.383</text:p>
          </table:table-cell>
          <table:table-cell table:number-columns-repeated="961"/>
        </table:table-row>
        <table:table-row table:style-name="ro1">
          <table:table-cell office:value-type="string">
            <text:p>Per Energy</text:p>
          </table:table-cell>
          <table:table-cell table:number-columns-repeated="16"/>
          <table:table-cell table:style-name="ce37" table:formula="of:=[.R27]/[.Q27]" office:value-type="float" office:value="8.11965811965812">
            <text:p>8,1</text:p>
          </table:table-cell>
          <table:table-cell table:style-name="ce37" table:formula="of:=[.S27]/[.Q27]" office:value-type="float" office:value="16.4957264957265">
            <text:p>16,5</text:p>
          </table:table-cell>
          <table:table-cell/>
          <table:table-cell table:style-name="ce37" table:formula="of:=[.U27]/[.T27]" office:value-type="float" office:value="9.5">
            <text:p>9,5</text:p>
          </table:table-cell>
          <table:table-cell table:style-name="ce37" table:formula="of:=[.V27]/[.T27]" office:value-type="float" office:value="32.75">
            <text:p>32,8</text:p>
          </table:table-cell>
          <table:table-cell/>
          <table:table-cell table:style-name="ce37" table:formula="of:=[.X27]/[.W27]" office:value-type="float" office:value="5.47717842323651">
            <text:p>5,5</text:p>
          </table:table-cell>
          <table:table-cell table:style-name="ce37" table:formula="of:=[.Y27]/[.W27]" office:value-type="float" office:value="11.4771784232365">
            <text:p>11,5</text:p>
          </table:table-cell>
          <table:table-cell table:number-columns-repeated="961"/>
        </table:table-row>
        <table:table-row table:style-name="ro1">
          <table:table-cell office:value-type="string">
            <text:p>Per Product</text:p>
          </table:table-cell>
          <table:table-cell table:number-columns-repeated="985"/>
        </table:table-row>
        <table:table-row table:style-name="ro1" table:number-rows-repeated="1048546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Ram Runner" table:style-name="ta1" table:print="false">
        <office:forms form:automatic-focus="false" form:apply-design-mode="false"/>
        <table:table-column table:style-name="co40" table:default-cell-style-name="Default"/>
        <table:table-column table:style-name="co33" table:default-cell-style-name="Default"/>
        <table:table-column table:style-name="co34" table:number-columns-repeated="2" table:default-cell-style-name="ce29"/>
        <table:table-column table:style-name="co35" table:default-cell-style-name="ce29"/>
        <table:table-column table:style-name="co19" table:number-columns-repeated="2" table:default-cell-style-name="ce29"/>
        <table:table-column table:style-name="co37" table:default-cell-style-name="ce44"/>
        <table:table-column table:style-name="co37" table:default-cell-style-name="ce31"/>
        <table:table-column table:style-name="co37" table:number-columns-repeated="3" table:default-cell-style-name="ce29"/>
        <table:table-column table:style-name="co22" table:default-cell-style-name="ce29"/>
        <table:table-column table:style-name="co38" table:default-cell-style-name="ce29"/>
        <table:table-column table:style-name="co17" table:number-columns-repeated="3" table:default-cell-style-name="ce29"/>
        <table:table-column table:style-name="co35" table:default-cell-style-name="ce29"/>
        <table:table-column table:style-name="co31" table:number-columns-repeated="997" table:default-cell-style-name="Default"/>
        <table:table-row table:style-name="ro1">
          <table:table-cell table:style-name="ce1" table:number-columns-repeated="6"/>
          <table:table-cell table:style-name="ce5" table:number-columns-repeated="5"/>
          <table:table-cell table:style-name="ce8"/>
          <table:table-cell table:style-name="ce12"/>
          <table:table-cell table:style-name="ce1" table:number-columns-repeated="3"/>
          <table:table-cell table:style-name="ce8" table:number-columns-repeated="2"/>
          <table:table-cell table:style-name="ce1" table:number-columns-repeated="950"/>
          <table:table-cell table:number-columns-repeated="47"/>
        </table:table-row>
        <table:table-row table:style-name="ro1">
          <table:table-cell table:style-name="ce28" office:value-type="string">
            <text:p>Action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HP</text:p>
          </table:table-cell>
          <table:table-cell table:style-name="ce28" office:value-type="string">
            <text:p>Emin</text:p>
          </table:table-cell>
          <table:table-cell table:style-name="ce28" office:value-type="string">
            <text:p>Emax</text:p>
          </table:table-cell>
          <table:table-cell table:style-name="ce28" office:value-type="string">
            <text:p>XP</text:p>
          </table:table-cell>
          <table:table-cell table:style-name="ce30" office:value-type="string">
            <text:p>$</text:p>
          </table:table-cell>
          <table:table-cell table:style-name="ce30" office:value-type="string">
            <text:p>click</text:p>
          </table:table-cell>
          <table:table-cell table:style-name="ce30" office:value-type="string">
            <text:p>E net</text:p>
          </table:table-cell>
          <table:table-cell table:style-name="ce30" office:value-type="string">
            <text:p>XP net</text:p>
          </table:table-cell>
          <table:table-cell table:style-name="ce30" office:value-type="string">
            <text:p>$ net</text:p>
          </table:table-cell>
          <table:table-cell table:style-name="ce32" office:value-type="string">
            <text:p>Q min</text:p>
          </table:table-cell>
          <table:table-cell table:style-name="ce30" office:value-type="string">
            <text:p>Q azu</text:p>
          </table:table-cell>
          <table:table-cell table:style-name="ce28" office:value-type="string">
            <text:p>Q avg</text:p>
          </table:table-cell>
          <table:table-cell table:style-name="ce28" office:value-type="string">
            <text:p>Q ram</text:p>
          </table:table-cell>
          <table:table-cell table:style-name="ce28"/>
          <table:table-cell table:style-name="ce32" office:value-type="string">
            <text:p>Q full</text:p>
          </table:table-cell>
          <table:table-cell table:style-name="ce32" office:value-type="string">
            <text:p>Q tot</text:p>
          </table:table-cell>
          <table:table-cell table:style-name="ce28" table:number-columns-repeated="950"/>
          <table:table-cell table:style-name="ce41" table:number-columns-repeated="10"/>
          <table:table-cell table:number-columns-repeated="37"/>
        </table:table-row>
        <table:table-row table:style-name="ro1">
          <table:table-cell office:value-type="string">
            <text:p>Bush</text:p>
          </table:table-cell>
          <table:table-cell office:value-type="string">
            <text:p>machete</text:p>
          </table:table-cell>
          <table:table-cell office:value-type="float" office:value="3">
            <text:p>3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4">
            <text:p>4 </text:p>
          </table:table-cell>
          <table:table-cell office:value-type="float" office:value="12">
            <text:p>12 </text:p>
          </table:table-cell>
          <table:table-cell table:formula="of:=IF([.C3]=0;0;IF([.B3]=&quot;none&quot;;1;ROUNDUP([.C3]/VLOOKUP([.B3];[$Data.$A$1:.$B$3];2;0))))" office:value-type="float" office:value="1">
            <text:p>1 </text:p>
          </table:table-cell>
          <table:table-cell table:formula="of:=[.H3]-([.E3]+[.D3])/2" office:value-type="float" office:value="1">
            <text:p>1,0 </text:p>
          </table:table-cell>
          <table:table-cell table:formula="of:=[.F3]+IF([.$H3]&gt;1;[.$H3]-1;0)" office:value-type="float" office:value="4">
            <text:p>4 </text:p>
          </table:table-cell>
          <table:table-cell table:formula="of:=[.G3]+IF([.$H3]&gt;1;[.$H3]-1;0)" office:value-type="float" office:value="12">
            <text:p>12 </text:p>
          </table:table-cell>
          <table:table-cell office:value-type="float" office:value="8">
            <text:p>8 </text:p>
          </table:table-cell>
          <table:table-cell office:value-type="float" office:value="1">
            <text:p>1 </text:p>
          </table:table-cell>
          <table:table-cell/>
          <table:table-cell office:value-type="float" office:value="2">
            <text:p>2 </text:p>
          </table:table-cell>
          <table:table-cell office:value-type="float" office:value="4">
            <text:p>4 </text:p>
          </table:table-cell>
          <table:table-cell/>
          <table:table-cell table:formula="of:=SUM([.L3:.Q3])" office:value-type="float" office:value="15">
            <text:p>15 </text:p>
          </table:table-cell>
          <table:table-cell table:number-columns-repeated="997"/>
        </table:table-row>
        <table:table-row table:style-name="ro1">
          <table:table-cell office:value-type="string">
            <text:p>Medium Rock</text:p>
          </table:table-cell>
          <table:table-cell office:value-type="string">
            <text:p>axe</text:p>
          </table:table-cell>
          <table:table-cell office:value-type="float" office:value="3">
            <text:p>3 </text:p>
          </table:table-cell>
          <table:table-cell table:number-columns-repeated="2" office:value-type="float" office:value="0">
            <text:p><text:s/>- </text:p>
          </table:table-cell>
          <table:table-cell table:formula="of:=[.F$3]" office:value-type="float" office:value="4">
            <text:p>4 </text:p>
          </table:table-cell>
          <table:table-cell table:formula="of:=[.G$3]" office:value-type="float" office:value="12">
            <text:p>12 </text:p>
          </table:table-cell>
          <table:table-cell table:formula="of:=IF([.C4]=0;0;IF([.B4]=&quot;none&quot;;1;ROUNDUP([.C4]/VLOOKUP([.B4];[$Data.$A$1:.$B$3];2;0))))" office:value-type="float" office:value="1">
            <text:p>1 </text:p>
          </table:table-cell>
          <table:table-cell table:formula="of:=[.H4]-([.E4]+[.D4])/2" office:value-type="float" office:value="1">
            <text:p>1,0 </text:p>
          </table:table-cell>
          <table:table-cell office:value-type="float" office:value="5">
            <text:p>5 </text:p>
          </table:table-cell>
          <table:table-cell table:formula="of:=[.G4]+IF([.$H4]&gt;1;[.$H4]-1;0)" office:value-type="float" office:value="12">
            <text:p>12 </text:p>
          </table:table-cell>
          <table:table-cell office:value-type="float" office:value="2">
            <text:p>2 </text:p>
          </table:table-cell>
          <table:table-cell table:number-columns-repeated="3"/>
          <table:table-cell office:value-type="float" office:value="2">
            <text:p>2 </text:p>
          </table:table-cell>
          <table:table-cell/>
          <table:table-cell table:formula="of:=SUM([.L4:.Q4])" office:value-type="float" office:value="4">
            <text:p>4 </text:p>
          </table:table-cell>
          <table:table-cell table:number-columns-repeated="997"/>
        </table:table-row>
        <table:table-row table:style-name="ro1">
          <table:table-cell office:value-type="string">
            <text:p>Spear Trap Switch</text:p>
          </table:table-cell>
          <table:table-cell office:value-type="string">
            <text:p>none</text:p>
          </table:table-cell>
          <table:table-cell office:value-type="float" office:value="1">
            <text:p>1 </text:p>
          </table:table-cell>
          <table:table-cell table:number-columns-repeated="2" office:value-type="float" office:value="0">
            <text:p><text:s/>- </text:p>
          </table:table-cell>
          <table:table-cell table:formula="of:=[.F$3]" office:value-type="float" office:value="4">
            <text:p>4 </text:p>
          </table:table-cell>
          <table:table-cell table:formula="of:=[.G$3]" office:value-type="float" office:value="12">
            <text:p>12 </text:p>
          </table:table-cell>
          <table:table-cell table:formula="of:=IF([.C5]=0;0;IF([.B5]=&quot;none&quot;;1;ROUNDUP([.C5]/VLOOKUP([.B5];[$Data.$A$1:.$B$3];2;0))))" office:value-type="float" office:value="1">
            <text:p>1 </text:p>
          </table:table-cell>
          <table:table-cell table:formula="of:=[.H5]-([.E5]+[.D5])/2" office:value-type="float" office:value="1">
            <text:p>1,0 </text:p>
          </table:table-cell>
          <table:table-cell table:formula="of:=[.F5]+IF([.H5]&gt;1;[.H5]-1;0)" office:value-type="float" office:value="4">
            <text:p>4 </text:p>
          </table:table-cell>
          <table:table-cell table:formula="of:=[.G5]+IF([.$H5]&gt;1;[.$H5]-1;0)" office:value-type="float" office:value="12">
            <text:p>12 </text:p>
          </table:table-cell>
          <table:table-cell office:value-type="float" office:value="4">
            <text:p>4 </text:p>
          </table:table-cell>
          <table:table-cell table:number-columns-repeated="3"/>
          <table:table-cell office:value-type="float" office:value="3">
            <text:p>3 </text:p>
          </table:table-cell>
          <table:table-cell/>
          <table:table-cell table:formula="of:=SUM([.L5:.Q5])" office:value-type="float" office:value="7">
            <text:p>7 </text:p>
          </table:table-cell>
          <table:table-cell table:number-columns-repeated="997"/>
        </table:table-row>
        <table:table-row table:style-name="ro1">
          <table:table-cell office:value-type="string">
            <text:p>Suspiscious Rock</text:p>
          </table:table-cell>
          <table:table-cell office:value-type="string">
            <text:p>machete</text:p>
          </table:table-cell>
          <table:table-cell office:value-type="float" office:value="1">
            <text:p>1 </text:p>
          </table:table-cell>
          <table:table-cell table:number-columns-repeated="2" office:value-type="float" office:value="0">
            <text:p><text:s/>- </text:p>
          </table:table-cell>
          <table:table-cell table:formula="of:=[.F$3]" office:value-type="float" office:value="4">
            <text:p>4 </text:p>
          </table:table-cell>
          <table:table-cell table:formula="of:=[.G$3]" office:value-type="float" office:value="12">
            <text:p>12 </text:p>
          </table:table-cell>
          <table:table-cell table:formula="of:=IF([.C6]=0;0;IF([.B6]=&quot;none&quot;;1;ROUNDUP([.C6]/VLOOKUP([.B6];[$Data.$A$1:.$B$3];2;0))))" office:value-type="float" office:value="1">
            <text:p>1 </text:p>
          </table:table-cell>
          <table:table-cell table:formula="of:=[.H6]-([.E6]+[.D6])/2" office:value-type="float" office:value="1">
            <text:p>1,0 </text:p>
          </table:table-cell>
          <table:table-cell table:formula="of:=[.F6]+IF([.H6]&gt;1;[.H6]-1;0)" office:value-type="float" office:value="4">
            <text:p>4 </text:p>
          </table:table-cell>
          <table:table-cell table:formula="of:=[.G6]+IF([.$H6]&gt;1;[.$H6]-1;0)" office:value-type="float" office:value="12">
            <text:p>12 </text:p>
          </table:table-cell>
          <table:table-cell office:value-type="float" office:value="1">
            <text:p>1 </text:p>
          </table:table-cell>
          <table:table-cell table:number-columns-repeated="3"/>
          <table:table-cell office:value-type="float" office:value="1">
            <text:p>1 </text:p>
          </table:table-cell>
          <table:table-cell/>
          <table:table-cell table:formula="of:=SUM([.L6:.Q6])" office:value-type="float" office:value="2">
            <text:p>2 </text:p>
          </table:table-cell>
          <table:table-cell table:number-columns-repeated="997"/>
        </table:table-row>
        <table:table-row table:style-name="ro1">
          <table:table-cell office:value-type="string">
            <text:p>Giant Rock</text:p>
          </table:table-cell>
          <table:table-cell office:value-type="string">
            <text:p>axe</text:p>
          </table:table-cell>
          <table:table-cell office:value-type="float" office:value="5">
            <text:p>5 </text:p>
          </table:table-cell>
          <table:table-cell table:number-columns-repeated="2" office:value-type="float" office:value="0">
            <text:p><text:s/>- </text:p>
          </table:table-cell>
          <table:table-cell table:formula="of:=[.F$3]" office:value-type="float" office:value="4">
            <text:p>4 </text:p>
          </table:table-cell>
          <table:table-cell table:formula="of:=[.G$3]" office:value-type="float" office:value="12">
            <text:p>12 </text:p>
          </table:table-cell>
          <table:table-cell table:formula="of:=IF([.C7]=0;0;IF([.B7]=&quot;none&quot;;1;ROUNDUP([.C7]/VLOOKUP([.B7];[$Data.$A$1:.$B$3];2;0))))" office:value-type="float" office:value="2">
            <text:p>2 </text:p>
          </table:table-cell>
          <table:table-cell table:formula="of:=[.H7]-([.E7]+[.D7])/2" office:value-type="float" office:value="2">
            <text:p>2,0 </text:p>
          </table:table-cell>
          <table:table-cell table:formula="of:=[.F7]+IF([.H7]&gt;1;[.H7]-1;0)" office:value-type="float" office:value="5">
            <text:p>5 </text:p>
          </table:table-cell>
          <table:table-cell table:formula="of:=[.G7]+IF([.$H7]&gt;1;[.$H7]-1;0)" office:value-type="float" office:value="13">
            <text:p>13 </text:p>
          </table:table-cell>
          <table:table-cell office:value-type="float" office:value="1">
            <text:p>1 </text:p>
          </table:table-cell>
          <table:table-cell table:number-columns-repeated="3"/>
          <table:table-cell office:value-type="float" office:value="1">
            <text:p>1 </text:p>
          </table:table-cell>
          <table:table-cell/>
          <table:table-cell table:formula="of:=SUM([.L7:.Q7])" office:value-type="float" office:value="2">
            <text:p>2 </text:p>
          </table:table-cell>
          <table:table-cell table:number-columns-repeated="997"/>
        </table:table-row>
        <table:table-row table:style-name="ro1">
          <table:table-cell office:value-type="string">
            <text:p>Mountain Shrub</text:p>
          </table:table-cell>
          <table:table-cell office:value-type="string">
            <text:p>machete</text:p>
          </table:table-cell>
          <table:table-cell office:value-type="float" office:value="3">
            <text:p>3 </text:p>
          </table:table-cell>
          <table:table-cell table:number-columns-repeated="2" office:value-type="float" office:value="0">
            <text:p><text:s/>- </text:p>
          </table:table-cell>
          <table:table-cell table:formula="of:=[.F$3]" office:value-type="float" office:value="4">
            <text:p>4 </text:p>
          </table:table-cell>
          <table:table-cell table:formula="of:=[.G$3]" office:value-type="float" office:value="12">
            <text:p>12 </text:p>
          </table:table-cell>
          <table:table-cell table:formula="of:=IF([.C8]=0;0;IF([.B8]=&quot;none&quot;;1;ROUNDUP([.C8]/VLOOKUP([.B8];[$Data.$A$1:.$B$3];2;0))))" office:value-type="float" office:value="1">
            <text:p>1 </text:p>
          </table:table-cell>
          <table:table-cell table:formula="of:=[.H8]-([.E8]+[.D8])/2" office:value-type="float" office:value="1">
            <text:p>1,0 </text:p>
          </table:table-cell>
          <table:table-cell office:value-type="float" office:value="5">
            <text:p>5 </text:p>
          </table:table-cell>
          <table:table-cell table:formula="of:=[.G8]+IF([.$H8]&gt;1;[.$H8]-1;0)" office:value-type="float" office:value="12">
            <text:p>12 </text:p>
          </table:table-cell>
          <table:table-cell office:value-type="float" office:value="2">
            <text:p>2 </text:p>
          </table:table-cell>
          <table:table-cell office:value-type="float" office:value="4">
            <text:p>4 </text:p>
          </table:table-cell>
          <table:table-cell table:number-columns-repeated="2"/>
          <table:table-cell office:value-type="float" office:value="1">
            <text:p>1 </text:p>
          </table:table-cell>
          <table:table-cell/>
          <table:table-cell table:formula="of:=SUM([.L8:.Q8])" office:value-type="float" office:value="7">
            <text:p>7 </text:p>
          </table:table-cell>
          <table:table-cell table:number-columns-repeated="997"/>
        </table:table-row>
        <table:table-row table:style-name="ro1">
          <table:table-cell office:value-type="string">
            <text:p>Big Rock</text:p>
          </table:table-cell>
          <table:table-cell office:value-type="string">
            <text:p>axe</text:p>
          </table:table-cell>
          <table:table-cell office:value-type="float" office:value="3">
            <text:p>3 </text:p>
          </table:table-cell>
          <table:table-cell table:number-columns-repeated="2" office:value-type="float" office:value="0">
            <text:p><text:s/>- </text:p>
          </table:table-cell>
          <table:table-cell table:formula="of:=[.F$3]" office:value-type="float" office:value="4">
            <text:p>4 </text:p>
          </table:table-cell>
          <table:table-cell table:formula="of:=[.G$3]" office:value-type="float" office:value="12">
            <text:p>12 </text:p>
          </table:table-cell>
          <table:table-cell table:formula="of:=IF([.C9]=0;0;IF([.B9]=&quot;none&quot;;1;ROUNDUP([.C9]/VLOOKUP([.B9];[$Data.$A$1:.$B$3];2;0))))" office:value-type="float" office:value="1">
            <text:p>1 </text:p>
          </table:table-cell>
          <table:table-cell table:formula="of:=[.H9]-([.E9]+[.D9])/2" office:value-type="float" office:value="1">
            <text:p>1,0 </text:p>
          </table:table-cell>
          <table:table-cell table:formula="of:=[.F9]+IF([.H9]&gt;1;[.H9]-1;0)" office:value-type="float" office:value="4">
            <text:p>4 </text:p>
          </table:table-cell>
          <table:table-cell table:formula="of:=[.G9]+IF([.$H9]&gt;1;[.$H9]-1;0)" office:value-type="float" office:value="12">
            <text:p>12 </text:p>
          </table:table-cell>
          <table:table-cell office:value-type="float" office:value="1">
            <text:p>1 </text:p>
          </table:table-cell>
          <table:table-cell/>
          <table:table-cell office:value-type="float" office:value="1">
            <text:p>1 </text:p>
          </table:table-cell>
          <table:table-cell table:number-columns-repeated="3"/>
          <table:table-cell table:formula="of:=SUM([.L9:.Q9])" office:value-type="float" office:value="2">
            <text:p>2 </text:p>
          </table:table-cell>
          <table:table-cell table:number-columns-repeated="997"/>
        </table:table-row>
        <table:table-row table:style-name="ro1">
          <table:table-cell office:value-type="string">
            <text:p>Ram</text:p>
          </table:table-cell>
          <table:table-cell office:value-type="string">
            <text:p>whip</text:p>
          </table:table-cell>
          <table:table-cell office:value-type="float" office:value="8">
            <text:p>8 </text:p>
          </table:table-cell>
          <table:table-cell office:value-type="float" office:value="1">
            <text:p>1 </text:p>
          </table:table-cell>
          <table:table-cell office:value-type="float" office:value="2">
            <text:p>2 </text:p>
          </table:table-cell>
          <table:table-cell table:formula="of:=[.F$3]" office:value-type="float" office:value="4">
            <text:p>4 </text:p>
          </table:table-cell>
          <table:table-cell office:value-type="float" office:value="50">
            <text:p>50 </text:p>
          </table:table-cell>
          <table:table-cell table:formula="of:=IF([.C10]=0;0;IF([.B10]=&quot;none&quot;;1;ROUNDUP([.C10]/VLOOKUP([.B10];[$Data.$A$1:.$B$3];2;0))))" office:value-type="float" office:value="2">
            <text:p>2 </text:p>
          </table:table-cell>
          <table:table-cell table:formula="of:=[.H10]-([.E10]+[.D10])/2" office:value-type="float" office:value="0.5">
            <text:p>0,5 </text:p>
          </table:table-cell>
          <table:table-cell table:formula="of:=[.F10]+IF([.H10]&gt;1;[.H10]-1;0)" office:value-type="float" office:value="5">
            <text:p>5 </text:p>
          </table:table-cell>
          <table:table-cell table:formula="of:=[.G10]+IF([.$H10]&gt;1;[.$H10]-1;0)" office:value-type="float" office:value="51">
            <text:p>51 </text:p>
          </table:table-cell>
          <table:table-cell table:number-columns-repeated="3"/>
          <table:table-cell office:value-type="float" office:value="1">
            <text:p>1 </text:p>
          </table:table-cell>
          <table:table-cell table:number-columns-repeated="2"/>
          <table:table-cell table:formula="of:=SUM([.L10:.Q10])" office:value-type="float" office:value="1">
            <text:p>1 </text:p>
          </table:table-cell>
          <table:table-cell table:number-columns-repeated="997"/>
        </table:table-row>
        <table:table-row table:style-name="ro1">
          <table:table-cell office:value-type="string">
            <text:p>Ram Stein</text:p>
          </table:table-cell>
          <table:table-cell office:value-type="string">
            <text:p>none</text:p>
          </table:table-cell>
          <table:table-cell office:value-type="float" office:value="1">
            <text:p>1 </text:p>
          </table:table-cell>
          <table:table-cell table:number-columns-repeated="2" office:value-type="float" office:value="0">
            <text:p><text:s/>- </text:p>
          </table:table-cell>
          <table:table-cell table:formula="of:=[.F$3]" office:value-type="float" office:value="4">
            <text:p>4 </text:p>
          </table:table-cell>
          <table:table-cell table:formula="of:=[.G$3]" office:value-type="float" office:value="12">
            <text:p>12 </text:p>
          </table:table-cell>
          <table:table-cell table:formula="of:=IF([.C11]=0;0;IF([.B11]=&quot;none&quot;;1;ROUNDUP([.C11]/VLOOKUP([.B11];[$Data.$A$1:.$B$3];2;0))))" office:value-type="float" office:value="1">
            <text:p>1 </text:p>
          </table:table-cell>
          <table:table-cell table:formula="of:=[.H11]-([.E11]+[.D11])/2" office:value-type="float" office:value="1">
            <text:p>1,0 </text:p>
          </table:table-cell>
          <table:table-cell table:formula="of:=[.F11]+IF([.H11]&gt;1;[.H11]-1;0)" office:value-type="float" office:value="4">
            <text:p>4 </text:p>
          </table:table-cell>
          <table:table-cell table:formula="of:=[.G11]+IF([.$H11]&gt;1;[.$H11]-1;0)" office:value-type="float" office:value="12">
            <text:p>12 </text:p>
          </table:table-cell>
          <table:table-cell office:value-type="float" office:value="1">
            <text:p>1 </text:p>
          </table:table-cell>
          <table:table-cell table:number-columns-repeated="5"/>
          <table:table-cell table:formula="of:=SUM([.L11:.Q11])" office:value-type="float" office:value="1">
            <text:p>1 </text:p>
          </table:table-cell>
          <table:table-cell table:number-columns-repeated="997"/>
        </table:table-row>
        <table:table-row table:style-name="ro1">
          <table:table-cell table:number-columns-repeated="1015"/>
        </table:table-row>
        <table:table-row table:style-name="ro1">
          <table:table-cell office:value-type="string">
            <text:p>Jade Vase</text:p>
          </table:table-cell>
          <table:table-cell office:value-type="string">
            <text:p>none</text:p>
          </table:table-cell>
          <table:table-cell table:number-columns-repeated="3" office:value-type="float" office:value="1">
            <text:p>1 </text:p>
          </table:table-cell>
          <table:table-cell office:value-type="float" office:value="5">
            <text:p>5 </text:p>
          </table:table-cell>
          <table:table-cell office:value-type="float" office:value="40">
            <text:p>40 </text:p>
          </table:table-cell>
          <table:table-cell table:formula="of:=IF([.C13]=0;0;IF([.B13]=&quot;none&quot;;1;ROUNDUP([.C13]/VLOOKUP([.B13];[$Data.$A$1:.$B$3];2;0))))" office:value-type="float" office:value="1">
            <text:p>1 </text:p>
          </table:table-cell>
          <table:table-cell table:formula="of:=[.H13]-([.E13]+[.D13])/2" office:value-type="float" office:value="0">
            <text:p><text:s/>- </text:p>
          </table:table-cell>
          <table:table-cell table:formula="of:=[.F13]+IF([.H13]&gt;1;[.H13]-1;0)" office:value-type="float" office:value="5">
            <text:p>5 </text:p>
          </table:table-cell>
          <table:table-cell table:formula="of:=[.G13]+IF([.$H13]&gt;1;[.$H13]-1;0)" office:value-type="float" office:value="40">
            <text:p>40 </text:p>
          </table:table-cell>
          <table:table-cell office:value-type="float" office:value="5">
            <text:p>5 </text:p>
          </table:table-cell>
          <table:table-cell/>
          <table:table-cell table:number-columns-repeated="2" office:value-type="float" office:value="1">
            <text:p>1 </text:p>
          </table:table-cell>
          <table:table-cell office:value-type="float" office:value="3">
            <text:p>3 </text:p>
          </table:table-cell>
          <table:table-cell/>
          <table:table-cell table:formula="of:=SUM([.L13:.Q13])" office:value-type="float" office:value="10">
            <text:p>10 </text:p>
          </table:table-cell>
          <table:table-cell table:number-columns-repeated="997"/>
        </table:table-row>
        <table:table-row table:style-name="ro1">
          <table:table-cell office:value-type="string">
            <text:p>Ruby Vase</text:p>
          </table:table-cell>
          <table:table-cell office:value-type="string">
            <text:p>none</text:p>
          </table:table-cell>
          <table:table-cell office:value-type="float" office:value="1">
            <text:p>1 </text:p>
          </table:table-cell>
          <table:table-cell table:number-columns-repeated="2" office:value-type="float" office:value="2">
            <text:p>2 </text:p>
          </table:table-cell>
          <table:table-cell office:value-type="float" office:value="8">
            <text:p>8 </text:p>
          </table:table-cell>
          <table:table-cell office:value-type="float" office:value="40">
            <text:p>40 </text:p>
          </table:table-cell>
          <table:table-cell table:formula="of:=IF([.C14]=0;0;IF([.B14]=&quot;none&quot;;1;ROUNDUP([.C14]/VLOOKUP([.B14];[$Data.$A$1:.$B$3];2;0))))" office:value-type="float" office:value="1">
            <text:p>1 </text:p>
          </table:table-cell>
          <table:table-cell table:formula="of:=[.H14]-([.E14]+[.D14])/2" office:value-type="float" office:value="-1">
            <text:p><text:s/>-1,0 </text:p>
          </table:table-cell>
          <table:table-cell table:formula="of:=[.F14]+IF([.H14]&gt;1;[.H14]-1;0)" office:value-type="float" office:value="8">
            <text:p>8 </text:p>
          </table:table-cell>
          <table:table-cell table:formula="of:=[.G14]+IF([.$H14]&gt;1;[.$H14]-1;0)" office:value-type="float" office:value="40">
            <text:p>40 </text:p>
          </table:table-cell>
          <table:table-cell office:value-type="float" office:value="3">
            <text:p>3 </text:p>
          </table:table-cell>
          <table:table-cell table:number-columns-repeated="5"/>
          <table:table-cell table:formula="of:=SUM([.L14:.Q14])" office:value-type="float" office:value="3">
            <text:p>3 </text:p>
          </table:table-cell>
          <table:table-cell table:number-columns-repeated="997"/>
        </table:table-row>
        <table:table-row table:style-name="ro1">
          <table:table-cell office:value-type="string">
            <text:p>Azure Skull</text:p>
          </table:table-cell>
          <table:table-cell office:value-type="string">
            <text:p>none</text:p>
          </table:table-cell>
          <table:table-cell office:value-type="float" office:value="1">
            <text:p>1 </text:p>
          </table:table-cell>
          <table:table-cell table:number-columns-repeated="2" office:value-type="float" office:value="3">
            <text:p>3 </text:p>
          </table:table-cell>
          <table:table-cell office:value-type="float" office:value="13">
            <text:p>13 </text:p>
          </table:table-cell>
          <table:table-cell office:value-type="float" office:value="75">
            <text:p>75 </text:p>
          </table:table-cell>
          <table:table-cell table:formula="of:=IF([.C15]=0;0;IF([.B15]=&quot;none&quot;;1;ROUNDUP([.C15]/VLOOKUP([.B15];[$Data.$A$1:.$B$3];2;0))))" office:value-type="float" office:value="1">
            <text:p>1 </text:p>
          </table:table-cell>
          <table:table-cell table:formula="of:=[.H15]-([.E15]+[.D15])/2" office:value-type="float" office:value="-2">
            <text:p><text:s/>-2,0 </text:p>
          </table:table-cell>
          <table:table-cell table:formula="of:=[.F15]+IF([.H15]&gt;1;[.H15]-1;0)" office:value-type="float" office:value="13">
            <text:p>13 </text:p>
          </table:table-cell>
          <table:table-cell table:formula="of:=[.G15]+IF([.$H15]&gt;1;[.$H15]-1;0)" office:value-type="float" office:value="75">
            <text:p>75 </text:p>
          </table:table-cell>
          <table:table-cell/>
          <table:table-cell office:value-type="float" office:value="1">
            <text:p>1 </text:p>
          </table:table-cell>
          <table:table-cell table:number-columns-repeated="4"/>
          <table:table-cell table:formula="of:=SUM([.L15:.Q15])" office:value-type="float" office:value="1">
            <text:p>1 </text:p>
          </table:table-cell>
          <table:table-cell table:number-columns-repeated="997"/>
        </table:table-row>
        <table:table-row table:style-name="ro1">
          <table:table-cell table:number-columns-repeated="1015"/>
        </table:table-row>
        <table:table-row table:style-name="ro1">
          <table:table-cell office:value-type="string">
            <text:p>Mid-Goal</text:p>
          </table:table-cell>
          <table:table-cell office:value-type="string">
            <text:p>none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25">
            <text:p>25 </text:p>
          </table:table-cell>
          <table:table-cell office:value-type="float" office:value="0">
            <text:p><text:s/>- </text:p>
          </table:table-cell>
          <table:table-cell table:formula="of:=IF([.C17]=0;0;IF([.B17]=&quot;none&quot;;1;ROUNDUP([.C17]/VLOOKUP([.B17];[$Data.$A$1:.$B$3];2;0))))" office:value-type="float" office:value="0">
            <text:p><text:s/>- </text:p>
          </table:table-cell>
          <table:table-cell table:formula="of:=[.H17]-([.E17]+[.D17])/2" office:value-type="float" office:value="0">
            <text:p><text:s/>- </text:p>
          </table:table-cell>
          <table:table-cell table:formula="of:=[.F17]+IF([.H17]&gt;1;[.H17]-1;0)" office:value-type="float" office:value="25">
            <text:p>25 </text:p>
          </table:table-cell>
          <table:table-cell table:formula="of:=[.G17]+IF([.$H17]&gt;1;[.$H17]-1;0)" office:value-type="float" office:value="0">
            <text:p><text:s/>- </text:p>
          </table:table-cell>
          <table:table-cell office:value-type="float" office:value="2">
            <text:p>2 </text:p>
          </table:table-cell>
          <table:table-cell table:number-columns-repeated="5"/>
          <table:table-cell table:formula="of:=SUM([.L17:.Q17])" office:value-type="float" office:value="2">
            <text:p>2 </text:p>
          </table:table-cell>
          <table:table-cell table:number-columns-repeated="997"/>
        </table:table-row>
        <table:table-row table:style-name="ro1">
          <table:table-cell office:value-type="string">
            <text:p>End Goal</text:p>
          </table:table-cell>
          <table:table-cell office:value-type="string">
            <text:p>none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100">
            <text:p>100 </text:p>
          </table:table-cell>
          <table:table-cell office:value-type="float" office:value="0">
            <text:p><text:s/>- </text:p>
          </table:table-cell>
          <table:table-cell table:formula="of:=IF([.C18]=0;0;IF([.B18]=&quot;none&quot;;1;ROUNDUP([.C18]/VLOOKUP([.B18];[$Data.$A$1:.$B$3];2;0))))" office:value-type="float" office:value="0">
            <text:p><text:s/>- </text:p>
          </table:table-cell>
          <table:table-cell table:formula="of:=[.H18]-([.E18]+[.D18])/2" office:value-type="float" office:value="0">
            <text:p><text:s/>- </text:p>
          </table:table-cell>
          <table:table-cell table:formula="of:=[.F18]+IF([.H18]&gt;1;[.H18]-1;0)" office:value-type="float" office:value="100">
            <text:p>100 </text:p>
          </table:table-cell>
          <table:table-cell table:formula="of:=[.G18]+IF([.$H18]&gt;1;[.$H18]-1;0)" office:value-type="float" office:value="0">
            <text:p><text:s/>- </text:p>
          </table:table-cell>
          <table:table-cell office:value-type="float" office:value="1">
            <text:p>1 </text:p>
          </table:table-cell>
          <table:table-cell table:number-columns-repeated="5"/>
          <table:table-cell table:formula="of:=SUM([.L18:.Q18])" office:value-type="float" office:value="1">
            <text:p>1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Default" table:number-columns-repeated="16"/>
          <table:table-cell table:number-columns-repeated="997"/>
        </table:table-row>
        <table:table-row table:style-name="ro1">
          <table:table-cell office:value-type="string">
            <text:p>Per Energy</text:p>
          </table:table-cell>
          <table:table-cell/>
          <table:table-cell table:style-name="Default" table:number-columns-repeated="7"/>
          <table:table-cell table:style-name="Default" office:value-type="string">
            <text:p>E</text:p>
          </table:table-cell>
          <table:table-cell table:style-name="Default"/>
          <table:table-cell table:style-name="ce34" table:formula="of:=SUMPRODUCT([.L3:.L19];[.$I3:.$I19])" office:value-type="float" office:value="18">
            <text:p>18,0</text:p>
          </table:table-cell>
          <table:table-cell table:style-name="ce34" table:formula="of:=SUMPRODUCT([.M3:.M19];[.$I3:.$I19])" office:value-type="float" office:value="3">
            <text:p>3,0</text:p>
          </table:table-cell>
          <table:table-cell table:style-name="ce34" table:formula="of:=SUMPRODUCT([.N3:.N19];[.$I3:.$I19])" office:value-type="float" office:value="1">
            <text:p>1,0</text:p>
          </table:table-cell>
          <table:table-cell table:style-name="ce34" table:formula="of:=SUMPRODUCT([.O3:.O19];[.$I3:.$I19])" office:value-type="float" office:value="2.5">
            <text:p>2,5</text:p>
          </table:table-cell>
          <table:table-cell table:style-name="ce34" table:formula="of:=SUMPRODUCT([.P3:.P19];[.$I3:.$I19])" office:value-type="float" office:value="13">
            <text:p>13,0</text:p>
          </table:table-cell>
          <table:table-cell table:style-name="ce34" table:formula="of:=SUMPRODUCT([.Q3:.Q19];[.$I3:.$I19])" office:value-type="float" office:value="0">
            <text:p>0,0</text:p>
          </table:table-cell>
          <table:table-cell table:style-name="ce34" table:formula="of:=SUMPRODUCT([.R3:.R19];[.$I3:.$I19])" office:value-type="float" office:value="37.5">
            <text:p>37,5</text:p>
          </table:table-cell>
          <table:table-cell table:number-columns-repeated="997"/>
        </table:table-row>
        <table:table-row table:style-name="ro1">
          <table:table-cell office:value-type="string">
            <text:p>Per Product</text:p>
          </table:table-cell>
          <table:table-cell/>
          <table:table-cell table:style-name="Default" table:number-columns-repeated="7"/>
          <table:table-cell table:style-name="Default" office:value-type="string">
            <text:p>E+</text:p>
          </table:table-cell>
          <table:table-cell table:style-name="Default"/>
          <table:table-cell table:style-name="ce34" table:formula="of:=[.L20]+[.K21]" office:value-type="float" office:value="18">
            <text:p>18,0</text:p>
          </table:table-cell>
          <table:table-cell table:style-name="ce34" table:formula="of:=[.M20]+[.L21]" office:value-type="float" office:value="21">
            <text:p>21,0</text:p>
          </table:table-cell>
          <table:table-cell table:style-name="ce34" table:formula="of:=[.N20]+[.M21]" office:value-type="float" office:value="22">
            <text:p>22,0</text:p>
          </table:table-cell>
          <table:table-cell table:style-name="ce34" table:formula="of:=[.O20]+[.N21]" office:value-type="float" office:value="24.5">
            <text:p>24,5</text:p>
          </table:table-cell>
          <table:table-cell table:style-name="ce34" table:formula="of:=[.P20]+[.O21]" office:value-type="float" office:value="37.5">
            <text:p>37,5</text:p>
          </table:table-cell>
          <table:table-cell table:style-name="ce34" table:formula="of:=[.Q20]+[.N21]" office:value-type="float" office:value="22">
            <text:p>22,0</text:p>
          </table:table-cell>
          <table:table-cell table:style-name="ce34" table:formula="of:=[.R20]+[.Q21]" office:value-type="float" office:value="59.5">
            <text:p>59,5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office:value-type="string">
            <text:p>XP</text:p>
          </table:table-cell>
          <table:table-cell table:style-name="Default"/>
          <table:table-cell table:style-name="Default" table:formula="of:=SUMPRODUCT([.L3:.L19];[.$J3:.$J19])" office:value-type="float" office:value="284">
            <text:p>284</text:p>
          </table:table-cell>
          <table:table-cell table:style-name="Default" table:formula="of:=SUMPRODUCT([.M3:.M19];[.$J3:.$J19])" office:value-type="float" office:value="37">
            <text:p>37</text:p>
          </table:table-cell>
          <table:table-cell table:style-name="Default" table:formula="of:=SUMPRODUCT([.N3:.N19];[.$J3:.$J19])" office:value-type="float" office:value="9">
            <text:p>9</text:p>
          </table:table-cell>
          <table:table-cell table:style-name="Default" table:formula="of:=SUMPRODUCT([.O3:.O19];[.$J3:.$J19])" office:value-type="float" office:value="18">
            <text:p>18</text:p>
          </table:table-cell>
          <table:table-cell table:style-name="Default" table:formula="of:=SUMPRODUCT([.P3:.P19];[.$J3:.$J19])" office:value-type="float" office:value="67">
            <text:p>67</text:p>
          </table:table-cell>
          <table:table-cell table:style-name="Default" table:formula="of:=SUMPRODUCT([.Q3:.Q19];[.$J3:.$J19])" office:value-type="float" office:value="0">
            <text:p>0</text:p>
          </table:table-cell>
          <table:table-cell table:style-name="Default" table:formula="of:=SUMPRODUCT([.R3:.R19];[.$J3:.$J19])" office:value-type="float" office:value="415">
            <text:p>415</text:p>
          </table:table-cell>
          <table:table-cell table:number-columns-repeated="997"/>
        </table:table-row>
        <table:table-row table:style-name="ro1">
          <table:table-cell office:value-type="float" office:value="201110">
            <text:p>201.110</text:p>
          </table:table-cell>
          <table:table-cell/>
          <table:table-cell table:style-name="Default" table:number-columns-repeated="7"/>
          <table:table-cell table:style-name="Default" office:value-type="string">
            <text:p>XP+</text:p>
          </table:table-cell>
          <table:table-cell table:style-name="Default"/>
          <table:table-cell table:style-name="Default" table:formula="of:=[.L22]+[.K23]" office:value-type="float" office:value="284">
            <text:p>284</text:p>
          </table:table-cell>
          <table:table-cell table:style-name="Default" table:formula="of:=[.M22]+[.L23]" office:value-type="float" office:value="321">
            <text:p>321</text:p>
          </table:table-cell>
          <table:table-cell table:style-name="Default" table:formula="of:=[.N22]+[.M23]" office:value-type="float" office:value="330">
            <text:p>330</text:p>
          </table:table-cell>
          <table:table-cell table:style-name="Default" table:formula="of:=[.O22]+[.N23]" office:value-type="float" office:value="348">
            <text:p>348</text:p>
          </table:table-cell>
          <table:table-cell table:style-name="Default" table:formula="of:=[.P22]+[.O23]" office:value-type="float" office:value="415">
            <text:p>415</text:p>
          </table:table-cell>
          <table:table-cell table:style-name="Default" table:formula="of:=[.Q22]+[.N23]" office:value-type="float" office:value="330">
            <text:p>330</text:p>
          </table:table-cell>
          <table:table-cell table:style-name="Default" table:formula="of:=[.R22]+[.Q23]" office:value-type="float" office:value="745">
            <text:p>745</text:p>
          </table:table-cell>
          <table:table-cell table:number-columns-repeated="997"/>
        </table:table-row>
        <table:table-row table:style-name="ro1">
          <table:table-cell table:style-name="ce42" table:formula="of:=[.A23]+[.N23]" office:value-type="float" office:value="201440">
            <text:p>201.440</text:p>
          </table:table-cell>
          <table:table-cell table:style-name="ce43" table:number-columns-repeated="8"/>
          <table:table-cell table:style-name="ce43" office:value-type="string">
            <text:p>XP/E</text:p>
          </table:table-cell>
          <table:table-cell table:style-name="ce43"/>
          <table:table-cell table:style-name="ce37" table:formula="of:=[.L22]/[.L20]" office:value-type="float" office:value="15.7777777777778">
            <text:p>15,8</text:p>
          </table:table-cell>
          <table:table-cell table:style-name="ce37" table:formula="of:=[.M22]/[.M20]" office:value-type="float" office:value="12.3333333333333">
            <text:p>12,3</text:p>
          </table:table-cell>
          <table:table-cell table:style-name="ce37" table:formula="of:=[.N22]/[.N20]" office:value-type="float" office:value="9">
            <text:p>9,0</text:p>
          </table:table-cell>
          <table:table-cell table:style-name="ce37" table:formula="of:=[.O22]/[.O20]" office:value-type="float" office:value="7.2">
            <text:p>7,2</text:p>
          </table:table-cell>
          <table:table-cell table:style-name="ce37" table:formula="of:=[.P22]/[.P20]" office:value-type="float" office:value="5.15384615384615">
            <text:p>5,2</text:p>
          </table:table-cell>
          <table:table-cell table:style-name="ce37" table:formula="of:=[.Q22]/[.Q20]" office:value-type="float" office:value="0">
            <text:p>#DIV/0!</text:p>
          </table:table-cell>
          <table:table-cell table:style-name="ce37" table:formula="of:=[.R22]/[.R20]" office:value-type="float" office:value="11.0666666666667">
            <text:p>11,1</text:p>
          </table:table-cell>
          <table:table-cell table:style-name="ce43" table:number-columns-repeated="997"/>
        </table:table-row>
        <table:table-row table:style-name="ro1">
          <table:table-cell table:style-name="ce43" table:formula="of:=[.A23]+[.P22]" office:value-type="float" office:value="201177">
            <text:p>201.177</text:p>
          </table:table-cell>
          <table:table-cell/>
          <table:table-cell table:style-name="Default" table:number-columns-repeated="7"/>
          <table:table-cell table:style-name="Default" office:value-type="string">
            <text:p>(XP/E)+</text:p>
          </table:table-cell>
          <table:table-cell table:style-name="Default"/>
          <table:table-cell table:style-name="ce34" table:formula="of:=[.L23]/[.L21]" office:value-type="float" office:value="15.7777777777778">
            <text:p>15,8</text:p>
          </table:table-cell>
          <table:table-cell table:style-name="ce34" table:formula="of:=[.M23]/[.M21]" office:value-type="float" office:value="15.2857142857143">
            <text:p>15,3</text:p>
          </table:table-cell>
          <table:table-cell table:style-name="ce34" table:formula="of:=[.N23]/[.N21]" office:value-type="float" office:value="15">
            <text:p>15,0</text:p>
          </table:table-cell>
          <table:table-cell table:style-name="ce34" table:formula="of:=[.O23]/[.O21]" office:value-type="float" office:value="14.2040816326531">
            <text:p>14,2</text:p>
          </table:table-cell>
          <table:table-cell table:style-name="ce34" table:formula="of:=[.P23]/[.P21]" office:value-type="float" office:value="11.0666666666667">
            <text:p>11,1</text:p>
          </table:table-cell>
          <table:table-cell table:style-name="ce34" table:formula="of:=[.Q23]/[.Q21]" office:value-type="float" office:value="15">
            <text:p>15,0</text:p>
          </table:table-cell>
          <table:table-cell table:style-name="ce34" table:formula="of:=[.R23]/[.R21]" office:value-type="float" office:value="12.5210084033613">
            <text:p>12,5</text:p>
          </table:table-cell>
          <table:table-cell table:number-columns-repeated="997"/>
        </table:table-row>
        <table:table-row table:style-name="ro1">
          <table:table-cell table:formula="of:=88171" office:value-type="float" office:value="88171">
            <text:p>88.171</text:p>
          </table:table-cell>
          <table:table-cell/>
          <table:table-cell table:style-name="Default" table:number-columns-repeated="7"/>
          <table:table-cell table:style-name="Default" office:value-type="string">
            <text:p>$</text:p>
          </table:table-cell>
          <table:table-cell table:style-name="Default"/>
          <table:table-cell table:style-name="Default" table:formula="of:=SUMPRODUCT([.L3:.L19];[.$K3:.$K19])" office:value-type="float" office:value="561">
            <text:p>561</text:p>
          </table:table-cell>
          <table:table-cell table:style-name="Default" table:formula="of:=SUMPRODUCT([.M3:.M19];[.$K3:.$K19])" office:value-type="float" office:value="135">
            <text:p>135</text:p>
          </table:table-cell>
          <table:table-cell table:style-name="Default" table:formula="of:=SUMPRODUCT([.N3:.N19];[.$K3:.$K19])" office:value-type="float" office:value="52">
            <text:p>52</text:p>
          </table:table-cell>
          <table:table-cell table:style-name="Default" table:formula="of:=SUMPRODUCT([.O3:.O19];[.$K3:.$K19])" office:value-type="float" office:value="115">
            <text:p>115</text:p>
          </table:table-cell>
          <table:table-cell table:style-name="Default" table:formula="of:=SUMPRODUCT([.P3:.P19];[.$K3:.$K19])" office:value-type="float" office:value="265">
            <text:p>265</text:p>
          </table:table-cell>
          <table:table-cell table:style-name="Default" table:formula="of:=SUMPRODUCT([.Q3:.Q19];[.$K3:.$K19])" office:value-type="float" office:value="0">
            <text:p>0</text:p>
          </table:table-cell>
          <table:table-cell table:style-name="Default" table:formula="of:=SUMPRODUCT([.R3:.R19];[.$K3:.$K19])" office:value-type="float" office:value="1128">
            <text:p>1.128</text:p>
          </table:table-cell>
          <table:table-cell table:number-columns-repeated="997"/>
        </table:table-row>
        <table:table-row table:style-name="ro1">
          <table:table-cell table:formula="of:=[.A26]+[.N27]" office:value-type="float" office:value="88919">
            <text:p>88.919</text:p>
          </table:table-cell>
          <table:table-cell/>
          <table:table-cell table:style-name="Default" table:number-columns-repeated="7"/>
          <table:table-cell table:style-name="Default" office:value-type="string">
            <text:p>$+</text:p>
          </table:table-cell>
          <table:table-cell table:style-name="Default"/>
          <table:table-cell table:style-name="Default" table:formula="of:=[.L26]+[.K27]" office:value-type="float" office:value="561">
            <text:p>561</text:p>
          </table:table-cell>
          <table:table-cell table:style-name="Default" table:formula="of:=[.M26]+[.L27]" office:value-type="float" office:value="696">
            <text:p>696</text:p>
          </table:table-cell>
          <table:table-cell table:style-name="Default" table:formula="of:=[.N26]+[.M27]" office:value-type="float" office:value="748">
            <text:p>748</text:p>
          </table:table-cell>
          <table:table-cell table:style-name="Default" table:formula="of:=[.O26]+[.N27]" office:value-type="float" office:value="863">
            <text:p>863</text:p>
          </table:table-cell>
          <table:table-cell table:style-name="Default" table:formula="of:=[.P26]+[.O27]" office:value-type="float" office:value="1128">
            <text:p>1.128</text:p>
          </table:table-cell>
          <table:table-cell table:style-name="Default" table:formula="of:=[.Q26]+[.N27]" office:value-type="float" office:value="748">
            <text:p>748</text:p>
          </table:table-cell>
          <table:table-cell table:style-name="Default" table:formula="of:=[.R26]+[.Q27]" office:value-type="float" office:value="1876">
            <text:p>1.876</text:p>
          </table:table-cell>
          <table:table-cell table:number-columns-repeated="997"/>
        </table:table-row>
        <table:table-row table:style-name="ro1">
          <table:table-cell table:style-name="ce43" table:formula="of:=[.A26]+[.P26]" office:value-type="float" office:value="88436">
            <text:p>88.436</text:p>
          </table:table-cell>
          <table:table-cell table:style-name="ce43" table:number-columns-repeated="8"/>
          <table:table-cell table:style-name="ce43" office:value-type="string">
            <text:p>$/E</text:p>
          </table:table-cell>
          <table:table-cell table:style-name="ce43"/>
          <table:table-cell table:style-name="ce37" table:formula="of:=[.L26]/[.L20]" office:value-type="float" office:value="31.1666666666667">
            <text:p>31,2</text:p>
          </table:table-cell>
          <table:table-cell table:style-name="ce37" table:formula="of:=[.M26]/[.M20]" office:value-type="float" office:value="45">
            <text:p>45,0</text:p>
          </table:table-cell>
          <table:table-cell table:style-name="ce37" table:formula="of:=[.N26]/[.N20]" office:value-type="float" office:value="52">
            <text:p>52,0</text:p>
          </table:table-cell>
          <table:table-cell table:style-name="ce37" table:formula="of:=[.O26]/[.O20]" office:value-type="float" office:value="46">
            <text:p>46,0</text:p>
          </table:table-cell>
          <table:table-cell table:style-name="ce37" table:formula="of:=[.P26]/[.P20]" office:value-type="float" office:value="20.3846153846154">
            <text:p>20,4</text:p>
          </table:table-cell>
          <table:table-cell table:style-name="ce37" table:formula="of:=[.Q26]/[.Q20]" office:value-type="float" office:value="0">
            <text:p>#DIV/0!</text:p>
          </table:table-cell>
          <table:table-cell table:style-name="ce37" table:formula="of:=[.R26]/[.R20]" office:value-type="float" office:value="30.08">
            <text:p>30,1</text:p>
          </table:table-cell>
          <table:table-cell table:style-name="ce43" table:number-columns-repeated="997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office:value-type="string">
            <text:p>($/E)+</text:p>
          </table:table-cell>
          <table:table-cell table:style-name="Default"/>
          <table:table-cell table:style-name="ce34" table:formula="of:=[.L27]/[.L21]" office:value-type="float" office:value="31.1666666666667">
            <text:p>31,2</text:p>
          </table:table-cell>
          <table:table-cell table:style-name="ce34" table:formula="of:=[.M27]/[.M21]" office:value-type="float" office:value="33.1428571428571">
            <text:p>33,1</text:p>
          </table:table-cell>
          <table:table-cell table:style-name="ce34" table:formula="of:=[.N27]/[.N21]" office:value-type="float" office:value="34">
            <text:p>34,0</text:p>
          </table:table-cell>
          <table:table-cell table:style-name="ce34" table:formula="of:=[.O27]/[.O21]" office:value-type="float" office:value="35.2244897959184">
            <text:p>35,2</text:p>
          </table:table-cell>
          <table:table-cell table:style-name="ce34" table:formula="of:=[.P27]/[.P21]" office:value-type="float" office:value="30.08">
            <text:p>30,1</text:p>
          </table:table-cell>
          <table:table-cell table:style-name="ce34" table:formula="of:=[.Q27]/[.Q21]" office:value-type="float" office:value="34">
            <text:p>34,0</text:p>
          </table:table-cell>
          <table:table-cell table:style-name="ce34" table:formula="of:=[.R27]/[.R21]" office:value-type="float" office:value="31.5294117647059">
            <text:p>31,5</text:p>
          </table:table-cell>
          <table:table-cell table:number-columns-repeated="997"/>
        </table:table-row>
      </table:table>
      <table:table table:name="Data" table:style-name="ta1" table:print="false">
        <office:forms form:automatic-focus="false" form:apply-design-mode="false"/>
        <table:table-column table:style-name="co31" table:number-columns-repeated="2" table:default-cell-style-name="Default"/>
        <table:table-row table:style-name="ro1">
          <table:table-cell office:value-type="string">
            <text:p>Mache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x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oats</text:p>
          </table:table-cell>
          <table:table-cell office:value-type="float" office:value="6">
            <text:p>6</text:p>
          </table:table-cell>
        </table:table-row>
      </table:table>
      <table:table table:name="Boats" table:style-name="ta1" table:print-ranges="Boats.J1:Boats.J7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43" table:default-cell-style-name="Default"/>
        <table:table-column table:style-name="co19" table:number-columns-repeated="2" table:default-cell-style-name="ce45"/>
        <table:table-column table:style-name="co14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17" table:number-columns-repeated="3" table:default-cell-style-name="Default"/>
        <table:table-column table:style-name="co16" table:default-cell-style-name="Default"/>
        <table:table-column table:style-name="co3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Hours</text:p>
          </table:table-cell>
          <table:table-cell office:value-type="string">
            <text:p>Cost</text:p>
          </table:table-cell>
          <table:table-cell office:value-type="string">
            <text:p>Products</text:p>
          </table:table-cell>
          <table:table-cell office:value-type="string">
            <text:p>$/p</text:p>
          </table:table-cell>
          <table:table-cell office:value-type="string">
            <text:p>p/$</text:p>
          </table:table-cell>
          <table:table-cell office:value-type="string">
            <text:p>p/h</text:p>
          </table:table-cell>
          <table:table-cell office:value-type="string">
            <text:p>p/d</text:p>
          </table:table-cell>
          <table:table-cell/>
          <table:table-cell office:value-type="string">
            <text:p>Cost</text:p>
          </table:table-cell>
          <table:table-cell office:value-type="string">
            <text:p>Prods</text:p>
          </table:table-cell>
          <table:table-cell office:value-type="string">
            <text:p>P/h</text:p>
          </table:table-cell>
          <table:table-cell office:value-type="string">
            <text:p>P/d</text:p>
          </table:table-cell>
          <table:table-cell office:value-type="string">
            <text:p>P/week</text:p>
          </table:table-cell>
        </table:table-row>
        <table:table-row table:style-name="ro1">
          <table:table-cell office:value-type="string">
            <text:p>Quick Quentin</text:p>
          </table:table-cell>
          <table:table-cell table:formula="of:=5/60" office:value-type="float" office:value="0.0833333333333333">
            <text:p>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formula="of:=1/[.F2]" office:value-type="float" office:value="4">
            <text:p>4,00</text:p>
          </table:table-cell>
          <table:table-cell table:formula="of:=[.D2]/[.C2]" office:value-type="float" office:value="0.25">
            <text:p>0,25</text:p>
          </table:table-cell>
          <table:table-cell table:formula="of:=[.D2]/[.B2]" office:value-type="float" office:value="300">
            <text:p>300</text:p>
          </table:table-cell>
          <table:table-cell table:formula="of:=[.G2]*24" office:value-type="float" office:value="7200">
            <text:p>7.200</text:p>
          </table:table-cell>
          <table:table-cell/>
          <table:table-cell table:formula="of:=[.C2]*boat" office:value-type="float" office:value="600">
            <text:p>600</text:p>
          </table:table-cell>
          <table:table-cell table:formula="of:=[.D2]*boat" office:value-type="float" office:value="150">
            <text:p>150</text:p>
          </table:table-cell>
          <table:table-cell table:formula="of:=[.G2]*boat" office:value-type="float" office:value="1800">
            <text:p>1.800</text:p>
          </table:table-cell>
          <table:table-cell table:formula="of:=[.H2]*boat" office:value-type="float" office:value="43200">
            <text:p>43.200</text:p>
          </table:table-cell>
          <table:table-cell table:formula="of:=7*[.M2]" office:value-type="float" office:value="302400">
            <text:p>302.400</text:p>
          </table:table-cell>
        </table:table-row>
        <table:table-row table:style-name="ro1">
          <table:table-cell office:value-type="string">
            <text:p>Moderate Mary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table:formula="of:=1/[.F3]" office:value-type="float" office:value="1.75">
            <text:p>1,75</text:p>
          </table:table-cell>
          <table:table-cell table:formula="of:=[.D3]/[.C3]" office:value-type="float" office:value="0.571428571428571">
            <text:p>0,57</text:p>
          </table:table-cell>
          <table:table-cell table:formula="of:=[.D3]/[.B3]" office:value-type="float" office:value="50">
            <text:p>50</text:p>
          </table:table-cell>
          <table:table-cell table:formula="of:=[.G3]*24" office:value-type="float" office:value="1200">
            <text:p>1.200</text:p>
          </table:table-cell>
          <table:table-cell/>
          <table:table-cell table:formula="of:=[.C3]*boat" office:value-type="float" office:value="2100">
            <text:p>2.100</text:p>
          </table:table-cell>
          <table:table-cell table:formula="of:=[.D3]*boat" office:value-type="float" office:value="1200">
            <text:p>1.200</text:p>
          </table:table-cell>
          <table:table-cell table:formula="of:=[.G3]*boat" office:value-type="float" office:value="300">
            <text:p>300</text:p>
          </table:table-cell>
          <table:table-cell table:formula="of:=[.H3]*boat" office:value-type="float" office:value="7200">
            <text:p>7.200</text:p>
          </table:table-cell>
          <table:table-cell table:formula="of:=7*[.M3]" office:value-type="float" office:value="50400">
            <text:p>50.400</text:p>
          </table:table-cell>
        </table:table-row>
        <table:table-row table:style-name="ro1">
          <table:table-cell office:value-type="string">
            <text:p>Cargo Carl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table:formula="of:=1/[.F4]" office:value-type="float" office:value="1.66666666666667">
            <text:p>1,67</text:p>
          </table:table-cell>
          <table:table-cell table:formula="of:=[.D4]/[.C4]" office:value-type="float" office:value="0.6">
            <text:p>0,60</text:p>
          </table:table-cell>
          <table:table-cell table:formula="of:=[.D4]/[.B4]" office:value-type="float" office:value="37.5">
            <text:p>38</text:p>
          </table:table-cell>
          <table:table-cell table:formula="of:=[.G4]*24" office:value-type="float" office:value="900">
            <text:p>900</text:p>
          </table:table-cell>
          <table:table-cell/>
          <table:table-cell table:formula="of:=[.C4]*boat" office:value-type="float" office:value="3000">
            <text:p>3.000</text:p>
          </table:table-cell>
          <table:table-cell table:formula="of:=[.D4]*boat" office:value-type="float" office:value="1800">
            <text:p>1.800</text:p>
          </table:table-cell>
          <table:table-cell table:formula="of:=[.G4]*boat" office:value-type="float" office:value="225">
            <text:p>225</text:p>
          </table:table-cell>
          <table:table-cell table:formula="of:=[.H4]*boat" office:value-type="float" office:value="5400">
            <text:p>5.400</text:p>
          </table:table-cell>
          <table:table-cell table:formula="of:=7*[.M4]" office:value-type="float" office:value="37800">
            <text:p>37.800</text:p>
          </table:table-cell>
        </table:table-row>
        <table:table-row table:style-name="ro1">
          <table:table-cell office:value-type="string">
            <text:p>Long-Haul Harry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table:formula="of:=1/[.F5]" office:value-type="float" office:value="1.5">
            <text:p>1,50</text:p>
          </table:table-cell>
          <table:table-cell table:formula="of:=[.D5]/[.C5]" office:value-type="float" office:value="0.666666666666667">
            <text:p>0,67</text:p>
          </table:table-cell>
          <table:table-cell table:formula="of:=[.D5]/[.B5]" office:value-type="float" office:value="33.3333333333333">
            <text:p>33</text:p>
          </table:table-cell>
          <table:table-cell table:formula="of:=[.G5]*24" office:value-type="float" office:value="800">
            <text:p>800</text:p>
          </table:table-cell>
          <table:table-cell/>
          <table:table-cell table:formula="of:=[.C5]*boat" office:value-type="float" office:value="3600">
            <text:p>3.600</text:p>
          </table:table-cell>
          <table:table-cell table:formula="of:=[.D5]*boat" office:value-type="float" office:value="2400">
            <text:p>2.400</text:p>
          </table:table-cell>
          <table:table-cell table:formula="of:=[.G5]*boat" office:value-type="float" office:value="200">
            <text:p>200</text:p>
          </table:table-cell>
          <table:table-cell table:formula="of:=[.H5]*boat" office:value-type="float" office:value="4800">
            <text:p>4.800</text:p>
          </table:table-cell>
          <table:table-cell table:formula="of:=7*[.M5]" office:value-type="float" office:value="33600">
            <text:p>33.600</text:p>
          </table:table-cell>
        </table:table-row>
        <table:table-row table:style-name="ro1">
          <table:table-cell office:value-type="string">
            <text:p>Day-Long Deb</text:p>
          </table:table-cell>
          <table:table-cell office:value-type="float" office:value="24">
            <text:p>24</text:p>
          </table:table-cell>
          <table:table-cell office:value-type="float" office:value="800">
            <text:p>800</text:p>
          </table:table-cell>
          <table:table-cell office:value-type="float" office:value="600">
            <text:p>600</text:p>
          </table:table-cell>
          <table:table-cell table:formula="of:=1/[.F6]" office:value-type="float" office:value="1.33333333333333">
            <text:p>1,33</text:p>
          </table:table-cell>
          <table:table-cell table:formula="of:=[.D6]/[.C6]" office:value-type="float" office:value="0.75">
            <text:p>0,75</text:p>
          </table:table-cell>
          <table:table-cell table:formula="of:=[.D6]/[.B6]" office:value-type="float" office:value="25">
            <text:p>25</text:p>
          </table:table-cell>
          <table:table-cell table:formula="of:=[.G6]*24" office:value-type="float" office:value="600">
            <text:p>600</text:p>
          </table:table-cell>
          <table:table-cell/>
          <table:table-cell table:formula="of:=[.C6]*boat" office:value-type="float" office:value="4800">
            <text:p>4.800</text:p>
          </table:table-cell>
          <table:table-cell table:formula="of:=[.D6]*boat" office:value-type="float" office:value="3600">
            <text:p>3.600</text:p>
          </table:table-cell>
          <table:table-cell table:formula="of:=[.G6]*boat" office:value-type="float" office:value="150">
            <text:p>150</text:p>
          </table:table-cell>
          <table:table-cell table:formula="of:=[.H6]*boat" office:value-type="float" office:value="3600">
            <text:p>3.600</text:p>
          </table:table-cell>
          <table:table-cell table:formula="of:=7*[.M6]" office:value-type="float" office:value="25200">
            <text:p>25.200</text:p>
          </table:table-cell>
        </table:table-row>
        <table:table-row table:style-name="ro1">
          <table:table-cell office:value-type="string">
            <text:p>Two-Day Tom</text:p>
          </table:table-cell>
          <table:table-cell office:value-type="float" office:value="48">
            <text:p>48</text:p>
          </table:table-cell>
          <table:table-cell office:value-type="float" office:value="1200">
            <text:p>1.200</text:p>
          </table:table-cell>
          <table:table-cell office:value-type="float" office:value="1000">
            <text:p>1.000</text:p>
          </table:table-cell>
          <table:table-cell table:formula="of:=1/[.F7]" office:value-type="float" office:value="1.2">
            <text:p>1,20</text:p>
          </table:table-cell>
          <table:table-cell table:formula="of:=[.D7]/[.C7]" office:value-type="float" office:value="0.833333333333333">
            <text:p>0,83</text:p>
          </table:table-cell>
          <table:table-cell table:formula="of:=[.D7]/[.B7]" office:value-type="float" office:value="20.8333333333333">
            <text:p>21</text:p>
          </table:table-cell>
          <table:table-cell table:formula="of:=[.G7]*24" office:value-type="float" office:value="500">
            <text:p>500</text:p>
          </table:table-cell>
          <table:table-cell/>
          <table:table-cell table:formula="of:=[.C7]*boat" office:value-type="float" office:value="7200">
            <text:p>7.200</text:p>
          </table:table-cell>
          <table:table-cell table:formula="of:=[.D7]*boat" office:value-type="float" office:value="6000">
            <text:p>6.000</text:p>
          </table:table-cell>
          <table:table-cell table:formula="of:=[.G7]*boat" office:value-type="float" office:value="125">
            <text:p>125</text:p>
          </table:table-cell>
          <table:table-cell table:formula="of:=[.H7]*boat" office:value-type="float" office:value="3000">
            <text:p>3.000</text:p>
          </table:table-cell>
          <table:table-cell table:formula="of:=7*[.M7]" office:value-type="float" office:value="21000">
            <text:p>21.000</text:p>
          </table:table-cell>
        </table:table-row>
        <table:table-row table:style-name="ro1" table:number-rows-repeated="104856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6" table:style-name="ta1" table:print="false">
        <office:forms form:automatic-focus="false" form:apply-design-mode="false"/>
        <table:table-column table:style-name="co31" table:number-columns-repeated="5" table:default-cell-style-name="Default"/>
        <table:table-row table:style-name="ro1">
          <table:table-cell office:value-type="string">
            <text:p>Goal</text:p>
          </table:table-cell>
          <table:table-cell office:value-type="float" office:value="40000">
            <text:p>40.000</text:p>
          </table:table-cell>
          <table:table-cell table:formula="of:=[.B1]/7" office:value-type="float" office:value="5714.28571428571">
            <text:p>5.71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3" office:value-type="string">
            <text:p>ME</text:p>
          </table:table-cell>
          <table:table-cell office:value-type="string">
            <text:p>Before</text:p>
          </table:table-cell>
          <table:table-cell office:value-type="string">
            <text:p>per day</text:p>
          </table:table-cell>
          <table:table-cell office:value-type="string">
            <text:p>5 days</text:p>
          </table:table-cell>
          <table:table-cell/>
        </table:table-row>
        <table:table-row table:style-name="ro1">
          <table:table-cell office:value-type="string">
            <text:p>Neighbour</text:p>
          </table:table-cell>
          <table:table-cell office:value-type="float" office:value="2000">
            <text:p>2.000</text:p>
          </table:table-cell>
          <table:table-cell office:value-type="float" office:value="800">
            <text:p>800</text:p>
          </table:table-cell>
          <table:table-cell table:formula="of:=[.C4]*5" office:value-type="float" office:value="4000">
            <text:p>4.000</text:p>
          </table:table-cell>
          <table:table-cell/>
        </table:table-row>
        <table:table-row table:style-name="ro1">
          <table:table-cell office:value-type="string">
            <text:p>Dropbox</text:p>
          </table:table-cell>
          <table:table-cell office:value-type="float" office:value="2000">
            <text:p>2.000</text:p>
          </table:table-cell>
          <table:table-cell office:value-type="float" office:value="1000">
            <text:p>1.000</text:p>
          </table:table-cell>
          <table:table-cell table:formula="of:=[.C5]*5" office:value-type="float" office:value="5000">
            <text:p>5.000</text:p>
          </table:table-cell>
          <table:table-cell/>
        </table:table-row>
        <table:table-row table:style-name="ro1">
          <table:table-cell office:value-type="string">
            <text:p>Boat 48</text:p>
          </table:table-cell>
          <table:table-cell office:value-type="float" office:value="6000">
            <text:p>6.000</text:p>
          </table:table-cell>
          <table:table-cell office:value-type="float" office:value="0">
            <text:p>0</text:p>
          </table:table-cell>
          <table:table-cell table:formula="of:=[.C6]*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at 8h</text:p>
          </table:table-cell>
          <table:table-cell office:value-type="float" office:value="0">
            <text:p>0</text:p>
          </table:table-cell>
          <table:table-cell table:formula="of:=300*6" office:value-type="float" office:value="1800">
            <text:p>1.800</text:p>
          </table:table-cell>
          <table:table-cell table:formula="of:=[.C7]*5" office:value-type="float" office:value="9000">
            <text:p>9.000</text:p>
          </table:table-cell>
          <table:table-cell/>
        </table:table-row>
        <table:table-row table:style-name="ro1">
          <table:table-cell office:value-type="string">
            <text:p>Boat 4</text:p>
          </table:table-cell>
          <table:table-cell office:value-type="float" office:value="0">
            <text:p>0</text:p>
          </table:table-cell>
          <table:table-cell table:formula="of:=[.D11]/5" office:value-type="float" office:value="2400">
            <text:p>2.400</text:p>
          </table:table-cell>
          <table:table-cell office:value-type="string">
            <text:p>???</text:p>
          </table:table-cell>
          <table:table-cell table:style-name="ce45" table:formula="of:=[.C8]/(6*200)" office:value-type="float" office:value="2">
            <text:p>2,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formula="of:=SUM([.B4:.B8])" office:value-type="float" office:value="10000">
            <text:p>10.000</text:p>
          </table:table-cell>
          <table:table-cell/>
          <table:table-cell table:formula="of:=SUM([.D4:.D7])" office:value-type="float" office:value="18000">
            <text:p>18.000</text:p>
          </table:table-cell>
          <table:table-cell/>
        </table:table-row>
        <table:table-row table:style-name="ro1">
          <table:table-cell office:value-type="string">
            <text:p>LEFT</text:p>
          </table:table-cell>
          <table:table-cell table:formula="of:=[.$B$1]-[.B10]" office:value-type="float" office:value="30000">
            <text:p>30.000</text:p>
          </table:table-cell>
          <table:table-cell/>
          <table:table-cell table:formula="of:=[.B11]-[.D10]" office:value-type="float" office:value="12000">
            <text:p>12.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3" office:value-type="string">
            <text:p>LAZY</text:p>
          </table:table-cell>
          <table:table-cell office:value-type="string">
            <text:p>Before</text:p>
          </table:table-cell>
          <table:table-cell office:value-type="string">
            <text:p>per day</text:p>
          </table:table-cell>
          <table:table-cell office:value-type="string">
            <text:p>5 days</text:p>
          </table:table-cell>
          <table:table-cell/>
        </table:table-row>
        <table:table-row table:style-name="ro1">
          <table:table-cell office:value-type="string">
            <text:p>Neighbour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formula="of:=[.C14]*5" office:value-type="float" office:value="2000">
            <text:p>2.000</text:p>
          </table:table-cell>
          <table:table-cell/>
        </table:table-row>
        <table:table-row table:style-name="ro1">
          <table:table-cell office:value-type="string">
            <text:p>Dropbox</text:p>
          </table:table-cell>
          <table:table-cell table:number-columns-repeated="2" office:value-type="float" office:value="1000">
            <text:p>1.000</text:p>
          </table:table-cell>
          <table:table-cell table:formula="of:=[.C15]*5" office:value-type="float" office:value="5000">
            <text:p>5.000</text:p>
          </table:table-cell>
          <table:table-cell/>
        </table:table-row>
        <table:table-row table:style-name="ro1">
          <table:table-cell office:value-type="string">
            <text:p>Boat 48h</text:p>
          </table:table-cell>
          <table:table-cell office:value-type="float" office:value="6000">
            <text:p>6.000</text:p>
          </table:table-cell>
          <table:table-cell office:value-type="float" office:value="0">
            <text:p>0</text:p>
          </table:table-cell>
          <table:table-cell table:formula="of:=[.C16]*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at 8h</text:p>
          </table:table-cell>
          <table:table-cell office:value-type="float" office:value="0">
            <text:p>0</text:p>
          </table:table-cell>
          <table:table-cell table:formula="of:=300*6" office:value-type="float" office:value="1800">
            <text:p>1.800</text:p>
          </table:table-cell>
          <table:table-cell table:formula="of:=[.C17]*5" office:value-type="float" office:value="9000">
            <text:p>9.000</text:p>
          </table:table-cell>
          <table:table-cell/>
        </table:table-row>
        <table:table-row table:style-name="ro1">
          <table:table-cell office:value-type="string">
            <text:p>Boat 4</text:p>
          </table:table-cell>
          <table:table-cell office:value-type="float" office:value="0">
            <text:p>0</text:p>
          </table:table-cell>
          <table:table-cell table:formula="of:=[.D21]/5" office:value-type="float" office:value="3240">
            <text:p>3.240</text:p>
          </table:table-cell>
          <table:table-cell office:value-type="string">
            <text:p>???</text:p>
          </table:table-cell>
          <table:table-cell table:style-name="ce45" table:formula="of:=[.C18]/(6*200)" office:value-type="float" office:value="2.7">
            <text:p>2,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formula="of:=SUM([.B14:.B18])" office:value-type="float" office:value="7800">
            <text:p>7.800</text:p>
          </table:table-cell>
          <table:table-cell/>
          <table:table-cell table:formula="of:=SUM([.D14:.D17])" office:value-type="float" office:value="16000">
            <text:p>16.000</text:p>
          </table:table-cell>
          <table:table-cell/>
        </table:table-row>
        <table:table-row table:style-name="ro1">
          <table:table-cell office:value-type="string">
            <text:p>LEFT</text:p>
          </table:table-cell>
          <table:table-cell table:formula="of:=[.$B$1]-[.B20]" office:value-type="float" office:value="32200">
            <text:p>32.200</text:p>
          </table:table-cell>
          <table:table-cell/>
          <table:table-cell table:formula="of:=[.B21]-[.D20]" office:value-type="float" office:value="16200">
            <text:p>16.2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3" office:value-type="string">
            <text:p>BEST</text:p>
          </table:table-cell>
          <table:table-cell office:value-type="string">
            <text:p>Before</text:p>
          </table:table-cell>
          <table:table-cell office:value-type="string">
            <text:p>per day</text:p>
          </table:table-cell>
          <table:table-cell office:value-type="string">
            <text:p>7 days</text:p>
          </table:table-cell>
          <table:table-cell/>
        </table:table-row>
        <table:table-row table:style-name="ro1">
          <table:table-cell office:value-type="string">
            <text:p>Neighbour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C24]*7" office:value-type="float" office:value="3500">
            <text:p>3.500</text:p>
          </table:table-cell>
          <table:table-cell/>
        </table:table-row>
        <table:table-row table:style-name="ro1">
          <table:table-cell office:value-type="string">
            <text:p>Dropbox</text:p>
          </table:table-cell>
          <table:table-cell office:value-type="float" office:value="0">
            <text:p>0</text:p>
          </table:table-cell>
          <table:table-cell office:value-type="float" office:value="1000">
            <text:p>1.000</text:p>
          </table:table-cell>
          <table:table-cell table:formula="of:=[.C25]*7" office:value-type="float" office:value="7000">
            <text:p>7.000</text:p>
          </table:table-cell>
          <table:table-cell/>
        </table:table-row>
        <table:table-row table:style-name="ro1">
          <table:table-cell office:value-type="string">
            <text:p>Boat 48h</text:p>
          </table:table-cell>
          <table:table-cell table:number-columns-repeated="2" office:value-type="float" office:value="0">
            <text:p>0</text:p>
          </table:table-cell>
          <table:table-cell table:formula="of:=[.C26]*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at 8h</text:p>
          </table:table-cell>
          <table:table-cell office:value-type="float" office:value="0">
            <text:p>0</text:p>
          </table:table-cell>
          <table:table-cell table:formula="of:=300*6" office:value-type="float" office:value="1800">
            <text:p>1.800</text:p>
          </table:table-cell>
          <table:table-cell table:formula="of:=[.C27]*7" office:value-type="float" office:value="12600">
            <text:p>12.600</text:p>
          </table:table-cell>
          <table:table-cell/>
        </table:table-row>
        <table:table-row table:style-name="ro1">
          <table:table-cell office:value-type="string">
            <text:p>Boat 4</text:p>
          </table:table-cell>
          <table:table-cell office:value-type="float" office:value="0">
            <text:p>0</text:p>
          </table:table-cell>
          <table:table-cell table:formula="of:=[.D31]/7" office:value-type="float" office:value="2414.28571428571">
            <text:p>2.414</text:p>
          </table:table-cell>
          <table:table-cell office:value-type="string">
            <text:p>???</text:p>
          </table:table-cell>
          <table:table-cell table:style-name="ce45" table:formula="of:=[.C28]/(6*200)" office:value-type="float" office:value="2.01190476190476">
            <text:p>2,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formula="of:=SUM([.B24:.B28])" office:value-type="float" office:value="0">
            <text:p>0</text:p>
          </table:table-cell>
          <table:table-cell/>
          <table:table-cell table:formula="of:=SUM([.D24:.D27])" office:value-type="float" office:value="23100">
            <text:p>23.100</text:p>
          </table:table-cell>
          <table:table-cell/>
        </table:table-row>
        <table:table-row table:style-name="ro1">
          <table:table-cell office:value-type="string">
            <text:p>LEFT</text:p>
          </table:table-cell>
          <table:table-cell table:formula="of:=[.$B$1]-[.B30]" office:value-type="float" office:value="40000">
            <text:p>40.000</text:p>
          </table:table-cell>
          <table:table-cell/>
          <table:table-cell table:formula="of:=[.B31]-[.D30]" office:value-type="float" office:value="16900">
            <text:p>16.900</text:p>
          </table:table-cell>
          <table:table-cell/>
        </table:table-row>
      </table:table>
      <table:table table:name="Sheet7" table:style-name="ta1" table:print="false">
        <office:forms form:automatic-focus="false" form:apply-design-mode="false"/>
        <table:table-column table:style-name="co31" table:number-columns-repeated="2" table:default-cell-style-name="Default"/>
        <table:table-row table:style-name="ro1">
          <table:table-cell office:value-type="string">
            <text:p>Ricard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Nadin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Mirind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egumi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aria Eliz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aquel Filip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abrina B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Regina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oberta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enato</text:p>
          </table:table-cell>
          <table:table-cell office:value-type="float" office:value="36">
            <text:p>36</text:p>
          </table:table-cell>
        </table:table-row>
      </table:table>
      <table:named-expressions>
        <table:named-range table:name="machete" table:base-cell-address="$'Ram Runner'.$B$1" table:cell-range-address="$Data.$B$1"/>
        <table:named-range table:name="whip" table:base-cell-address="$'Ram Runner'.$B$2" table:cell-range-address="$Data.$B$2"/>
        <table:named-range table:name="axe" table:base-cell-address="$'Ram Runner'.$B$3" table:cell-range-address="$Data.$B$3"/>
        <table:named-range table:name="boat" table:base-cell-address="$'Ram Runner'.$B$5" table:cell-range-address="$Data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 number:grouping="true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 -</number:text>
      <number:number number:decimal-places="0" number:min-integer-digits="1" number:grouping="true"/>
      <number:text> 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number:min-integer-digits="2" number:grouping="true"/>
      <number:text> </number:text>
    </number:number-style>
    <number:number-style style:name="N114P1" style:volatile="true">
      <number:text> -</number:text>
      <number:number number:decimal-places="0" number:min-integer-digits="2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1" number:min-integer-digits="1" number:grouping="true"/>
      <number:text> </number:text>
    </number:number-style>
    <number:number-style style:name="N117P1" style:volatile="true">
      <number:text> -</number:text>
      <number:number number:decimal-places="1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3" number:min-integer-digits="1" number:grouping="true"/>
    </number:number-style>
    <style:style style:name="Default" style:family="table-cell" style:data-style-name="N3"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47ff" style:text-align-source="fix" style:repeat-content="false"/>
      <style:paragraph-properties fo:text-align="center"/>
      <style:text-properties fo:font-size="10pt" fo:font-style="normal" fo:font-weight="bold" style:font-relief="embossed"/>
    </style:style>
    <style:style style:name="Heading1" style:family="table-cell" style:parent-style-name="Heading">
      <style:table-cell-properties style:rotation-angle="90"/>
    </style:style>
    <style:style style:name="machete" style:family="table-cell" style:parent-style-name="Default"/>
    <style:style style:name="whip" style:family="table-cell" style:parent-style-name="Default"/>
    <style:style style:name="axe" style:family="table-cell" style:parent-style-name="Default"/>
    <style:style style:name="boats" style:family="table-cell" style:parent-style-name="Default"/>
    <style:style style:name="boat" style:family="table-cell" style:parent-style-name="boats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30/01/2012</text:date>, <text:time>03:3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Silva</meta:initial-creator>
    <meta:creation-date>2011-11-19T23:38:55</meta:creation-date>
    <dc:date>2012-01-30T03:37:31</dc:date>
    <dc:creator>Rodrigo Silva</dc:creator>
    <meta:editing-duration>PT460H25M00S</meta:editing-duration>
    <meta:editing-cycles>915</meta:editing-cycles>
    <meta:generator>OpenOffice.org/3.2$Unix OpenOffice.org_project/320m19$Build-9505</meta:generator>
    <meta:document-statistic meta:table-count="7" meta:cell-count="3410" meta:object-count="0"/>
  </office:meta>
</office:document-meta>
</file>